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1.2783in"/>
    </style:style>
    <style:style style:name="co3" style:family="table-column">
      <style:table-column-properties fo:break-before="auto" style:column-width="3.428in"/>
    </style:style>
    <style:style style:name="co4" style:family="table-column">
      <style:table-column-properties fo:break-before="auto" style:column-width="1.5102in"/>
    </style:style>
    <style:style style:name="co5" style:family="table-column">
      <style:table-column-properties fo:break-before="auto" style:column-width="1.4882in"/>
    </style:style>
    <style:style style:name="co6" style:family="table-column">
      <style:table-column-properties fo:break-before="auto" style:column-width="0.7602in"/>
    </style:style>
    <style:style style:name="co7" style:family="table-column">
      <style:table-column-properties fo:break-before="auto" style:column-width="1.4661in"/>
    </style:style>
    <style:style style:name="co8" style:family="table-column">
      <style:table-column-properties fo:break-before="auto" style:column-width="2.4252in"/>
    </style:style>
    <style:style style:name="co9" style:family="table-column">
      <style:table-column-properties fo:break-before="auto" style:column-width="10.7256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5.148in"/>
    </style:style>
    <style:style style:name="co12" style:family="table-column">
      <style:table-column-properties fo:break-before="auto" style:column-width="8.9516in"/>
    </style:style>
    <style:style style:name="co13" style:family="table-column">
      <style:table-column-properties fo:break-before="auto" style:column-width="0.8236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office:value-type="string" calcext:value-type="string">
            <text:p>CORPS</text:p>
          </table:table-cell>
          <table:table-cell office:value-type="string" calcext:value-type="string">
            <text:p>LIBELLE_COURT</text:p>
          </table:table-cell>
          <table:table-cell office:value-type="string" calcext:value-type="string">
            <text:p>LIBELLE_LONG</text:p>
          </table:table-cell>
          <table:table-cell office:value-type="string" calcext:value-type="string">
            <text:p>DATE_OUVERTURE</text:p>
          </table:table-cell>
          <table:table-cell office:value-type="string" calcext:value-type="string">
            <text:p>DATE_FERMETUR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TYPE_PERSONNEL</text:p>
          </table:table-cell>
          <table:table-cell office:value-type="string" calcext:value-type="string">
            <text:p>NOMBRE_GRADE_DANS_CORPS</text:p>
          </table:table-cell>
          <table:table-cell office:value-type="string" calcext:value-type="string">
            <text:p>LIBELLE_EDITION</text:p>
          </table:table-cell>
          <table:table-cell office:value-type="string" calcext:value-type="string">
            <text:p>FIN_RECRUTEMENT</text:p>
          </table:table-cell>
          <table:table-cell office:value-type="string" calcext:value-type="string">
            <text:p>LIBELLE_70</text:p>
          </table:table-cell>
          <table:table-cell office:value-type="string" calcext:value-type="string">
            <text:p>N_COMMENTAIRE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R C1</text:p>
          </table:table-cell>
          <table:table-cell office:value-type="string" calcext:value-type="string">
            <text:p>PERSONNEL DIRECTION DE 1ERE CATEGOR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rsonnel de direction de 1ère catégorie</text:p>
          </table:table-cell>
          <table:table-cell/>
          <table:table-cell office:value-type="string" calcext:value-type="string">
            <text:p>personnel de direction de 1ère catégorie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R C2</text:p>
          </table:table-cell>
          <table:table-cell office:value-type="string" calcext:value-type="string">
            <text:p>PERSONNEL DIRECTION DE 2EME CATEGOR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rsonnel de direction de 2ème catégorie</text:p>
          </table:table-cell>
          <table:table-cell/>
          <table:table-cell office:value-type="string" calcext:value-type="string">
            <text:p>personnel de direction de 2ème catégorie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PERSONNEL DE DIRECTION</text:p>
          </table:table-cell>
          <table:table-cell table:style-name="ce1" office:value-type="date" office:date-value="2001-09-01" calcext:value-type="date">
            <text:p>9/1/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onnel de direction</text:p>
          </table:table-cell>
          <table:table-cell/>
          <table:table-cell office:value-type="string" calcext:value-type="string">
            <text:p>personnel de direction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G CROUS</text:p>
          </table:table-cell>
          <table:table-cell office:value-type="string" calcext:value-type="string">
            <text:p>DIRE GENE CROUS</text:p>
          </table:table-cell>
          <table:table-cell table:style-name="ce1" office:value-type="date" office:date-value="2017-04-01" calcext:value-type="date">
            <text:p>4/1/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eur général centre régional oeuvres universitaires et scolaires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 CROUS</text:p>
          </table:table-cell>
          <table:table-cell office:value-type="string" calcext:value-type="string">
            <text:p>DIRECTEUR DE CRO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cteur de C.R.O.U.S.</text:p>
          </table:table-cell>
          <table:table-cell/>
          <table:table-cell office:value-type="string" calcext:value-type="string">
            <text:p>directeur de C.R.O.U.S.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 CLOUS</text:p>
          </table:table-cell>
          <table:table-cell office:value-type="string" calcext:value-type="string">
            <text:p>DIRECTEUR DE CLO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cteur de C.L.O.U.S. </text:p>
          </table:table-cell>
          <table:table-cell/>
          <table:table-cell office:value-type="string" calcext:value-type="string">
            <text:p>directeur de C.L.O.U.S. 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R CRDP</text:p>
          </table:table-cell>
          <table:table-cell office:value-type="string" calcext:value-type="string">
            <text:p>DIRECTEUR DE CRD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cteur de C.R.D.P.</text:p>
          </table:table-cell>
          <table:table-cell/>
          <table:table-cell office:value-type="string" calcext:value-type="string">
            <text:p>directeur de C.R.D.P.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DT AERES</text:p>
          </table:table-cell>
          <table:table-cell office:value-type="string" calcext:value-type="string">
            <text:p>PRESIDENT <text:s/>DU CONSEIL DE L'AER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ésident de l'agence d'évaluation de la recherche et de l'enseigt supérieur</text:p>
          </table:table-cell>
          <table:table-cell/>
          <table:table-cell office:value-type="string" calcext:value-type="string">
            <text:p>président de l'ARES 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R EPN</text:p>
          </table:table-cell>
          <table:table-cell office:value-type="string" calcext:value-type="string">
            <text:p>DIRECTEUR D'EPN</text:p>
          </table:table-cell>
          <table:table-cell table:style-name="ce1" office:value-type="date" office:date-value="2005-10-24" calcext:value-type="date">
            <text:p>10/24/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recteur d'établissement public national</text:p>
          </table:table-cell>
          <table:table-cell/>
          <table:table-cell office:value-type="string" calcext:value-type="string">
            <text:p>directeur d'établissement public national</text:p>
          </table:table-cell>
          <table:table-cell office:value-type="string" calcext:value-type="string">
            <text:p>décret N° 2005-1311 du 21 octobre 2005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J SG EPN</text:p>
          </table:table-cell>
          <table:table-cell office:value-type="string" calcext:value-type="string">
            <text:p>DIR. ADJOINT ET SECRETAIRE GENERAL D'EPN</text:p>
          </table:table-cell>
          <table:table-cell table:style-name="ce1" office:value-type="date" office:date-value="2005-10-24" calcext:value-type="date">
            <text:p>10/24/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cteur adjoint et secrétaire général d'établissement public national</text:p>
          </table:table-cell>
          <table:table-cell/>
          <table:table-cell office:value-type="string" calcext:value-type="string">
            <text:p>directeur adjoint&amp;secrétaire général d'établissement public national</text:p>
          </table:table-cell>
          <table:table-cell office:value-type="string" calcext:value-type="string">
            <text:p>Décret n° 2005-1312 du 21/10/2005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R SIEC</text:p>
          </table:table-cell>
          <table:table-cell office:value-type="string" calcext:value-type="string">
            <text:p>DIRECTEUR DU S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cteur du SIEC</text:p>
          </table:table-cell>
          <table:table-cell/>
          <table:table-cell office:value-type="string" calcext:value-type="string">
            <text:p>Directeur du SIEC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R SIEC</text:p>
          </table:table-cell>
          <table:table-cell office:value-type="string" calcext:value-type="string">
            <text:p>DIRECTEUR DU SIEC</text:p>
          </table:table-cell>
          <table:table-cell table:style-name="ce1" office:value-type="date" office:date-value="2019-11-09" calcext:value-type="date">
            <text:p>11/9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u service inter-académique des examens et concours</text:p>
          </table:table-cell>
          <table:table-cell/>
          <table:table-cell office:value-type="string" calcext:value-type="string">
            <text:p>directeur du SIEC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GRA</text:p>
          </table:table-cell>
          <table:table-cell office:value-type="string" calcext:value-type="string">
            <text:p>SECRETAIRE GENERAL DE REGION ACADEMIQUE</text:p>
          </table:table-cell>
          <table:table-cell table:style-name="ce1" office:value-type="date" office:date-value="2020-01-01" calcext:value-type="date">
            <text:p>1/1/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étaire général de région académique</text:p>
          </table:table-cell>
          <table:table-cell/>
          <table:table-cell office:value-type="string" calcext:value-type="string">
            <text:p>secrétaire général de région académique</text:p>
          </table:table-cell>
          <table:table-cell table:number-columns-repeated="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GRA</text:p>
          </table:table-cell>
          <table:table-cell office:value-type="string" calcext:value-type="string">
            <text:p>ADJOINT AU SG DE REGION ACADEMIQUE</text:p>
          </table:table-cell>
          <table:table-cell table:style-name="ce1" office:value-type="date" office:date-value="2020-01-01" calcext:value-type="date">
            <text:p>1/1/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oint au secrétaire général de région académique</text:p>
          </table:table-cell>
          <table:table-cell/>
          <table:table-cell office:value-type="string" calcext:value-type="string">
            <text:p>adjoint au secrétaire général de région académique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RA</text:p>
          </table:table-cell>
          <table:table-cell office:value-type="string" calcext:value-type="string">
            <text:p>CONSEILLER DE RECTEUR DE REGION ACADEMIQ</text:p>
          </table:table-cell>
          <table:table-cell table:style-name="ce1" office:value-type="date" office:date-value="2020-01-01" calcext:value-type="date">
            <text:p>1/1/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de recteur de région académique</text:p>
          </table:table-cell>
          <table:table-cell/>
          <table:table-cell office:value-type="string" calcext:value-type="string">
            <text:p>conseiller de recteur de région académique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RAJES</text:p>
          </table:table-cell>
          <table:table-cell table:style-name="ce1" office:value-type="date" office:date-value="2021-01-01" calcext:value-type="date">
            <text:p>1/1/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légué régional académique jeunesse, engagement, sport</text:p>
          </table:table-cell>
          <table:table-cell/>
          <table:table-cell office:value-type="string" calcext:value-type="string">
            <text:p>délégué régional académique jeunesse, engagement, sport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DASEN JES</text:p>
          </table:table-cell>
          <table:table-cell office:value-type="string" calcext:value-type="string">
            <text:p>CONS DASEN JES</text:p>
          </table:table-cell>
          <table:table-cell table:style-name="ce1" office:value-type="date" office:date-value="2021-01-01" calcext:value-type="date">
            <text:p>1/1/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du DASEN jeunesse, engagement, sport</text:p>
          </table:table-cell>
          <table:table-cell/>
          <table:table-cell office:value-type="string" calcext:value-type="string">
            <text:p>conseiller du DASEN jeunesse, engagement, sport</text:p>
          </table:table-cell>
          <table:table-cell table:number-columns-repeated="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T DELEG</text:p>
          </table:table-cell>
          <table:table-cell office:value-type="string" calcext:value-type="string">
            <text:p>RECTEUR DELEGUE A L'ESRI</text:p>
          </table:table-cell>
          <table:table-cell table:style-name="ce1"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eur délégué pour l'enseignement supérieur, la recherche et l'innovation</text:p>
          </table:table-cell>
          <table:table-cell/>
          <table:table-cell office:value-type="string" calcext:value-type="string">
            <text:p>recteur délégué pour l'ESRI</text:p>
          </table:table-cell>
          <table:table-cell table:number-columns-repeated="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T.</text:p>
          </table:table-cell>
          <table:table-cell office:value-type="string" calcext:value-type="string">
            <text:p>RECTE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eur d'académie</text:p>
          </table:table-cell>
          <table:table-cell/>
          <table:table-cell office:value-type="string" calcext:value-type="string">
            <text:p>Recteur d'académie</text:p>
          </table:table-cell>
          <table:table-cell table:number-columns-repeated="5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.G.A.</text:p>
          </table:table-cell>
          <table:table-cell office:value-type="string" calcext:value-type="string">
            <text:p>SECRETAIRE GENERAL D'ACADEM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crétaire général d'académie </text:p>
          </table:table-cell>
          <table:table-cell/>
          <table:table-cell office:value-type="string" calcext:value-type="string">
            <text:p>secrétaire général d'académie </text:p>
          </table:table-cell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.G.A.S.U.</text:p>
          </table:table-cell>
          <table:table-cell office:value-type="string" calcext:value-type="string">
            <text:p>SECRETAIRE GENERAL D'A.S.U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crétaire général d'administration scolaire et universitaire</text:p>
          </table:table-cell>
          <table:table-cell/>
          <table:table-cell office:value-type="string" calcext:value-type="string">
            <text:p>secrétaire général d'administration scolaire et universitaire</text:p>
          </table:table-cell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.G.U.</text:p>
          </table:table-cell>
          <table:table-cell office:value-type="string" calcext:value-type="string">
            <text:p>SECRETAIRE GENERAL D'UNIVERS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crétaire général d'université</text:p>
          </table:table-cell>
          <table:table-cell/>
          <table:table-cell office:value-type="string" calcext:value-type="string">
            <text:p>secrétaire général d'université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.C.U.</text:p>
          </table:table-cell>
          <table:table-cell office:value-type="string" calcext:value-type="string">
            <text:p>AGENT COMPTABLE D'UNIVERS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comptable d'université</text:p>
          </table:table-cell>
          <table:table-cell/>
          <table:table-cell office:value-type="string" calcext:value-type="string">
            <text:p>agent comptable d'université</text:p>
          </table:table-cell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 EPCSCP</text:p>
          </table:table-cell>
          <table:table-cell office:value-type="string" calcext:value-type="string">
            <text:p>AGT CPT D'EPCSCP</text:p>
          </table:table-cell>
          <table:table-cell table:style-name="ce1" office:value-type="date" office:date-value="1995-08-01" calcext:value-type="date">
            <text:p>8/1/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nt comptable d'EPCSCP</text:p>
          </table:table-cell>
          <table:table-cell/>
          <table:table-cell office:value-type="string" calcext:value-type="string">
            <text:p>agent comptable d'EPCSCP</text:p>
          </table:table-cell>
          <table:table-cell table:number-columns-repeated="5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C CROUS</text:p>
          </table:table-cell>
          <table:table-cell office:value-type="string" calcext:value-type="string">
            <text:p>AGENT COMPTABLE DE CROUS</text:p>
          </table:table-cell>
          <table:table-cell table:style-name="ce1" office:value-type="date" office:date-value="2004-06-11" calcext:value-type="date">
            <text:p>6/11/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t comptable de centre régional des oeuvres universitaires et scolaires</text:p>
          </table:table-cell>
          <table:table-cell table:number-columns-repeated="5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R ACPAR</text:p>
          </table:table-cell>
          <table:table-cell office:value-type="string" calcext:value-type="string">
            <text:p>DIRECTEUR ACADEMIE DE PARIS</text:p>
          </table:table-cell>
          <table:table-cell table:style-name="ce1" office:value-type="date" office:date-value="2006-12-22" calcext:value-type="date">
            <text:p>12/22/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e l'académie de Paris</text:p>
          </table:table-cell>
          <table:table-cell/>
          <table:table-cell office:value-type="string" calcext:value-type="string">
            <text:p>Directeur de l'académie de Paris</text:p>
          </table:table-cell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CT.PARIS</text:p>
          </table:table-cell>
          <table:table-cell office:value-type="string" calcext:value-type="string">
            <text:p>RECTEUR ACADEMIE PAR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eur d'académie</text:p>
          </table:table-cell>
          <table:table-cell/>
          <table:table-cell office:value-type="string" calcext:value-type="string">
            <text:p>Recteur d'académie</text:p>
          </table:table-cell>
          <table:table-cell table:number-columns-repeated="5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GS EPSCP</text:p>
          </table:table-cell>
          <table:table-cell office:value-type="string" calcext:value-type="string">
            <text:p>DIRECTEUR GENERAL DES SERVICES EPSCP</text:p>
          </table:table-cell>
          <table:table-cell table:style-name="ce1" office:value-type="date" office:date-value="2017-04-01" calcext:value-type="date">
            <text:p>4/1/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eur général des services d'Etablissement public à caractère scientifique, culturel et professionnel</text:p>
          </table:table-cell>
          <table:table-cell/>
          <table:table-cell office:value-type="string" calcext:value-type="string">
            <text:p>directeur général des services d'EPSCP</text:p>
          </table:table-cell>
          <table:table-cell table:number-columns-repeated="5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MENESR</text:p>
          </table:table-cell>
          <table:table-cell office:value-type="string" calcext:value-type="string">
            <text:p>ADM.DE L'EN, DE L'ENS SUP ET DE LA RECH</text:p>
          </table:table-cell>
          <table:table-cell table:style-name="ce1" office:value-type="date" office:date-value="2007-09-01" calcext:value-type="date">
            <text:p>9/1/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ministrateur de l'éducation nationale, de l'enseignement supérieur et de la recherche</text:p>
          </table:table-cell>
          <table:table-cell/>
          <table:table-cell office:value-type="string" calcext:value-type="string">
            <text:p>administrateur de l'éducation nationale, de l'enseignement supérieur e</text:p>
          </table:table-cell>
          <table:table-cell office:value-type="string" calcext:value-type="string">
            <text:p>Décrets 83-1033 du 3/12/1993 et 200861518 du 30/12/2008</text:p>
          </table:table-cell>
          <table:table-cell table:number-columns-repeated="5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C.A.S.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seiller d'administration scolaire et universitaire</text:p>
          </table:table-cell>
          <table:table-cell/>
          <table:table-cell office:value-type="string" calcext:value-type="string">
            <text:p>conseiller d'administration scolaire et universitaire</text:p>
          </table:table-cell>
          <table:table-cell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.A.S.U</text:p>
          </table:table-cell>
          <table:table-cell office:value-type="string" calcext:value-type="string">
            <text:p>ATTACHE A.S.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aché d'administration scolaire et universitaire</text:p>
          </table:table-cell>
          <table:table-cell/>
          <table:table-cell office:value-type="string" calcext:value-type="string">
            <text:p>attaché d'administration scolaire et universitaire</text:p>
          </table:table-cell>
          <table:table-cell table:number-columns-repeated="5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G EPCSP</text:p>
          </table:table-cell>
          <table:table-cell office:value-type="string" calcext:value-type="string">
            <text:p>AGENT COMP PUBLI SCIE CULT PROF</text:p>
          </table:table-cell>
          <table:table-cell table:style-name="ce1" office:value-type="date" office:date-value="2017-04-01" calcext:value-type="date">
            <text:p>4/1/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nt comptable d'établissement public à caractère scientifique, culturel et professionnel</text:p>
          </table:table-cell>
          <table:table-cell/>
          <table:table-cell office:value-type="string" calcext:value-type="string">
            <text:p>agent comptable d'EPCSCP</text:p>
          </table:table-cell>
          <table:table-cell table:number-columns-repeated="5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 AC PARIS</text:p>
          </table:table-cell>
          <table:table-cell office:value-type="string" calcext:value-type="string">
            <text:p>DIRECTEUR ACADEMIE DE PARIS</text:p>
          </table:table-cell>
          <table:table-cell table:style-name="ce1" office:value-type="date" office:date-value="2020-04-01" calcext:value-type="date">
            <text:p>4/1/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e l'académie de Paris</text:p>
          </table:table-cell>
          <table:table-cell/>
          <table:table-cell office:value-type="string" calcext:value-type="string">
            <text:p>directeur de l'académie de Paris</text:p>
          </table:table-cell>
          <table:table-cell office:value-type="string" calcext:value-type="string">
            <text:p>Décret n°2019-1594 remplace 027</text:p>
          </table:table-cell>
          <table:table-cell table:number-columns-repeated="5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.U.</text:p>
          </table:table-cell>
          <table:table-cell office:value-type="string" calcext:value-type="string">
            <text:p>INTENDANT UNIVERSITAI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tendant universitaire</text:p>
          </table:table-cell>
          <table:table-cell/>
          <table:table-cell office:value-type="string" calcext:value-type="string">
            <text:p>intendant universitaire</text:p>
          </table:table-cell>
          <table:table-cell table:number-columns-repeated="5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G SERV</text:p>
          </table:table-cell>
          <table:table-cell office:value-type="string" calcext:value-type="string">
            <text:p>AGENT DE SERVICE DES ETABS D'ENSEIG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de service des établissements d'enseignement</text:p>
          </table:table-cell>
          <table:table-cell/>
          <table:table-cell office:value-type="string" calcext:value-type="string">
            <text:p>agent de service des établissements d'enseignement</text:p>
          </table:table-cell>
          <table:table-cell table:number-columns-repeated="5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I.ECONOM</text:p>
          </table:table-cell>
          <table:table-cell office:value-type="string" calcext:value-type="string">
            <text:p>AIDE D'ECONOM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ide d'économat</text:p>
          </table:table-cell>
          <table:table-cell/>
          <table:table-cell office:value-type="string" calcext:value-type="string">
            <text:p>aide d'économat</text:p>
          </table:table-cell>
          <table:table-cell table:number-columns-repeated="5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.E.A</text:p>
          </table:table-cell>
          <table:table-cell office:value-type="string" calcext:value-type="string">
            <text:p>OUVRIER ENTRETIEN ACCUEIL DES ETABS ENS.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vrier d'entretien et d'accueil des établissements d'enseignement</text:p>
          </table:table-cell>
          <table:table-cell/>
          <table:table-cell office:value-type="string" calcext:value-type="string">
            <text:p>ouvrier d'entretien et d'accueil des établissements d'enseignement</text:p>
          </table:table-cell>
          <table:table-cell table:number-columns-repeated="5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ELEVE IRA</text:p>
          </table:table-cell>
          <table:table-cell table:style-name="ce1" office:value-type="date" office:date-value="2019-09-01" calcext:value-type="date">
            <text:p>9/1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lève IRA</text:p>
          </table:table-cell>
          <table:table-cell/>
          <table:table-cell office:value-type="string" calcext:value-type="string">
            <text:p>Attaché d'administration de l'Etat</text:p>
          </table:table-cell>
          <table:table-cell table:number-columns-repeated="5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DAENES</text:p>
          </table:table-cell>
          <table:table-cell office:value-type="string" calcext:value-type="string">
            <text:p>ATTACHE ADMIN EDUC NAT ET ENS SUP</text:p>
          </table:table-cell>
          <table:table-cell table:style-name="ce1" office:value-type="date" office:date-value="2007-01-01" calcext:value-type="date">
            <text:p>1/1/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hé d'administration de l'éducation nationale et de l'enseignement supérieur</text:p>
          </table:table-cell>
          <table:table-cell/>
          <table:table-cell office:value-type="string" calcext:value-type="string">
            <text:p>attaché d'administration éducation nationale et enseignement supérieur</text:p>
          </table:table-cell>
          <table:table-cell table:number-columns-repeated="5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AE</text:p>
          </table:table-cell>
          <table:table-cell office:value-type="string" calcext:value-type="string">
            <text:p>ATTACHE D'ADMINISTRATION DE L'ETAT</text:p>
          </table:table-cell>
          <table:table-cell table:style-name="ce1" office:value-type="date" office:date-value="2013-10-02" calcext:value-type="date">
            <text:p>10/2/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hé d'administration de l'Etat</text:p>
          </table:table-cell>
          <table:table-cell/>
          <table:table-cell office:value-type="string" calcext:value-type="string">
            <text:p>Attaché d'administration de l'Etat</text:p>
          </table:table-cell>
          <table:table-cell table:number-columns-repeated="5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C CROUS</text:p>
          </table:table-cell>
          <table:table-cell office:value-type="string" calcext:value-type="string">
            <text:p>AGENT COMP CROUS</text:p>
          </table:table-cell>
          <table:table-cell table:style-name="ce1" office:value-type="date" office:date-value="2017-04-01" calcext:value-type="date">
            <text:p>4/1/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nt comptable centre régional oeuvres universitaires et scolaires</text:p>
          </table:table-cell>
          <table:table-cell table:number-columns-repeated="5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ENES 10</text:p>
          </table:table-cell>
          <table:table-cell office:value-type="string" calcext:value-type="string">
            <text:p>SECRETAIRE ADMINISTRATIF</text:p>
          </table:table-cell>
          <table:table-cell table:style-name="ce1" office:value-type="date" office:date-value="2010-10-01" calcext:value-type="date">
            <text:p>10/1/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crétaire administratif de l'éducation nationale et de l'enseignement supérieur</text:p>
          </table:table-cell>
          <table:table-cell/>
          <table:table-cell office:value-type="string" calcext:value-type="string">
            <text:p>secrétaire administratif</text:p>
          </table:table-cell>
          <table:table-cell office:value-type="string" calcext:value-type="string">
            <text:p>Fusion des corps de l'administration centrale et des services déconcentrés pour les catégories B et C</text:p>
          </table:table-cell>
          <table:table-cell table:number-columns-repeated="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ENES</text:p>
          </table:table-cell>
          <table:table-cell office:value-type="string" calcext:value-type="string">
            <text:p>SECRETAIRE ADMINISTRATIF </text:p>
          </table:table-cell>
          <table:table-cell table:style-name="ce1" office:value-type="date" office:date-value="2009-01-01" calcext:value-type="date">
            <text:p>1/1/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crétaire administratif de l'éducation nationale et de l'enseignement supérieur</text:p>
          </table:table-cell>
          <table:table-cell/>
          <table:table-cell office:value-type="string" calcext:value-type="string">
            <text:p>secrétaire administratif </text:p>
          </table:table-cell>
          <table:table-cell office:value-type="string" calcext:value-type="string">
            <text:p>Fusion des corps de l'administration centrale et des services déconcentrés pour les catégories B et C</text:p>
          </table:table-cell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JENES</text:p>
          </table:table-cell>
          <table:table-cell office:value-type="string" calcext:value-type="string">
            <text:p><text:s/>ADJ. ADM DE L'EN ET DE L'ENS SUP </text:p>
          </table:table-cell>
          <table:table-cell table:style-name="ce1" office:value-type="date" office:date-value="2009-01-01" calcext:value-type="date">
            <text:p>1/1/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joint administratif de l'éducation nationale et de l'enseignement supérieur</text:p>
          </table:table-cell>
          <table:table-cell/>
          <table:table-cell office:value-type="string" calcext:value-type="string">
            <text:p>adjoint administratif </text:p>
          </table:table-cell>
          <table:table-cell table:number-columns-repeated="5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JAENES</text:p>
          </table:table-cell>
          <table:table-cell office:value-type="string" calcext:value-type="string">
            <text:p>ADJ. ADM DES ADMINISTRATIONS DE L'ETAT</text:p>
          </table:table-cell>
          <table:table-cell table:style-name="ce1" office:value-type="date" office:date-value="2017-01-01" calcext:value-type="date">
            <text:p>1/1/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joint administratif des administrations de l'Etat</text:p>
          </table:table-cell>
          <table:table-cell/>
          <table:table-cell office:value-type="string" calcext:value-type="string">
            <text:p>adjoint administratif des administrations de l'Etat</text:p>
          </table:table-cell>
          <table:table-cell office:value-type="string" calcext:value-type="string">
            <text:p>décret n°2016-1084 du 03 août 2016 cat C-Type (PPCR)</text:p>
          </table:table-cell>
          <table:table-cell table:number-columns-repeated="5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G CREPS</text:p>
          </table:table-cell>
          <table:table-cell office:value-type="string" calcext:value-type="string">
            <text:p>DIR GENERAL CREPS ENVSN ENSM</text:p>
          </table:table-cell>
          <table:table-cell table:style-name="ce1" office:value-type="date" office:date-value="2015-07-01" calcext:value-type="date">
            <text:p>7/1/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général des centres de ressources, d'expertise et de performance sportives, de l'ENSM et de l'ENVSN</text:p>
          </table:table-cell>
          <table:table-cell/>
          <table:table-cell office:value-type="string" calcext:value-type="string">
            <text:p>directeur général des CREPS, de l'ENSM et de l'ENVSN</text:p>
          </table:table-cell>
          <table:table-cell office:value-type="string" calcext:value-type="string">
            <text:p>JES 2021</text:p>
          </table:table-cell>
          <table:table-cell table:number-columns-repeated="5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 CREPS</text:p>
          </table:table-cell>
          <table:table-cell office:value-type="string" calcext:value-type="string">
            <text:p>DIR CREPS ENVSN ENSM</text:p>
          </table:table-cell>
          <table:table-cell table:style-name="ce1" office:value-type="date" office:date-value="2015-07-01" calcext:value-type="date">
            <text:p>7/1/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recteur des centres de ressources, d'expertise et de performance sportives, de l'ENSM et de l'ENVSN</text:p>
          </table:table-cell>
          <table:table-cell/>
          <table:table-cell office:value-type="string" calcext:value-type="string">
            <text:p>directeur des CREPS, de l'ENSM et de l'ENVSN</text:p>
          </table:table-cell>
          <table:table-cell office:value-type="string" calcext:value-type="string">
            <text:p>JES 2021</text:p>
          </table:table-cell>
          <table:table-cell table:number-columns-repeated="5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A CREPS</text:p>
          </table:table-cell>
          <table:table-cell office:value-type="string" calcext:value-type="string">
            <text:p>DIR ADJOINT CREPS ENVSN ENSM</text:p>
          </table:table-cell>
          <table:table-cell table:style-name="ce1" office:value-type="date" office:date-value="2015-07-01" calcext:value-type="date">
            <text:p>7/1/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eur adjoint des centres de ressources, d'expertise et de performance sportives, de l'ENSM et de l'ENVSN</text:p>
          </table:table-cell>
          <table:table-cell/>
          <table:table-cell office:value-type="string" calcext:value-type="string">
            <text:p>directeur adjoint des CREPS, de l'ENSM et de l'ENVSN</text:p>
          </table:table-cell>
          <table:table-cell office:value-type="string" calcext:value-type="string">
            <text:p>JES 2021</text:p>
          </table:table-cell>
          <table:table-cell table:number-columns-repeated="5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STS H CAT</text:p>
          </table:table-cell>
          <table:table-cell office:value-type="string" calcext:value-type="string">
            <text:p>CADRE SUP TECH SCIENTIF HORS CAT INSEP</text:p>
          </table:table-cell>
          <table:table-cell table:style-name="ce1" office:value-type="date" office:date-value="2006-06-26" calcext:value-type="date">
            <text:p>6/26/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dre supérieur technique ou scientifique hors catégorie de l'Institut national des sports et de l'éducation physique</text:p>
          </table:table-cell>
          <table:table-cell/>
          <table:table-cell office:value-type="string" calcext:value-type="string">
            <text:p>cadre supérieur technique ou scientifique hors catégorie de l'INSEP</text:p>
          </table:table-cell>
          <table:table-cell office:value-type="string" calcext:value-type="string">
            <text:p>JES 2021</text:p>
          </table:table-cell>
          <table:table-cell table:number-columns-repeated="5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STS 1 CAT</text:p>
          </table:table-cell>
          <table:table-cell office:value-type="string" calcext:value-type="string">
            <text:p>CADRE SUP TECH SCIENTIF 1ERE CAT INSEP</text:p>
          </table:table-cell>
          <table:table-cell table:style-name="ce1" office:value-type="date" office:date-value="2006-06-26" calcext:value-type="date">
            <text:p>6/26/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dre supérieur technique ou scientifique de 1ère catégorie de l'Institut national des sports et de l'éducation physique</text:p>
          </table:table-cell>
          <table:table-cell/>
          <table:table-cell office:value-type="string" calcext:value-type="string">
            <text:p>cadre supérieur technique ou scientifique de 1ère catégorie de l'INSEP</text:p>
          </table:table-cell>
          <table:table-cell office:value-type="string" calcext:value-type="string">
            <text:p>JES 2021</text:p>
          </table:table-cell>
          <table:table-cell table:number-columns-repeated="5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DJS NC</text:p>
          </table:table-cell>
          <table:table-cell office:value-type="string" calcext:value-type="string">
            <text:p>DDJS NC (ANC. ST)</text:p>
          </table:table-cell>
          <table:table-cell table:style-name="ce1" office:value-type="date" office:date-value="2006-05-14" calcext:value-type="date">
            <text:p>5/14/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épartemental jeunesse et sport de Nouvelle Calédonie</text:p>
          </table:table-cell>
          <table:table-cell/>
          <table:table-cell office:value-type="string" calcext:value-type="string">
            <text:p>directeur départemental jeunesse et sport de Nouvelle Calédonie</text:p>
          </table:table-cell>
          <table:table-cell office:value-type="string" calcext:value-type="string">
            <text:p>Décret n°76-1133</text:p>
          </table:table-cell>
          <table:table-cell table:number-columns-repeated="5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C.L.SUP</text:p>
          </table:table-cell>
          <table:table-cell office:value-type="string" calcext:value-type="string">
            <text:p>TECHNICIEN DE LABORATOIRE ENS.SUP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ien de laboratoire des établissements d'enseignement supérieur</text:p>
          </table:table-cell>
          <table:table-cell/>
          <table:table-cell office:value-type="string" calcext:value-type="string">
            <text:p>technicien de laboratoire des établissements d'enseignement supérieur</text:p>
          </table:table-cell>
          <table:table-cell table:number-columns-repeated="5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.T.L.SUP</text:p>
          </table:table-cell>
          <table:table-cell office:value-type="string" calcext:value-type="string">
            <text:p>AIDE TECHNIQUE DE LABORATOIRE ENS. SUP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de technique de laboratoire des établissements d'enseignement supérieur</text:p>
          </table:table-cell>
          <table:table-cell/>
          <table:table-cell office:value-type="string" calcext:value-type="string">
            <text:p>aide technique de laboratoire des établissements d'ens. supérieur</text:p>
          </table:table-cell>
          <table:table-cell table:number-columns-repeated="5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I.L.SUP</text:p>
          </table:table-cell>
          <table:table-cell office:value-type="string" calcext:value-type="string">
            <text:p>AIDE DE LABORATOIRE <text:s/>ENS. SUP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de de laboratoire des établissements d'enseignement supérieur</text:p>
          </table:table-cell>
          <table:table-cell/>
          <table:table-cell office:value-type="string" calcext:value-type="string">
            <text:p>aide de laboratoire des établissements d'enseignement supérieur</text:p>
          </table:table-cell>
          <table:table-cell table:number-columns-repeated="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.LABO SUP</text:p>
          </table:table-cell>
          <table:table-cell office:value-type="string" calcext:value-type="string">
            <text:p>GARCON DE LABORATOIRE <text:s/>ENS. SUP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çon de laboratoire des établissements d'enseignement supérieur</text:p>
          </table:table-cell>
          <table:table-cell/>
          <table:table-cell office:value-type="string" calcext:value-type="string">
            <text:p>garçon de laboratoire des établissements d'enseignement supérieur</text:p>
          </table:table-cell>
          <table:table-cell table:number-columns-repeated="5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.LAB (94)</text:p>
          </table:table-cell>
          <table:table-cell office:value-type="string" calcext:value-type="string">
            <text:p>TECHNICIEN DE LABORATOIRE (1994)</text:p>
          </table:table-cell>
          <table:table-cell table:style-name="ce1" office:value-type="date" office:date-value="1994-08-01" calcext:value-type="date">
            <text:p>8/1/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chnicien de laboratoire</text:p>
          </table:table-cell>
          <table:table-cell/>
          <table:table-cell office:value-type="string" calcext:value-type="string">
            <text:p>technicien de laboratoire</text:p>
          </table:table-cell>
          <table:table-cell table:number-columns-repeated="5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.LAB (92)</text:p>
          </table:table-cell>
          <table:table-cell office:value-type="string" calcext:value-type="string">
            <text:p>TECHNICIEN DE LABORATOIRE (1992)</text:p>
          </table:table-cell>
          <table:table-cell table:style-name="ce1" office:value-type="date" office:date-value="1992-01-01" calcext:value-type="date">
            <text:p>1/1/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chnicien de laboratoire (1992)</text:p>
          </table:table-cell>
          <table:table-cell/>
          <table:table-cell office:value-type="string" calcext:value-type="string">
            <text:p>technicien de laboratoire (1992)</text:p>
          </table:table-cell>
          <table:table-cell table:number-columns-repeated="5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.T.L NS</text:p>
          </table:table-cell>
          <table:table-cell office:value-type="string" calcext:value-type="string">
            <text:p>AIDE TECHNIQUE <text:s/>DE LAB. (N.ST)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ide technique de laboratoire</text:p>
          </table:table-cell>
          <table:table-cell/>
          <table:table-cell office:value-type="string" calcext:value-type="string">
            <text:p>aide technique de laboratoire</text:p>
          </table:table-cell>
          <table:table-cell table:number-columns-repeated="5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.LAB.NS</text:p>
          </table:table-cell>
          <table:table-cell office:value-type="string" calcext:value-type="string">
            <text:p>AIDE <text:s/>DE LABORATOIRE (N.STATUT)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ide de laboratoire</text:p>
          </table:table-cell>
          <table:table-cell/>
          <table:table-cell office:value-type="string" calcext:value-type="string">
            <text:p>aide de laboratoire</text:p>
          </table:table-cell>
          <table:table-cell table:number-columns-repeated="5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G.T.LAB</text:p>
          </table:table-cell>
          <table:table-cell office:value-type="string" calcext:value-type="string">
            <text:p>AGENT TECHNIQUE DE LABORATOIRE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technique de laboratoire</text:p>
          </table:table-cell>
          <table:table-cell/>
          <table:table-cell office:value-type="string" calcext:value-type="string">
            <text:p>agent technique de laboratoire</text:p>
          </table:table-cell>
          <table:table-cell table:number-columns-repeated="5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ADJ.TECH. LAB DES ETAB. ENS</text:p>
          </table:table-cell>
          <table:table-cell table:style-name="ce1" office:value-type="date" office:date-value="2007-01-01" calcext:value-type="date">
            <text:p>1/1/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joint technique de laboratoire des établissements d'enseignement</text:p>
          </table:table-cell>
          <table:table-cell/>
          <table:table-cell office:value-type="string" calcext:value-type="string">
            <text:p>adjoint technique de laboratoire des établissements d'enseignement</text:p>
          </table:table-cell>
          <table:table-cell table:number-columns-repeated="5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ICE-RECT</text:p>
          </table:table-cell>
          <table:table-cell office:value-type="string" calcext:value-type="string">
            <text:p>VICE-RECTEUR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e-recteur</text:p>
          </table:table-cell>
          <table:table-cell/>
          <table:table-cell office:value-type="string" calcext:value-type="string">
            <text:p>vice-recteur</text:p>
          </table:table-cell>
          <table:table-cell table:number-columns-repeated="5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GA</text:p>
          </table:table-cell>
          <table:table-cell office:value-type="string" calcext:value-type="string">
            <text:p>SECRETAIRE GENERAL D'ACADEMIE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rétaire général d'académie</text:p>
          </table:table-cell>
          <table:table-cell/>
          <table:table-cell office:value-type="string" calcext:value-type="string">
            <text:p>secrétaire général d'académie</text:p>
          </table:table-cell>
          <table:table-cell table:number-columns-repeated="5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DASEN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eur académique des services de l'éducation nationale</text:p>
          </table:table-cell>
          <table:table-cell/>
          <table:table-cell office:value-type="string" calcext:value-type="string">
            <text:p>directeur académique des services de l'éducation nationale</text:p>
          </table:table-cell>
          <table:table-cell table:number-columns-repeated="5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NS RECT</text:p>
          </table:table-cell>
          <table:table-cell office:value-type="string" calcext:value-type="string">
            <text:p>CONSEILLER DE RECTEUR OU DE VICE RECTEUR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de recteur ou de vice-recteur</text:p>
          </table:table-cell>
          <table:table-cell/>
          <table:table-cell office:value-type="string" calcext:value-type="string">
            <text:p>conseiller de recteur ou de vice-recteur</text:p>
          </table:table-cell>
          <table:table-cell table:number-columns-repeated="5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DAASEN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académique adjoint des services de l'éducation nationale</text:p>
          </table:table-cell>
          <table:table-cell/>
          <table:table-cell office:value-type="string" calcext:value-type="string">
            <text:p>directeur académique adjoint des services de l'éducation nationale</text:p>
          </table:table-cell>
          <table:table-cell table:number-columns-repeated="5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IRCAB REC</text:p>
          </table:table-cell>
          <table:table-cell office:value-type="string" calcext:value-type="string">
            <text:p>DIRECTEUR CABINET RECTEUR / VICE-RECTEUR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e cabinet de recteur ou vice-recteur</text:p>
          </table:table-cell>
          <table:table-cell/>
          <table:table-cell office:value-type="string" calcext:value-type="string">
            <text:p>directeur de cabinet de recteur ou vice-recteur</text:p>
          </table:table-cell>
          <table:table-cell table:number-columns-repeated="5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T REC EVS</text:p>
          </table:table-cell>
          <table:table-cell office:value-type="string" calcext:value-type="string">
            <text:p>CONS. TECH. RECTEUR / VICE-RECTEUR EVS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technique de recteur ou de vice-recteur pour les établissements et la vie scolaire</text:p>
          </table:table-cell>
          <table:table-cell/>
          <table:table-cell office:value-type="string" calcext:value-type="string">
            <text:p>conseil. tech. recteur / vice-recteur pour les étab. et la vie sco.</text:p>
          </table:table-cell>
          <table:table-cell table:number-columns-repeated="5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DASEN 1D</text:p>
          </table:table-cell>
          <table:table-cell office:value-type="string" calcext:value-type="string">
            <text:p>ADJOINT AU DASEN CHARGE DU 1ER DEGRE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oint au directeur académique des services de l'éducation nationale chargé du premier degré</text:p>
          </table:table-cell>
          <table:table-cell/>
          <table:table-cell office:value-type="string" calcext:value-type="string">
            <text:p>adjoint au DASEN chargé du premier degré</text:p>
          </table:table-cell>
          <table:table-cell table:number-columns-repeated="5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SGA</text:p>
          </table:table-cell>
          <table:table-cell office:value-type="string" calcext:value-type="string">
            <text:p>ADJOINT AU SG D'ACADEMIE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oint au secrétaire général d'académie</text:p>
          </table:table-cell>
          <table:table-cell/>
          <table:table-cell office:value-type="string" calcext:value-type="string">
            <text:p>adjoint au secrétaire général d'académie</text:p>
          </table:table-cell>
          <table:table-cell table:number-columns-repeated="5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G DSDEN</text:p>
          </table:table-cell>
          <table:table-cell office:value-type="string" calcext:value-type="string">
            <text:p>SECRETAIRE GENERAL DSDEN / VICE-RECTORAT</text:p>
          </table:table-cell>
          <table:table-cell table:style-name="ce1" office:value-type="date" office:date-value="2016-10-23" calcext:value-type="date">
            <text:p>10/23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étaire général de direction des services départementaux de l'éducation nationale ou de vice-rectorat</text:p>
          </table:table-cell>
          <table:table-cell/>
          <table:table-cell office:value-type="string" calcext:value-type="string">
            <text:p>secrétaire général de DSDEN ou de vice-rectorat</text:p>
          </table:table-cell>
          <table:table-cell table:number-columns-repeated="5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.G.A.E.N.</text:p>
          </table:table-cell>
          <table:table-cell office:value-type="string" calcext:value-type="string">
            <text:p>INSPECTEUR GENERAL DE L'ADMINISTR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pecteur général de l'administration de l'éducation nationale</text:p>
          </table:table-cell>
          <table:table-cell/>
          <table:table-cell office:value-type="string" calcext:value-type="string">
            <text:p>inspecteur général de l'administration de l'éducation nationale</text:p>
          </table:table-cell>
          <table:table-cell table:number-columns-repeated="5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.G.E.N.</text:p>
          </table:table-cell>
          <table:table-cell office:value-type="string" calcext:value-type="string">
            <text:p>INSPECTEUR GENERAL DE L'EDUCATION NA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pecteur général de l'éducation nationale</text:p>
          </table:table-cell>
          <table:table-cell/>
          <table:table-cell office:value-type="string" calcext:value-type="string">
            <text:p>inspecteur général de l'éducation nationale</text:p>
          </table:table-cell>
          <table:table-cell table:number-columns-repeated="5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.G.BIB.</text:p>
          </table:table-cell>
          <table:table-cell office:value-type="string" calcext:value-type="string">
            <text:p>INSPECTEUR GENERAL DES BIBLIOTHEQU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pecteur général des bibliothèques</text:p>
          </table:table-cell>
          <table:table-cell/>
          <table:table-cell office:value-type="string" calcext:value-type="string">
            <text:p>inspecteur général des bibliothèques</text:p>
          </table:table-cell>
          <table:table-cell table:number-columns-repeated="5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A-DSDEN</text:p>
          </table:table-cell>
          <table:table-cell office:value-type="string" calcext:value-type="string">
            <text:p>INSPECTEUR D'ACADEMIE DIR. SERV. DEPAR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pecteur d'académie, directeur des services départementaux de l'éducation nationale</text:p>
          </table:table-cell>
          <table:table-cell/>
          <table:table-cell office:value-type="string" calcext:value-type="string">
            <text:p>inspecteur d'académie, directeur des serv. départ. de l'éduc.nationale</text:p>
          </table:table-cell>
          <table:table-cell table:number-columns-repeated="5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.A. ADJ</text:p>
          </table:table-cell>
          <table:table-cell office:value-type="string" calcext:value-type="string">
            <text:p>INSPECTEUR D'ACADEMIE ADJOI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pecteur d'académie adjoint</text:p>
          </table:table-cell>
          <table:table-cell/>
          <table:table-cell office:value-type="string" calcext:value-type="string">
            <text:p>inspecteur d'académie adjoint</text:p>
          </table:table-cell>
          <table:table-cell table:number-columns-repeated="5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.A/I.P.R.</text:p>
          </table:table-cell>
          <table:table-cell office:value-type="string" calcext:value-type="string">
            <text:p>INSP.D'ACADEMIE/INSP.PEDAG. REGIONAL</text:p>
          </table:table-cell>
          <table:table-cell table:style-name="ce1" office:value-type="date" office:date-value="1998-01-01" calcext:value-type="date">
            <text:p>1/1/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pecteur d'académie - inspecteur pédagogique régional</text:p>
          </table:table-cell>
          <table:table-cell/>
          <table:table-cell office:value-type="string" calcext:value-type="string">
            <text:p>inspecteur d'académie - inspecteur pédagogique régional</text:p>
          </table:table-cell>
          <table:table-cell table:number-columns-repeated="5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.E.N</text:p>
          </table:table-cell>
          <table:table-cell office:value-type="string" calcext:value-type="string">
            <text:p>INSPECTEUR DE L'EDUCATION NATION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pecteur de l'éducation nationale</text:p>
          </table:table-cell>
          <table:table-cell/>
          <table:table-cell office:value-type="string" calcext:value-type="string">
            <text:p>inspecteur de l'éducation nationale</text:p>
          </table:table-cell>
          <table:table-cell table:number-columns-repeated="5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NSP. J.S.</text:p>
          </table:table-cell>
          <table:table-cell office:value-type="string" calcext:value-type="string">
            <text:p>INSPECTEUR DE LA JEUNESSE ET DES SPOR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pecteur de la jeunesse et des sports</text:p>
          </table:table-cell>
          <table:table-cell/>
          <table:table-cell office:value-type="string" calcext:value-type="string">
            <text:p>inspecteur de la jeunesse et des sports</text:p>
          </table:table-cell>
          <table:table-cell office:value-type="string" calcext:value-type="string">
            <text:p>JES 2021 : pour historique antérieur IJS (= IJSL inspecteur de la jeunesse, des sports et des loisirs)</text:p>
          </table:table-cell>
          <table:table-cell table:number-columns-repeated="5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INSPECTEUR DE LA JEUNESSE ET DES SPORTS</text:p>
          </table:table-cell>
          <table:table-cell table:style-name="ce1" office:value-type="date" office:date-value="2004-09-01" calcext:value-type="date">
            <text:p>9/1/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pecteur de la jeunesse et des sports</text:p>
          </table:table-cell>
          <table:table-cell/>
          <table:table-cell office:value-type="string" calcext:value-type="string">
            <text:p>Inspecteur de la jeunesse et des sports</text:p>
          </table:table-cell>
          <table:table-cell office:value-type="string" calcext:value-type="string">
            <text:p>JES 2021</text:p>
          </table:table-cell>
          <table:table-cell table:number-columns-repeated="5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GAENR</text:p>
          </table:table-cell>
          <table:table-cell office:value-type="string" calcext:value-type="string">
            <text:p>INSPECTEUR GENERAL DE L'ADM ET DE LA REC</text:p>
          </table:table-cell>
          <table:table-cell table:style-name="ce1" office:value-type="date" office:date-value="1999-10-17" calcext:value-type="date">
            <text:p>10/17/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pecteur général de l'administration de l'éducation nationale et de la recherche</text:p>
          </table:table-cell>
          <table:table-cell/>
          <table:table-cell office:value-type="string" calcext:value-type="string">
            <text:p>inspecteur général de l'administration - educ. nat. et recherche</text:p>
          </table:table-cell>
          <table:table-cell table:number-columns-repeated="5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GAENR EF</text:p>
          </table:table-cell>
          <table:table-cell office:value-type="string" calcext:value-type="string">
            <text:p>IG DE L'ADM ET DE LA REC EMP FONCT</text:p>
          </table:table-cell>
          <table:table-cell table:style-name="ce1" office:value-type="date" office:date-value="2016-05-21" calcext:value-type="date">
            <text:p>5/21/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pecteur général de l'administration de l'éducation nationale et de la recherche - emplois fonctionnels</text:p>
          </table:table-cell>
          <table:table-cell/>
          <table:table-cell office:value-type="string" calcext:value-type="string">
            <text:p>ig de l'administration - educ. nat. et recherche -emp fonct</text:p>
          </table:table-cell>
          <table:table-cell table:number-columns-repeated="5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.G.E.S.R.</text:p>
          </table:table-cell>
          <table:table-cell office:value-type="string" calcext:value-type="string">
            <text:p>INSPECTEUR GENERAL E.S.R.</text:p>
          </table:table-cell>
          <table:table-cell table:style-name="ce1" office:value-type="date" office:date-value="2019-10-01" calcext:value-type="date">
            <text:p>10/1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pecteur général de l'éducation, du sport et de la recherche</text:p>
          </table:table-cell>
          <table:table-cell/>
          <table:table-cell office:value-type="string" calcext:value-type="string">
            <text:p>inspecteur général de l'éducation, du sport et de la recherche</text:p>
          </table:table-cell>
          <table:table-cell table:number-columns-repeated="5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HEF IGESR</text:p>
          </table:table-cell>
          <table:table-cell office:value-type="string" calcext:value-type="string">
            <text:p>CHEF INSPECTION GENERALE E.S.R.</text:p>
          </table:table-cell>
          <table:table-cell table:style-name="ce1" office:value-type="date" office:date-value="2019-10-01" calcext:value-type="date">
            <text:p>10/1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f inspection générale de l'éducation, du sport et de la recherche</text:p>
          </table:table-cell>
          <table:table-cell/>
          <table:table-cell office:value-type="string" calcext:value-type="string">
            <text:p>chef inspection générale de l'éducation, du sport et de la recherche</text:p>
          </table:table-cell>
          <table:table-cell table:number-columns-repeated="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C GEN M</text:p>
          </table:table-cell>
          <table:table-cell office:value-type="string" calcext:value-type="string">
            <text:p>SECRETAIRE GENERAL DU MINISTE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crétaire général du ministère</text:p>
          </table:table-cell>
          <table:table-cell/>
          <table:table-cell office:value-type="string" calcext:value-type="string">
            <text:p>secrétaire général du ministère</text:p>
          </table:table-cell>
          <table:table-cell table:number-columns-repeated="5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INIST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istre</text:p>
          </table:table-cell>
          <table:table-cell/>
          <table:table-cell office:value-type="string" calcext:value-type="string">
            <text:p>ministre</text:p>
          </table:table-cell>
          <table:table-cell table:number-columns-repeated="5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CR. ETAT</text:p>
          </table:table-cell>
          <table:table-cell office:value-type="string" calcext:value-type="string">
            <text:p>SECRETAIRE D'ET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crétaire d'Etat</text:p>
          </table:table-cell>
          <table:table-cell/>
          <table:table-cell office:value-type="string" calcext:value-type="string">
            <text:p>secrétaire d'Etat</text:p>
          </table:table-cell>
          <table:table-cell table:number-columns-repeated="5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DM.CIVIL</text:p>
          </table:table-cell>
          <table:table-cell office:value-type="string" calcext:value-type="string">
            <text:p>ADMINISTRATEUR CIV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ministrateur civil</text:p>
          </table:table-cell>
          <table:table-cell/>
          <table:table-cell office:value-type="string" calcext:value-type="string">
            <text:p>administrateur civil</text:p>
          </table:table-cell>
          <table:table-cell table:number-columns-repeated="5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IR.GEN.AC</text:p>
          </table:table-cell>
          <table:table-cell office:value-type="string" calcext:value-type="string">
            <text:p>DIRECTEUR GENERAL D'ADM. CENT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cteur général d'administration centrale</text:p>
          </table:table-cell>
          <table:table-cell/>
          <table:table-cell office:value-type="string" calcext:value-type="string">
            <text:p>directeur général d'administration centrale</text:p>
          </table:table-cell>
          <table:table-cell table:number-columns-repeated="5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IR. AC.</text:p>
          </table:table-cell>
          <table:table-cell office:value-type="string" calcext:value-type="string">
            <text:p>DIRECTEUR D'ADMINISTRATION CENT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cteur d'administration centrale</text:p>
          </table:table-cell>
          <table:table-cell/>
          <table:table-cell office:value-type="string" calcext:value-type="string">
            <text:p>directeur d'administration centrale</text:p>
          </table:table-cell>
          <table:table-cell table:number-columns-repeated="5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H.SERV.AC</text:p>
          </table:table-cell>
          <table:table-cell office:value-type="string" calcext:value-type="string">
            <text:p>CHEF DE SERVICE D'ADMINISTR. CENT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f de service d'administration centrale</text:p>
          </table:table-cell>
          <table:table-cell/>
          <table:table-cell office:value-type="string" calcext:value-type="string">
            <text:p>chef de service d'administration centrale</text:p>
          </table:table-cell>
          <table:table-cell table:number-columns-repeated="5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S.DIR.AC.</text:p>
          </table:table-cell>
          <table:table-cell office:value-type="string" calcext:value-type="string">
            <text:p>SOUS-DIRECTEUR D'ADMINISTR. CENT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directeur d'administration centrale</text:p>
          </table:table-cell>
          <table:table-cell/>
          <table:table-cell office:value-type="string" calcext:value-type="string">
            <text:p>sous-directeur d'administration centrale</text:p>
          </table:table-cell>
          <table:table-cell table:number-columns-repeated="5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IR.ADJ.AC</text:p>
          </table:table-cell>
          <table:table-cell office:value-type="string" calcext:value-type="string">
            <text:p>DIRECTEUR ADJOINT D'ADMINISTR. CENT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cteur adjoint d'administration centrale</text:p>
          </table:table-cell>
          <table:table-cell/>
          <table:table-cell office:value-type="string" calcext:value-type="string">
            <text:p>directeur adjoint d'administration centrale</text:p>
          </table:table-cell>
          <table:table-cell table:number-columns-repeated="5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ELEG. A.C</text:p>
          </table:table-cell>
          <table:table-cell office:value-type="string" calcext:value-type="string">
            <text:p>DELEGUE D'ADMINISTRATION CENT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légué d'administration centrale</text:p>
          </table:table-cell>
          <table:table-cell/>
          <table:table-cell office:value-type="string" calcext:value-type="string">
            <text:p>délégué d'administration centrale</text:p>
          </table:table-cell>
          <table:table-cell table:number-columns-repeated="5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.A.C</text:p>
          </table:table-cell>
          <table:table-cell office:value-type="string" calcext:value-type="string">
            <text:p>ATTACHE ADM.CENT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aché d'administration centrale</text:p>
          </table:table-cell>
          <table:table-cell/>
          <table:table-cell office:value-type="string" calcext:value-type="string">
            <text:p>attaché d'administration centrale</text:p>
          </table:table-cell>
          <table:table-cell table:number-columns-repeated="5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.A.A.C.</text:p>
          </table:table-cell>
          <table:table-cell office:value-type="string" calcext:value-type="string">
            <text:p>SECRETAIRE ADMINISTRAT. ADM.CENTR.(A.S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crétaire administratif d'administration centrale (ancien statut)</text:p>
          </table:table-cell>
          <table:table-cell/>
          <table:table-cell office:value-type="string" calcext:value-type="string">
            <text:p>secrétaire administratif d'administration centrale (ancien statut)</text:p>
          </table:table-cell>
          <table:table-cell table:number-columns-repeated="5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DJ AC (NS</text:p>
          </table:table-cell>
          <table:table-cell office:value-type="string" calcext:value-type="string">
            <text:p>ADJOINT ADMINISTRATIF ADM.CENTR.(N.S)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joint administratif de l'administration centrale</text:p>
          </table:table-cell>
          <table:table-cell/>
          <table:table-cell office:value-type="string" calcext:value-type="string">
            <text:p>adjoint administratif de l'administration centrale</text:p>
          </table:table-cell>
          <table:table-cell table:number-columns-repeated="5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G.A.C</text:p>
          </table:table-cell>
          <table:table-cell office:value-type="string" calcext:value-type="string">
            <text:p>AGENT ADMINISTRATIF ADM.CENTR.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administratif de l'administration centrale</text:p>
          </table:table-cell>
          <table:table-cell/>
          <table:table-cell office:value-type="string" calcext:value-type="string">
            <text:p>agent administratif de l'administration centrale</text:p>
          </table:table-cell>
          <table:table-cell table:number-columns-repeated="5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G.BUR.A.C</text:p>
          </table:table-cell>
          <table:table-cell office:value-type="string" calcext:value-type="string">
            <text:p>AGENT DE BUREAU ADM.CENTR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de bureau de l'administration centrale</text:p>
          </table:table-cell>
          <table:table-cell/>
          <table:table-cell office:value-type="string" calcext:value-type="string">
            <text:p>agent de bureau de l'administration centrale</text:p>
          </table:table-cell>
          <table:table-cell table:number-columns-repeated="5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AC NV.ST</text:p>
          </table:table-cell>
          <table:table-cell office:value-type="string" calcext:value-type="string">
            <text:p>SECRETAIRE ADMINISTRATIF (SAC) NV.STATUT</text:p>
          </table:table-cell>
          <table:table-cell table:style-name="ce1" office:value-type="date" office:date-value="1994-08-01" calcext:value-type="date">
            <text:p>8/1/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crétaire administratif d'administration centrale</text:p>
          </table:table-cell>
          <table:table-cell/>
          <table:table-cell office:value-type="string" calcext:value-type="string">
            <text:p>secrétaire administratif d'administration centrale</text:p>
          </table:table-cell>
          <table:table-cell table:number-columns-repeated="5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IR. PROJ</text:p>
          </table:table-cell>
          <table:table-cell office:value-type="string" calcext:value-type="string">
            <text:p>DIRECTEUR DE PROJET ADMINIST. CENTRALE</text:p>
          </table:table-cell>
          <table:table-cell table:style-name="ce1" office:value-type="date" office:date-value="2001-01-01" calcext:value-type="date">
            <text:p>1/1/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e projet à l'administration centrale</text:p>
          </table:table-cell>
          <table:table-cell/>
          <table:table-cell office:value-type="string" calcext:value-type="string">
            <text:p>directeur de projet à l'administration centrale</text:p>
          </table:table-cell>
          <table:table-cell table:number-columns-repeated="5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H.MISSION</text:p>
          </table:table-cell>
          <table:table-cell office:value-type="string" calcext:value-type="string">
            <text:p>CHEF DE MISSION D'ADMINIST.CENTRALE</text:p>
          </table:table-cell>
          <table:table-cell table:style-name="ce1" office:value-type="date" office:date-value="2001-01-01" calcext:value-type="date">
            <text:p>1/1/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f de mission d'administration centrale</text:p>
          </table:table-cell>
          <table:table-cell/>
          <table:table-cell office:value-type="string" calcext:value-type="string">
            <text:p>chef de mission d'administration centrale</text:p>
          </table:table-cell>
          <table:table-cell table:number-columns-repeated="5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A AC</text:p>
          </table:table-cell>
          <table:table-cell office:value-type="string" calcext:value-type="string">
            <text:p>ADJOINT ADMINISTRATIF DE L'AC</text:p>
          </table:table-cell>
          <table:table-cell table:style-name="ce1" office:value-type="date" office:date-value="2007-01-01" calcext:value-type="date">
            <text:p>1/1/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joint administratif de l'administration centrale</text:p>
          </table:table-cell>
          <table:table-cell/>
          <table:table-cell office:value-type="string" calcext:value-type="string">
            <text:p>adjoint administratif de l'administration centrale</text:p>
          </table:table-cell>
          <table:table-cell table:number-columns-repeated="5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IR CNOUS</text:p>
          </table:table-cell>
          <table:table-cell office:value-type="string" calcext:value-type="string">
            <text:p>DIRECTEUR DE CNO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recteur de C.N.O.U.S.</text:p>
          </table:table-cell>
          <table:table-cell/>
          <table:table-cell office:value-type="string" calcext:value-type="string">
            <text:p>directeur de C.N.O.U.S.</text:p>
          </table:table-cell>
          <table:table-cell office:value-type="string" calcext:value-type="string">
            <text:p>Demande de la direction de l'encadrement : Décret N° 2005-1311</text:p>
          </table:table-cell>
          <table:table-cell table:number-columns-repeated="5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AJT CNOUS</text:p>
          </table:table-cell>
          <table:table-cell office:value-type="string" calcext:value-type="string">
            <text:p>DIRECTEUR ADJOINT DE CNO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adjoint de C.N.O.U.S.</text:p>
          </table:table-cell>
          <table:table-cell/>
          <table:table-cell office:value-type="string" calcext:value-type="string">
            <text:p>directeur adjoint de C.N.O.U.S.</text:p>
          </table:table-cell>
          <table:table-cell office:value-type="string" calcext:value-type="string">
            <text:p>Demande de la direction de l'encadrement : Décret N° 2005-1312 du 21 octobre 2005</text:p>
          </table:table-cell>
          <table:table-cell table:number-columns-repeated="5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R CNRS</text:p>
          </table:table-cell>
          <table:table-cell office:value-type="string" calcext:value-type="string">
            <text:p>DIRECTEUR DE RECHERCHE DU CN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recteur de recherche du CNRS</text:p>
          </table:table-cell>
          <table:table-cell/>
          <table:table-cell office:value-type="string" calcext:value-type="string">
            <text:p>directeur de recherche du CNRS</text:p>
          </table:table-cell>
          <table:table-cell office:value-type="string" calcext:value-type="string">
            <text:p>Demande de SAAM A2 - Décret N°83-1260 du 30/12/1983 - Dans Daisy depuis juillet 2015 directeur de recherche des EPST</text:p>
          </table:table-cell>
          <table:table-cell table:number-columns-repeated="5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DIR CNOUS</text:p>
          </table:table-cell>
          <table:table-cell office:value-type="string" calcext:value-type="string">
            <text:p>SOUS DIRECTEUR DE CNO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s directeur de C.N.O.U.S</text:p>
          </table:table-cell>
          <table:table-cell/>
          <table:table-cell office:value-type="string" calcext:value-type="string">
            <text:p>sous directeur de C.N.O.U.S</text:p>
          </table:table-cell>
          <table:table-cell office:value-type="string" calcext:value-type="string">
            <text:p>Demande de la direction de l'encadrement en novembre 2014 : décret N°68-317</text:p>
          </table:table-cell>
          <table:table-cell table:number-columns-repeated="5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ELE MIN</text:p>
          </table:table-cell>
          <table:table-cell office:value-type="string" calcext:value-type="string">
            <text:p>DELEGUE MINISTERIEL</text:p>
          </table:table-cell>
          <table:table-cell table:style-name="ce1" office:value-type="date" office:date-value="1985-07-28" calcext:value-type="date">
            <text:p>7/28/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légué ministériel</text:p>
          </table:table-cell>
          <table:table-cell/>
          <table:table-cell office:value-type="string" calcext:value-type="string">
            <text:p>délégué ministériel</text:p>
          </table:table-cell>
          <table:table-cell office:value-type="string" calcext:value-type="string">
            <text:p>Décret n°85-779</text:p>
          </table:table-cell>
          <table:table-cell table:number-columns-repeated="5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ELE MIN C</text:p>
          </table:table-cell>
          <table:table-cell office:value-type="string" calcext:value-type="string">
            <text:p>DELEGUE MINISTERIEL CDD</text:p>
          </table:table-cell>
          <table:table-cell table:style-name="ce1" office:value-type="date" office:date-value="1985-07-28" calcext:value-type="date">
            <text:p>7/28/8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légué ministériel CDD</text:p>
          </table:table-cell>
          <table:table-cell/>
          <table:table-cell office:value-type="string" calcext:value-type="string">
            <text:p>délégué ministériel CDD</text:p>
          </table:table-cell>
          <table:table-cell office:value-type="string" calcext:value-type="string">
            <text:p>Décret n° 2019-1594</text:p>
          </table:table-cell>
          <table:table-cell table:number-columns-repeated="5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HA INSP S</text:p>
          </table:table-cell>
          <table:table-cell office:value-type="string" calcext:value-type="string">
            <text:p>PHARMACIEN INSPECTEUR SANTE PUBLIQUE</text:p>
          </table:table-cell>
          <table:table-cell table:style-name="ce1" office:value-type="date" office:date-value="1992-01-01" calcext:value-type="date">
            <text:p>1/1/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armacien inspecteur de santé publique</text:p>
          </table:table-cell>
          <table:table-cell/>
          <table:table-cell office:value-type="string" calcext:value-type="string">
            <text:p>pharmacien inspecteur de santé publique</text:p>
          </table:table-cell>
          <table:table-cell office:value-type="string" calcext:value-type="string">
            <text:p>Décret n°92-1432</text:p>
          </table:table-cell>
          <table:table-cell table:number-columns-repeated="5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T <text:s/>AC</text:p>
          </table:table-cell>
          <table:table-cell office:value-type="string" calcext:value-type="string">
            <text:p>ADJOINT TECHNIQUE DE L'AC</text:p>
          </table:table-cell>
          <table:table-cell table:style-name="ce1" office:value-type="date" office:date-value="2007-01-01" calcext:value-type="date">
            <text:p>1/1/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joint technique de l'administration centrale</text:p>
          </table:table-cell>
          <table:table-cell/>
          <table:table-cell office:value-type="string" calcext:value-type="string">
            <text:p>adjoint technique de</text:p>
          </table:table-cell>
          <table:table-cell table:number-columns-repeated="5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H.SERV.IN</text:p>
          </table:table-cell>
          <table:table-cell office:value-type="string" calcext:value-type="string">
            <text:p>CHEF DE SERVICE INTERIE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f de service intérieur</text:p>
          </table:table-cell>
          <table:table-cell/>
          <table:table-cell office:value-type="string" calcext:value-type="string">
            <text:p>chef de service intérieur</text:p>
          </table:table-cell>
          <table:table-cell table:number-columns-repeated="5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.S.(A.C.)</text:p>
          </table:table-cell>
          <table:table-cell office:value-type="string" calcext:value-type="string">
            <text:p>AGENT DE SERVICE DES ADMINISTR.CENTRA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de service des administrations centrales</text:p>
          </table:table-cell>
          <table:table-cell/>
          <table:table-cell office:value-type="string" calcext:value-type="string">
            <text:p>agent de service des administrations centrales</text:p>
          </table:table-cell>
          <table:table-cell table:number-columns-repeated="5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G.P.SV.TC</text:p>
          </table:table-cell>
          <table:table-cell office:value-type="string" calcext:value-type="string">
            <text:p>AGENT PRINCIPAL DES SERVICES TECHNIQU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principal des services techniques</text:p>
          </table:table-cell>
          <table:table-cell/>
          <table:table-cell office:value-type="string" calcext:value-type="string">
            <text:p>agent principal des services techniques</text:p>
          </table:table-cell>
          <table:table-cell table:number-columns-repeated="5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UIS. AC.</text:p>
          </table:table-cell>
          <table:table-cell office:value-type="string" calcext:value-type="string">
            <text:p>HUISSIER DES ADMINISTRATIONS CENTRA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issier des administrations centrales</text:p>
          </table:table-cell>
          <table:table-cell/>
          <table:table-cell office:value-type="string" calcext:value-type="string">
            <text:p>huissier des administrations centrales</text:p>
          </table:table-cell>
          <table:table-cell table:number-columns-repeated="5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.O(NS) AC</text:p>
          </table:table-cell>
          <table:table-cell office:value-type="string" calcext:value-type="string">
            <text:p>MAITRE-OUVRIER (NOUV. STATUT) ADM.CENTR.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ître ouvrier des administrations centrales</text:p>
          </table:table-cell>
          <table:table-cell/>
          <table:table-cell office:value-type="string" calcext:value-type="string">
            <text:p>maître ouvrier des administrations centrales</text:p>
          </table:table-cell>
          <table:table-cell table:number-columns-repeated="5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O.P.(NS)AC</text:p>
          </table:table-cell>
          <table:table-cell office:value-type="string" calcext:value-type="string">
            <text:p>OUVRIER PROFESSIONNEL (N.ST.) ADM. CENT.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vrier professionnel de l'administration centrale</text:p>
          </table:table-cell>
          <table:table-cell/>
          <table:table-cell office:value-type="string" calcext:value-type="string">
            <text:p>ouvrier professionnel de l'administration centrale</text:p>
          </table:table-cell>
          <table:table-cell table:number-columns-repeated="5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.P. AC</text:p>
          </table:table-cell>
          <table:table-cell office:value-type="string" calcext:value-type="string">
            <text:p>OUVRIER PROFESSIONNEL DE L'ADM. CENT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vrier professionnel de l'administration centrale (ancien statut)</text:p>
          </table:table-cell>
          <table:table-cell/>
          <table:table-cell office:value-type="string" calcext:value-type="string">
            <text:p>ouvrier professionnel de l'administration centrale (ancien statut)</text:p>
          </table:table-cell>
          <table:table-cell table:number-columns-repeated="5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G.SUP.AC.</text:p>
          </table:table-cell>
          <table:table-cell office:value-type="string" calcext:value-type="string">
            <text:p>AGENT SUPERIEUR DE L'ADM. CENT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supérieur de l'administration centrale</text:p>
          </table:table-cell>
          <table:table-cell/>
          <table:table-cell office:value-type="string" calcext:value-type="string">
            <text:p>agent supérieur de l'administration centrale</text:p>
          </table:table-cell>
          <table:table-cell table:number-columns-repeated="5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ELEG AC C</text:p>
          </table:table-cell>
          <table:table-cell office:value-type="string" calcext:value-type="string">
            <text:p>DELEGUE D'ADMINISTRATION CENTRAL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délégué d'administration centrale CDD</text:p>
          </table:table-cell>
          <table:table-cell/>
          <table:table-cell office:value-type="string" calcext:value-type="string">
            <text:p>délégué d'administration centrale CDD</text:p>
          </table:table-cell>
          <table:table-cell table:number-columns-repeated="5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IR G AC C</text:p>
          </table:table-cell>
          <table:table-cell office:value-type="string" calcext:value-type="string">
            <text:p>DIRECTEUR GENERAL D'ADM. CENTRAL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directeur général d'administration centrale CDD</text:p>
          </table:table-cell>
          <table:table-cell/>
          <table:table-cell office:value-type="string" calcext:value-type="string">
            <text:p>directeur général d'administration centrale CDD</text:p>
          </table:table-cell>
          <table:table-cell table:number-columns-repeated="5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H SV AC C</text:p>
          </table:table-cell>
          <table:table-cell office:value-type="string" calcext:value-type="string">
            <text:p>CHEF DE SERVICE D'ADMINISTR CENTRAL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hef de service d'administration centrale CDD</text:p>
          </table:table-cell>
          <table:table-cell/>
          <table:table-cell office:value-type="string" calcext:value-type="string">
            <text:p>chef de service d'administration centrale CDD</text:p>
          </table:table-cell>
          <table:table-cell table:number-columns-repeated="5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XP HT NIV</text:p>
          </table:table-cell>
          <table:table-cell office:value-type="string" calcext:value-type="string">
            <text:p>EXPERT DE HAUT NIVEAU</text:p>
          </table:table-cell>
          <table:table-cell table:style-name="ce1" office:value-type="date" office:date-value="2008-04-22" calcext:value-type="date">
            <text:p>4/22/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pert de haut niveau</text:p>
          </table:table-cell>
          <table:table-cell/>
          <table:table-cell office:value-type="string" calcext:value-type="string">
            <text:p>expert de haut niveau</text:p>
          </table:table-cell>
          <table:table-cell table:number-columns-repeated="5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 DIR AC C</text:p>
          </table:table-cell>
          <table:table-cell office:value-type="string" calcext:value-type="string">
            <text:p>SOUS-DIRECTEUR D'ADMINISTR. CENTRAL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ous-directeur d'administration centrale CDD</text:p>
          </table:table-cell>
          <table:table-cell/>
          <table:table-cell office:value-type="string" calcext:value-type="string">
            <text:p>sous-directeur d'administration centrale CDD</text:p>
          </table:table-cell>
          <table:table-cell table:number-columns-repeated="5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INISTRE C</text:p>
          </table:table-cell>
          <table:table-cell office:value-type="string" calcext:value-type="string">
            <text:p>MINISTR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inistre CDD</text:p>
          </table:table-cell>
          <table:table-cell/>
          <table:table-cell office:value-type="string" calcext:value-type="string">
            <text:p>ministre CDD</text:p>
          </table:table-cell>
          <table:table-cell table:number-columns-repeated="5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CR ETAT C</text:p>
          </table:table-cell>
          <table:table-cell office:value-type="string" calcext:value-type="string">
            <text:p>SECRETAIRE D'ETAT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ecrétaire d'Etat CDD</text:p>
          </table:table-cell>
          <table:table-cell/>
          <table:table-cell office:value-type="string" calcext:value-type="string">
            <text:p>secrétaire d'Etat CDD</text:p>
          </table:table-cell>
          <table:table-cell table:number-columns-repeated="5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IR. AC. C</text:p>
          </table:table-cell>
          <table:table-cell office:value-type="string" calcext:value-type="string">
            <text:p>DIRECTEUR D'ADMINISTRATION CENTRAL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directeur d'administration centrale CDD</text:p>
          </table:table-cell>
          <table:table-cell/>
          <table:table-cell office:value-type="string" calcext:value-type="string">
            <text:p>directeur d'administration centrale CDD</text:p>
          </table:table-cell>
          <table:table-cell table:number-columns-repeated="5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ECT. C</text:p>
          </table:table-cell>
          <table:table-cell office:value-type="string" calcext:value-type="string">
            <text:p>RECTEUR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eur d'académie CDD</text:p>
          </table:table-cell>
          <table:table-cell/>
          <table:table-cell office:value-type="string" calcext:value-type="string">
            <text:p>Recteur d'académie CDD</text:p>
          </table:table-cell>
          <table:table-cell table:number-columns-repeated="5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IR PROJ C</text:p>
          </table:table-cell>
          <table:table-cell office:value-type="string" calcext:value-type="string">
            <text:p>DIR. DE PROJET ADMINIST. CENTRAL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e projet à l'administration centrale CDD</text:p>
          </table:table-cell>
          <table:table-cell/>
          <table:table-cell office:value-type="string" calcext:value-type="string">
            <text:p>directeur de projet à l'administration centrale CDD</text:p>
          </table:table-cell>
          <table:table-cell table:number-columns-repeated="5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C GEN M C</text:p>
          </table:table-cell>
          <table:table-cell office:value-type="string" calcext:value-type="string">
            <text:p>SECRETAIRE GENERAL DU MINISTER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ecrétaire général du ministère CDD</text:p>
          </table:table-cell>
          <table:table-cell/>
          <table:table-cell office:value-type="string" calcext:value-type="string">
            <text:p>secrétaire général du ministère CDD</text:p>
          </table:table-cell>
          <table:table-cell table:number-columns-repeated="5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EXP H NV C</text:p>
          </table:table-cell>
          <table:table-cell office:value-type="string" calcext:value-type="string">
            <text:p>EXPERT DE HAUT NIVEAU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expert de haut niveau CDD</text:p>
          </table:table-cell>
          <table:table-cell/>
          <table:table-cell office:value-type="string" calcext:value-type="string">
            <text:p>expert de haut niveau CDD</text:p>
          </table:table-cell>
          <table:table-cell table:number-columns-repeated="5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RRA C</text:p>
          </table:table-cell>
          <table:table-cell office:value-type="string" calcext:value-type="string">
            <text:p>CONSEILLER RECTEUR REGION ACADEMIQU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de recteur de région académique CDD</text:p>
          </table:table-cell>
          <table:table-cell/>
          <table:table-cell office:value-type="string" calcext:value-type="string">
            <text:p>conseiller de recteur de région académique CDD</text:p>
          </table:table-cell>
          <table:table-cell table:number-columns-repeated="5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AASEN C</text:p>
          </table:table-cell>
          <table:table-cell office:value-type="string" calcext:value-type="string">
            <text:p>DAASEN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académique adjoint des services de l'éducation nationale CDD</text:p>
          </table:table-cell>
          <table:table-cell/>
          <table:table-cell office:value-type="string" calcext:value-type="string">
            <text:p>directeur académique adjoint des services de l'éducation nationale CDD</text:p>
          </table:table-cell>
          <table:table-cell table:number-columns-repeated="5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CT DLG C</text:p>
          </table:table-cell>
          <table:table-cell office:value-type="string" calcext:value-type="string">
            <text:p>RECTEUR DELEGUE A L'ESRI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eur délégué pour l'enseignement supérieur, la recherche et l'innovation CDD</text:p>
          </table:table-cell>
          <table:table-cell/>
          <table:table-cell office:value-type="string" calcext:value-type="string">
            <text:p>recteur délégué pour l'ESRI CDD</text:p>
          </table:table-cell>
          <table:table-cell table:number-columns-repeated="5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DCAB RC C</text:p>
          </table:table-cell>
          <table:table-cell office:value-type="string" calcext:value-type="string">
            <text:p>DIR. CABINET RECTEUR / VICE-RECTEUR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e cabinet de recteur ou vice-recteur CDD</text:p>
          </table:table-cell>
          <table:table-cell/>
          <table:table-cell office:value-type="string" calcext:value-type="string">
            <text:p>directeur de cabinet de recteur ou vice-recteur CDD</text:p>
          </table:table-cell>
          <table:table-cell table:number-columns-repeated="5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TR EVS C</text:p>
          </table:table-cell>
          <table:table-cell office:value-type="string" calcext:value-type="string">
            <text:p>CONS. TECH. RECTEUR / VICE-RECT. EVS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technique de recteur ou de vice-recteur pour les établissements et la vie scolaire CDD</text:p>
          </table:table-cell>
          <table:table-cell/>
          <table:table-cell office:value-type="string" calcext:value-type="string">
            <text:p>conseil. tech. recteur / vice-recteur pour les étab. la vie sco. CDD</text:p>
          </table:table-cell>
          <table:table-cell table:number-columns-repeated="5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DASEN1D C</text:p>
          </table:table-cell>
          <table:table-cell office:value-type="string" calcext:value-type="string">
            <text:p>ADJOINT AU DASEN CHARGE DU 1ER DEGR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oint au directeur académique des services de l'éducation nationale chargé du premier degré CDD</text:p>
          </table:table-cell>
          <table:table-cell/>
          <table:table-cell office:value-type="string" calcext:value-type="string">
            <text:p>adjoint au DASEN chargé du premier degré CDD</text:p>
          </table:table-cell>
          <table:table-cell table:number-columns-repeated="5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SGA C</text:p>
          </table:table-cell>
          <table:table-cell office:value-type="string" calcext:value-type="string">
            <text:p>ADJOINT AU SG D'ACADEMI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oint au secrétaire général d'académie CDD</text:p>
          </table:table-cell>
          <table:table-cell/>
          <table:table-cell office:value-type="string" calcext:value-type="string">
            <text:p>adjoint au secrétaire général d'académie CDD</text:p>
          </table:table-cell>
          <table:table-cell table:number-columns-repeated="5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G DSDEN C</text:p>
          </table:table-cell>
          <table:table-cell office:value-type="string" calcext:value-type="string">
            <text:p>SECRETAIRE GENER DSDEN VICE-RECTORAT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étaire général de direction des services départementaux de l'éducation nationale ou de vice-rectorat CDD</text:p>
          </table:table-cell>
          <table:table-cell/>
          <table:table-cell office:value-type="string" calcext:value-type="string">
            <text:p>secrétaire général de DSDEN ou de vice-rectorat CDD</text:p>
          </table:table-cell>
          <table:table-cell table:number-columns-repeated="5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JA-R CNRS</text:p>
          </table:table-cell>
          <table:table-cell office:value-type="string" calcext:value-type="string">
            <text:p>ADJOINT ADMINISTRATIF( RECHERCHE CN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joint administratif de la recherche </text:p>
          </table:table-cell>
          <table:table-cell/>
          <table:table-cell office:value-type="string" calcext:value-type="string">
            <text:p>adjoint administratif de la recherche </text:p>
          </table:table-cell>
          <table:table-cell table:number-columns-repeated="5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AR-R CNRS</text:p>
          </table:table-cell>
          <table:table-cell office:value-type="string" calcext:value-type="string">
            <text:p>SECRET.D'ADMINISTR. ( RECHERCHE CN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rétaire d'administration de la recherche </text:p>
          </table:table-cell>
          <table:table-cell/>
          <table:table-cell office:value-type="string" calcext:value-type="string">
            <text:p>secrétaire d'administration de la recherche </text:p>
          </table:table-cell>
          <table:table-cell table:number-columns-repeated="5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AR-R CNRS</text:p>
          </table:table-cell>
          <table:table-cell office:value-type="string" calcext:value-type="string">
            <text:p>ATTACHE D'ADMINISTR. ( RECHERCHE CN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hé d'administration de la recherche </text:p>
          </table:table-cell>
          <table:table-cell/>
          <table:table-cell office:value-type="string" calcext:value-type="string">
            <text:p>attaché d'administration de la recherche </text:p>
          </table:table-cell>
          <table:table-cell table:number-columns-repeated="5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GA C</text:p>
          </table:table-cell>
          <table:table-cell office:value-type="string" calcext:value-type="string">
            <text:p>SECRETAIRE GENERAL D'ACADEMI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rétaire général d'académie CDD</text:p>
          </table:table-cell>
          <table:table-cell/>
          <table:table-cell office:value-type="string" calcext:value-type="string">
            <text:p>secrétaire général d'académie CDD</text:p>
          </table:table-cell>
          <table:table-cell table:number-columns-repeated="5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VICERECT C</text:p>
          </table:table-cell>
          <table:table-cell office:value-type="string" calcext:value-type="string">
            <text:p>VICE-RECTEUR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e-recteur CDD</text:p>
          </table:table-cell>
          <table:table-cell/>
          <table:table-cell office:value-type="string" calcext:value-type="string">
            <text:p>vice-recteur CDD</text:p>
          </table:table-cell>
          <table:table-cell table:number-columns-repeated="5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ASEN C</text:p>
          </table:table-cell>
          <table:table-cell office:value-type="string" calcext:value-type="string">
            <text:p>DASEN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eur académique des services de l'éducation nationale CDD</text:p>
          </table:table-cell>
          <table:table-cell/>
          <table:table-cell office:value-type="string" calcext:value-type="string">
            <text:p>directeur académique des services de l'éducation nationale CDD</text:p>
          </table:table-cell>
          <table:table-cell table:number-columns-repeated="5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ONSRECT C</text:p>
          </table:table-cell>
          <table:table-cell office:value-type="string" calcext:value-type="string">
            <text:p>CONSEILLER DE RECTEUR / VICE RECTEUR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de recteur ou de vice-recteur CDD</text:p>
          </table:table-cell>
          <table:table-cell/>
          <table:table-cell office:value-type="string" calcext:value-type="string">
            <text:p>conseiller de recteur ou de vice-recteur CDD</text:p>
          </table:table-cell>
          <table:table-cell table:number-columns-repeated="5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R EPST</text:p>
          </table:table-cell>
          <table:table-cell office:value-type="string" calcext:value-type="string">
            <text:p>CHARGE DE RECHERCHE DES EPST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é de recherche des EPST</text:p>
          </table:table-cell>
          <table:table-cell/>
          <table:table-cell office:value-type="string" calcext:value-type="string">
            <text:p>Chargé de recherche des EPST</text:p>
          </table:table-cell>
          <table:table-cell table:number-columns-repeated="5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GRA C</text:p>
          </table:table-cell>
          <table:table-cell office:value-type="string" calcext:value-type="string">
            <text:p>SECRETAIRE GENERAL REGION ACADEMIQU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étaire général de région académique CDD</text:p>
          </table:table-cell>
          <table:table-cell/>
          <table:table-cell office:value-type="string" calcext:value-type="string">
            <text:p>secrétaire général de région académique CDD</text:p>
          </table:table-cell>
          <table:table-cell table:number-columns-repeated="5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SGRA C</text:p>
          </table:table-cell>
          <table:table-cell office:value-type="string" calcext:value-type="string">
            <text:p>ADJOINT AU SG DE REGION ACADEMIQUE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oint au secrétaire général de région académique CDD</text:p>
          </table:table-cell>
          <table:table-cell/>
          <table:table-cell office:value-type="string" calcext:value-type="string">
            <text:p>adjoint au secrétaire général de région académique CDD</text:p>
          </table:table-cell>
          <table:table-cell table:number-columns-repeated="5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IR SIEC C</text:p>
          </table:table-cell>
          <table:table-cell office:value-type="string" calcext:value-type="string">
            <text:p>DIRECTEUR DU SIEC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u service inter-académique des examens et concours CDD</text:p>
          </table:table-cell>
          <table:table-cell/>
          <table:table-cell office:value-type="string" calcext:value-type="string">
            <text:p>directeur du SIEC CDD</text:p>
          </table:table-cell>
          <table:table-cell table:number-columns-repeated="5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EC PARI C</text:p>
          </table:table-cell>
          <table:table-cell office:value-type="string" calcext:value-type="string">
            <text:p>RECTEUR ACADEMIE PARIS CDD</text:p>
          </table:table-cell>
          <table:table-cell table:style-name="ce1" office:value-type="date" office:date-value="2020-01-02" calcext:value-type="date">
            <text:p>1/2/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eur de l'académie de Paris CDD</text:p>
          </table:table-cell>
          <table:table-cell/>
          <table:table-cell office:value-type="string" calcext:value-type="string">
            <text:p>recteur de l'académie de Paris CDD</text:p>
          </table:table-cell>
          <table:table-cell office:value-type="string" calcext:value-type="string">
            <text:p>Décret n° 2019-1594</text:p>
          </table:table-cell>
          <table:table-cell table:number-columns-repeated="5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I-R CNRS</text:p>
          </table:table-cell>
          <table:table-cell office:value-type="string" calcext:value-type="string">
            <text:p>ASSISTANT INGENIEUR ( RECHERCHE CN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ingénieur CNRS</text:p>
          </table:table-cell>
          <table:table-cell/>
          <table:table-cell office:value-type="string" calcext:value-type="string">
            <text:p>assistant ingénieur CNRS</text:p>
          </table:table-cell>
          <table:table-cell office:value-type="string" calcext:value-type="string">
            <text:p>Depuis juillet 2015 dans Daisy assistant ingénieur des EPST</text:p>
          </table:table-cell>
          <table:table-cell table:number-columns-repeated="5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E-R CNRS</text:p>
          </table:table-cell>
          <table:table-cell office:value-type="string" calcext:value-type="string">
            <text:p>INGENIEUR D'ETUDES( RECHERCHE CN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énieur d'études CNRS</text:p>
          </table:table-cell>
          <table:table-cell/>
          <table:table-cell office:value-type="string" calcext:value-type="string">
            <text:p>ingénieur d'études CNRS</text:p>
          </table:table-cell>
          <table:table-cell office:value-type="string" calcext:value-type="string">
            <text:p>Depuis juillet 2015 dans Daisy ingénieur d'études des EPST</text:p>
          </table:table-cell>
          <table:table-cell table:number-columns-repeated="5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R-R CNRS</text:p>
          </table:table-cell>
          <table:table-cell office:value-type="string" calcext:value-type="string">
            <text:p>INGENIEUR DE RECHERCHE ( RECHERCHE CN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génieur de recherche CNRS</text:p>
          </table:table-cell>
          <table:table-cell/>
          <table:table-cell office:value-type="string" calcext:value-type="string">
            <text:p>ingénieur de recherche CNRS</text:p>
          </table:table-cell>
          <table:table-cell office:value-type="string" calcext:value-type="string">
            <text:p>Depuis juillet 2015 dans Daisy ingénieur de recherche des EPST</text:p>
          </table:table-cell>
          <table:table-cell table:number-columns-repeated="5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JT-R CNRS</text:p>
          </table:table-cell>
          <table:table-cell office:value-type="string" calcext:value-type="string">
            <text:p>ADJOINT TECHNIQUE ( RECHERCHE CN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joint technique de la recherche </text:p>
          </table:table-cell>
          <table:table-cell/>
          <table:table-cell office:value-type="string" calcext:value-type="string">
            <text:p>adjoint technique de la recherche </text:p>
          </table:table-cell>
          <table:table-cell office:value-type="string" calcext:value-type="string">
            <text:p>Depuis juillet 2015 dans Daisy adjoint technique de la recherche des EPST</text:p>
          </table:table-cell>
          <table:table-cell table:number-columns-repeated="5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C-R CNRS</text:p>
          </table:table-cell>
          <table:table-cell office:value-type="string" calcext:value-type="string">
            <text:p>TECHNICIEN ( RECHERCHE CN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chnicien de la recherche </text:p>
          </table:table-cell>
          <table:table-cell/>
          <table:table-cell office:value-type="string" calcext:value-type="string">
            <text:p>technicien de la recherche </text:p>
          </table:table-cell>
          <table:table-cell table:number-columns-repeated="5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NG. P.C.</text:p>
          </table:table-cell>
          <table:table-cell office:value-type="string" calcext:value-type="string">
            <text:p>INGENIEUR DES PONTS ET CHAUSSE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génieur des ponts et chaussées</text:p>
          </table:table-cell>
          <table:table-cell/>
          <table:table-cell office:value-type="string" calcext:value-type="string">
            <text:p>ingénieur des ponts et chaussées</text:p>
          </table:table-cell>
          <table:table-cell table:number-columns-repeated="5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CH </text:p>
          </table:table-cell>
          <table:table-cell office:value-type="string" calcext:value-type="string">
            <text:p>ARCHITECTE ET URBANISME DE L'ET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Architecte et urbaniste de l'état</text:p>
          </table:table-cell>
          <table:table-cell/>
          <table:table-cell office:value-type="string" calcext:value-type="string">
            <text:p><text:s/>Architecte et urbaniste de l'état</text:p>
          </table:table-cell>
          <table:table-cell table:number-columns-repeated="5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N.TR.PUBL</text:p>
          </table:table-cell>
          <table:table-cell office:value-type="string" calcext:value-type="string">
            <text:p>INGENIEUR TRAVAUX PUBLICS DE L'ET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génieur des travaux publics de l'Etat</text:p>
          </table:table-cell>
          <table:table-cell/>
          <table:table-cell office:value-type="string" calcext:value-type="string">
            <text:p>ingénieur des travaux publics de l'Etat</text:p>
          </table:table-cell>
          <table:table-cell table:number-columns-repeated="5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NG.TELEC.</text:p>
          </table:table-cell>
          <table:table-cell office:value-type="string" calcext:value-type="string">
            <text:p>INGENIEUR DES TELECOMMUNICA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génieur des télécommunications</text:p>
          </table:table-cell>
          <table:table-cell/>
          <table:table-cell office:value-type="string" calcext:value-type="string">
            <text:p>ingénieur des télécommunications</text:p>
          </table:table-cell>
          <table:table-cell table:number-columns-repeated="5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TT. INSEE</text:p>
          </table:table-cell>
          <table:table-cell office:value-type="string" calcext:value-type="string">
            <text:p>ATTACHE INSE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aché I.N.S.E.E.</text:p>
          </table:table-cell>
          <table:table-cell/>
          <table:table-cell office:value-type="string" calcext:value-type="string">
            <text:p>attaché I.N.S.E.E.</text:p>
          </table:table-cell>
          <table:table-cell table:number-columns-repeated="5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DM. INSEE</text:p>
          </table:table-cell>
          <table:table-cell office:value-type="string" calcext:value-type="string">
            <text:p>ADMINISTRATEUR INSE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ministrateur I.N.S.E.E.</text:p>
          </table:table-cell>
          <table:table-cell/>
          <table:table-cell office:value-type="string" calcext:value-type="string">
            <text:p>administrateur I.N.S.E.E.</text:p>
          </table:table-cell>
          <table:table-cell table:number-columns-repeated="5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H.MIS.INS</text:p>
          </table:table-cell>
          <table:table-cell office:value-type="string" calcext:value-type="string">
            <text:p>CHARGE DE MISSION INSE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rgé de mission I.N.S.E.E.</text:p>
          </table:table-cell>
          <table:table-cell/>
          <table:table-cell office:value-type="string" calcext:value-type="string">
            <text:p>chargé de mission I.N.S.E.E.</text:p>
          </table:table-cell>
          <table:table-cell table:number-columns-repeated="5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IC TPE</text:p>
          </table:table-cell>
          <table:table-cell office:value-type="string" calcext:value-type="string">
            <text:p>INGENIEUR EN CHEF TPE</text:p>
          </table:table-cell>
          <table:table-cell table:style-name="ce1" office:value-type="date" office:date-value="2008-05-06" calcext:value-type="date">
            <text:p>5/6/0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énieur en chef des travaux publics de l'état</text:p>
          </table:table-cell>
          <table:table-cell/>
          <table:table-cell office:value-type="string" calcext:value-type="string">
            <text:p>Ingénieur en chef des travaux publics de l'état</text:p>
          </table:table-cell>
          <table:table-cell office:value-type="string" calcext:value-type="string">
            <text:p>Décret N° 2005-632 du 30 mai 2005</text:p>
          </table:table-cell>
          <table:table-cell table:number-columns-repeated="5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ED.INSP.S</text:p>
          </table:table-cell>
          <table:table-cell office:value-type="string" calcext:value-type="string">
            <text:p>MEDECIN INSPECTEUR DE SANTE PUBL. (N.ST)</text:p>
          </table:table-cell>
          <table:table-cell table:style-name="ce1" office:value-type="date" office:date-value="1991-07-01" calcext:value-type="date">
            <text:p>7/1/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decin inspecteur de santé publique</text:p>
          </table:table-cell>
          <table:table-cell/>
          <table:table-cell office:value-type="string" calcext:value-type="string">
            <text:p>médecin inspecteur de santé publique</text:p>
          </table:table-cell>
          <table:table-cell table:number-columns-repeated="5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NF-ETAT</text:p>
          </table:table-cell>
          <table:table-cell office:value-type="string" calcext:value-type="string">
            <text:p>INFIRMIERE D'ETAT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firmier ou infirmière d'Etat</text:p>
          </table:table-cell>
          <table:table-cell/>
          <table:table-cell office:value-type="string" calcext:value-type="string">
            <text:p>infirmier ou infirmière d'Etat</text:p>
          </table:table-cell>
          <table:table-cell table:number-columns-repeated="5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PEF</text:p>
          </table:table-cell>
          <table:table-cell office:value-type="string" calcext:value-type="string">
            <text:p>INGENIEUR DES PONTS, EAUX ET FORETS</text:p>
          </table:table-cell>
          <table:table-cell table:style-name="ce1" office:value-type="date" office:date-value="2009-09-11" calcext:value-type="date">
            <text:p>9/11/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génieur des ponts, eaux et forêts</text:p>
          </table:table-cell>
          <table:table-cell/>
          <table:table-cell office:value-type="string" calcext:value-type="string">
            <text:p>Ingénieur des ponts, eaux et forêts</text:p>
          </table:table-cell>
          <table:table-cell office:value-type="string" calcext:value-type="string">
            <text:p>Décret N° 2009-1106 du 10 octobre 2009</text:p>
          </table:table-cell>
          <table:table-cell table:number-columns-repeated="5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G FINANCE</text:p>
          </table:table-cell>
          <table:table-cell office:value-type="string" calcext:value-type="string">
            <text:p>INSPECTEUR GENERAL DES FINAN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pecteur général des finances</text:p>
          </table:table-cell>
          <table:table-cell/>
          <table:table-cell office:value-type="string" calcext:value-type="string">
            <text:p>inspecteur général des finances</text:p>
          </table:table-cell>
          <table:table-cell table:number-columns-repeated="5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DV FINANC</text:p>
          </table:table-cell>
          <table:table-cell office:value-type="string" calcext:value-type="string">
            <text:p>INSPECTEUR DIVISIONNAIRE DES FINANCES 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pecteur divisionnaire des finances publiques</text:p>
          </table:table-cell>
          <table:table-cell/>
          <table:table-cell office:value-type="string" calcext:value-type="string">
            <text:p>inspecteur divisionnaire des finances publiques</text:p>
          </table:table-cell>
          <table:table-cell table:number-columns-repeated="5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NG CH TPE</text:p>
          </table:table-cell>
          <table:table-cell office:value-type="string" calcext:value-type="string">
            <text:p>INGENIEUR EN CHEF DES TVX PUBLICS <text:s/>2G</text:p>
          </table:table-cell>
          <table:table-cell table:style-name="ce1" office:value-type="date" office:date-value="2005-06-01" calcext:value-type="date">
            <text:p>6/1/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énieur en chef des travaux publics de l'état 2ème groupe</text:p>
          </table:table-cell>
          <table:table-cell/>
          <table:table-cell office:value-type="string" calcext:value-type="string">
            <text:p>Ingénieur en chef des travaux publics de l'état 2ème groupe</text:p>
          </table:table-cell>
          <table:table-cell table:number-columns-repeated="5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NG CH TPE</text:p>
          </table:table-cell>
          <table:table-cell office:value-type="string" calcext:value-type="string">
            <text:p>INGENIEUR EN CHEF DES TVX PUBLICS <text:s/>1G</text:p>
          </table:table-cell>
          <table:table-cell table:style-name="ce1" office:value-type="date" office:date-value="2005-06-01" calcext:value-type="date">
            <text:p>6/1/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énieur en chef des travaux publics de l'état 1er groupe</text:p>
          </table:table-cell>
          <table:table-cell/>
          <table:table-cell office:value-type="string" calcext:value-type="string">
            <text:p>Ingénieur en chef des travaux publics de l'état 1er groupe</text:p>
          </table:table-cell>
          <table:table-cell table:number-columns-repeated="5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NG MINES</text:p>
          </table:table-cell>
          <table:table-cell office:value-type="string" calcext:value-type="string">
            <text:p>INGENIEUR DES MINES</text:p>
          </table:table-cell>
          <table:table-cell table:style-name="ce1" office:value-type="date" office:date-value="2009-02-01" calcext:value-type="date">
            <text:p>2/1/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génieur des mines</text:p>
          </table:table-cell>
          <table:table-cell/>
          <table:table-cell office:value-type="string" calcext:value-type="string">
            <text:p>ingénieur des mines</text:p>
          </table:table-cell>
          <table:table-cell office:value-type="string" calcext:value-type="string">
            <text:p>Décret N°2009-69 du 16 janvier 2009 (NOR ECEP0824730D)</text:p>
          </table:table-cell>
          <table:table-cell table:number-columns-repeated="5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E DOC</text:p>
          </table:table-cell>
          <table:table-cell office:value-type="string" calcext:value-type="string">
            <text:p>CHARGE D'ETUDES DOCUMENTAIRES (CULTURE)</text:p>
          </table:table-cell>
          <table:table-cell table:style-name="ce1" office:value-type="date" office:date-value="1996-08-01" calcext:value-type="date">
            <text:p>8/1/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rgé d'études documentaires (culture)</text:p>
          </table:table-cell>
          <table:table-cell/>
          <table:table-cell office:value-type="string" calcext:value-type="string">
            <text:p>chargé d'études documentaires (culture)</text:p>
          </table:table-cell>
          <table:table-cell office:value-type="string" calcext:value-type="string">
            <text:p>Fermeture en faveur du corps 981</text:p>
          </table:table-cell>
          <table:table-cell table:number-columns-repeated="5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EST. SPE.</text:p>
          </table:table-cell>
          <table:table-cell office:value-type="string" calcext:value-type="string">
            <text:p>RESTAURATEURS SPECIALIS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teur spécialiste</text:p>
          </table:table-cell>
          <table:table-cell/>
          <table:table-cell office:value-type="string" calcext:value-type="string">
            <text:p>restaurateur spécialiste</text:p>
          </table:table-cell>
          <table:table-cell table:number-columns-repeated="5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DT ART</text:p>
          </table:table-cell>
          <table:table-cell office:value-type="string" calcext:value-type="string">
            <text:p>CHEF DE TRAVAUX D'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f de travaux d'art</text:p>
          </table:table-cell>
          <table:table-cell/>
          <table:table-cell office:value-type="string" calcext:value-type="string">
            <text:p>chef de travaux d'art</text:p>
          </table:table-cell>
          <table:table-cell table:number-columns-repeated="5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CH ART</text:p>
          </table:table-cell>
          <table:table-cell office:value-type="string" calcext:value-type="string">
            <text:p>TECHNICIEN D'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ien d'art</text:p>
          </table:table-cell>
          <table:table-cell/>
          <table:table-cell office:value-type="string" calcext:value-type="string">
            <text:p>technicien d'art</text:p>
          </table:table-cell>
          <table:table-cell table:number-columns-repeated="5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FESSEUR DES UNIVERSITES</text:p>
          </table:table-cell>
          <table:table-cell table:style-name="ce1" office:value-type="date" office:date-value="1984-10-01" calcext:value-type="date">
            <text:p>10/1/8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fesseur des universités</text:p>
          </table:table-cell>
          <table:table-cell/>
          <table:table-cell office:value-type="string" calcext:value-type="string">
            <text:p>professeur des universités</text:p>
          </table:table-cell>
          <table:table-cell table:number-columns-repeated="5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AITRE DE CONFERENCES DES UNIVERSITES</text:p>
          </table:table-cell>
          <table:table-cell table:style-name="ce1" office:value-type="date" office:date-value="1984-10-01" calcext:value-type="date">
            <text:p>10/1/8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ître de conférences</text:p>
          </table:table-cell>
          <table:table-cell/>
          <table:table-cell office:value-type="string" calcext:value-type="string">
            <text:p>maître de conférences</text:p>
          </table:table-cell>
          <table:table-cell table:number-columns-repeated="5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ITRE ASSIST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ître-assistant</text:p>
          </table:table-cell>
          <table:table-cell table:style-name="ce1" office:value-type="date" office:date-value="1984-06-06" calcext:value-type="date">
            <text:p>6/6/84</text:p>
          </table:table-cell>
          <table:table-cell office:value-type="string" calcext:value-type="string">
            <text:p>maître-assistant</text:p>
          </table:table-cell>
          <table:table-cell table:number-columns-repeated="5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S AGREGE</text:p>
          </table:table-cell>
          <table:table-cell office:value-type="string" calcext:value-type="string">
            <text:p>ASSISTANT AGREGE ET ASSIM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agrégé et assimilé</text:p>
          </table:table-cell>
          <table:table-cell table:style-name="ce1" office:value-type="date" office:date-value="1985-10-11" calcext:value-type="date">
            <text:p>10/11/85</text:p>
          </table:table-cell>
          <table:table-cell office:value-type="string" calcext:value-type="string">
            <text:p>assistant agrégé et assimilé</text:p>
          </table:table-cell>
          <table:table-cell table:number-columns-repeated="5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S N-AGR.</text:p>
          </table:table-cell>
          <table:table-cell office:value-type="string" calcext:value-type="string">
            <text:p>ASSISTANT NON AGREGE ET ASSIM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non agrégé et assimilé</text:p>
          </table:table-cell>
          <table:table-cell table:style-name="ce1" office:value-type="date" office:date-value="1985-10-11" calcext:value-type="date">
            <text:p>10/11/85</text:p>
          </table:table-cell>
          <table:table-cell office:value-type="string" calcext:value-type="string">
            <text:p>assistant non agrégé et assimilé</text:p>
          </table:table-cell>
          <table:table-cell table:number-columns-repeated="5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S ENSUP</text:p>
          </table:table-cell>
          <table:table-cell office:value-type="string" calcext:value-type="string">
            <text:p>ASSISTANT DE L'ENSEIGNEMENT SUPERIEUR</text:p>
          </table:table-cell>
          <table:table-cell table:style-name="ce1" office:value-type="date" office:date-value="1999-01-01" calcext:value-type="date">
            <text:p>1/1/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de l'enseignement supérieur</text:p>
          </table:table-cell>
          <table:table-cell/>
          <table:table-cell office:value-type="string" calcext:value-type="string">
            <text:p>assistant de l'enseignement supérieur</text:p>
          </table:table-cell>
          <table:table-cell table:number-columns-repeated="5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UPH</text:p>
          </table:table-cell>
          <table:table-cell office:value-type="string" calcext:value-type="string">
            <text:p>PROF DES UNIV.- PRATICIEN HOSPITALIER</text:p>
          </table:table-cell>
          <table:table-cell table:style-name="ce1" office:value-type="date" office:date-value="1984-02-24" calcext:value-type="date">
            <text:p>2/24/8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fesseur des universités-praticien hospitalier</text:p>
          </table:table-cell>
          <table:table-cell/>
          <table:table-cell office:value-type="string" calcext:value-type="string">
            <text:p>professeur des universités-praticien hospitalier</text:p>
          </table:table-cell>
          <table:table-cell table:number-columns-repeated="5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CUPH</text:p>
          </table:table-cell>
          <table:table-cell office:value-type="string" calcext:value-type="string">
            <text:p>MAITRE DE CONF PRATICIEN HOSPITALIER </text:p>
          </table:table-cell>
          <table:table-cell table:style-name="ce1" office:value-type="date" office:date-value="1984-02-24" calcext:value-type="date">
            <text:p>2/24/8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ître de conférences des universités-praticien hospitalier </text:p>
          </table:table-cell>
          <table:table-cell/>
          <table:table-cell office:value-type="string" calcext:value-type="string">
            <text:p>maître de conférences des universités-praticien hospitalier </text:p>
          </table:table-cell>
          <table:table-cell table:number-columns-repeated="5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DT-F</text:p>
          </table:table-cell>
          <table:table-cell office:value-type="string" calcext:value-type="string">
            <text:p>CHEF DE TRAVAUX DES FACULTES</text:p>
          </table:table-cell>
          <table:table-cell table:style-name="ce1" office:value-type="date" office:date-value="1950-10-24" calcext:value-type="date">
            <text:p>10/24/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f de travaux des facultés</text:p>
          </table:table-cell>
          <table:table-cell/>
          <table:table-cell office:value-type="string" calcext:value-type="string">
            <text:p>chef de travaux des facultés</text:p>
          </table:table-cell>
          <table:table-cell table:number-columns-repeated="5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DT-PH</text:p>
          </table:table-cell>
          <table:table-cell office:value-type="string" calcext:value-type="string">
            <text:p>CHEF DE TRAVAUX UNIV-PRATICIEN HOSPITAL.</text:p>
          </table:table-cell>
          <table:table-cell table:style-name="ce1" office:value-type="date" office:date-value="1960-05-24" calcext:value-type="date">
            <text:p>5/24/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f de travaux des universités-praticien hospitalier</text:p>
          </table:table-cell>
          <table:table-cell/>
          <table:table-cell office:value-type="string" calcext:value-type="string">
            <text:p>chef de travaux des universités-praticien hospitalier</text:p>
          </table:table-cell>
          <table:table-cell table:number-columns-repeated="5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DBM</text:p>
          </table:table-cell>
          <table:table-cell office:value-type="string" calcext:value-type="string">
            <text:p>ASSISTANT DISCIPL. MED-BIOLOG. ET MIXTES</text:p>
          </table:table-cell>
          <table:table-cell table:style-name="ce1" office:value-type="date" office:date-value="1986-03-11" calcext:value-type="date">
            <text:p>3/11/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des disciplines médicales biologiques et mixtes</text:p>
          </table:table-cell>
          <table:table-cell/>
          <table:table-cell office:value-type="string" calcext:value-type="string">
            <text:p>assistant des disciplines médicales biologiques et mixtes</text:p>
          </table:table-cell>
          <table:table-cell table:number-columns-repeated="5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UPHO</text:p>
          </table:table-cell>
          <table:table-cell office:value-type="string" calcext:value-type="string">
            <text:p>PROF UNIV-PRATICIEN HOSPITAL. CSERD</text:p>
          </table:table-cell>
          <table:table-cell table:style-name="ce1" office:value-type="date" office:date-value="1990-01-24" calcext:value-type="date">
            <text:p>1/24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fesseur des universités-praticien hospitalier des centres de soins, d'enseignement et de recherche dentaires</text:p>
          </table:table-cell>
          <table:table-cell/>
          <table:table-cell office:value-type="string" calcext:value-type="string">
            <text:p>professeur des universités-praticien hospitalier des centres de soins,</text:p>
          </table:table-cell>
          <table:table-cell table:number-columns-repeated="5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CPHO</text:p>
          </table:table-cell>
          <table:table-cell office:value-type="string" calcext:value-type="string">
            <text:p>MAITRE DE CONF PRATICIEN HOSPITAL.CSERD </text:p>
          </table:table-cell>
          <table:table-cell table:style-name="ce1" office:value-type="date" office:date-value="1990-01-24" calcext:value-type="date">
            <text:p>1/24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ître de conférences des universités-praticien hospitalier des centres de soins, d'enseignement et de recherche dentaires</text:p>
          </table:table-cell>
          <table:table-cell/>
          <table:table-cell office:value-type="string" calcext:value-type="string">
            <text:p>maître de conférences des universités-praticien hospitalier des centre</text:p>
          </table:table-cell>
          <table:table-cell table:number-columns-repeated="5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R1G</text:p>
          </table:table-cell>
          <table:table-cell office:value-type="string" calcext:value-type="string">
            <text:p>PROF DU 1ER GRADE CHIR DENT ODONTO</text:p>
          </table:table-cell>
          <table:table-cell table:style-name="ce1" office:value-type="date" office:date-value="1965-09-22" calcext:value-type="date">
            <text:p>9/22/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fesseur du 1er grade de chirurgie dentaire, odontologiste des services de consultations et de traitements dentaires</text:p>
          </table:table-cell>
          <table:table-cell/>
          <table:table-cell office:value-type="string" calcext:value-type="string">
            <text:p>professeur du 1er grade de chirurgie dentaire-odontologiste des servic</text:p>
          </table:table-cell>
          <table:table-cell table:number-columns-repeated="5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R2G</text:p>
          </table:table-cell>
          <table:table-cell office:value-type="string" calcext:value-type="string">
            <text:p>PROF DU 2EME GRADE CHIR DENT ODONTO</text:p>
          </table:table-cell>
          <table:table-cell table:style-name="ce1" office:value-type="date" office:date-value="1965-09-22" calcext:value-type="date">
            <text:p>9/22/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2ème grade de chirurgie dentaire, odontologiste des services de consultations et de traitements dentaires</text:p>
          </table:table-cell>
          <table:table-cell table:style-name="ce1" office:value-type="date" office:date-value="1981-10-27" calcext:value-type="date">
            <text:p>10/27/81</text:p>
          </table:table-cell>
          <table:table-cell office:value-type="string" calcext:value-type="string">
            <text:p>professeur du 2ème grade de chirurgie dentaire-odontologiste des servi</text:p>
          </table:table-cell>
          <table:table-cell table:number-columns-repeated="5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UPH P</text:p>
          </table:table-cell>
          <table:table-cell office:value-type="string" calcext:value-type="string">
            <text:p>PROF UNIV PRAT HOSP DISC PHARMACEUTIQU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des universités-praticien hospitalier des disciplines pharmaceutiques</text:p>
          </table:table-cell>
          <table:table-cell/>
          <table:table-cell office:value-type="string" calcext:value-type="string">
            <text:p>professeur des universités-praticien hospitalier <text:s/>disciplines pharma.</text:p>
          </table:table-cell>
          <table:table-cell office:value-type="string" calcext:value-type="string">
            <text:p>création du grade à la demande de la BCP, code fourni par la DGRH</text:p>
          </table:table-cell>
          <table:table-cell table:number-columns-repeated="5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CUPH P</text:p>
          </table:table-cell>
          <table:table-cell office:value-type="string" calcext:value-type="string">
            <text:p>MAIT CONF UNIV PRAT HOSP DISC PHARMA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ître de conférences des universités-praticien hospitalier des disciplines pharmaceutiques</text:p>
          </table:table-cell>
          <table:table-cell/>
          <table:table-cell office:value-type="string" calcext:value-type="string">
            <text:p>maître de conférences des universités-praticien hosp. <text:s/>Disc. Pharma.</text:p>
          </table:table-cell>
          <table:table-cell office:value-type="string" calcext:value-type="string">
            <text:p>création du grade à la demande de la BCP, code fourni par la DGRH</text:p>
          </table:table-cell>
          <table:table-cell table:number-columns-repeated="5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U MG</text:p>
          </table:table-cell>
          <table:table-cell office:value-type="string" calcext:value-type="string">
            <text:p>PROF UNIV MEDECINE GENE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des universités de médecine générale</text:p>
          </table:table-cell>
          <table:table-cell/>
          <table:table-cell office:value-type="string" calcext:value-type="string">
            <text:p>professeur des universités de médecine générale</text:p>
          </table:table-cell>
          <table:table-cell office:value-type="string" calcext:value-type="string">
            <text:p>création du grade à la demande de la BCP, code fourni par la DGRH</text:p>
          </table:table-cell>
          <table:table-cell table:number-columns-repeated="5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CU MG</text:p>
          </table:table-cell>
          <table:table-cell office:value-type="string" calcext:value-type="string">
            <text:p>MAITRE DE CONF UNIV MEDECINE GENER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ître de conférences des universités de médecine générale</text:p>
          </table:table-cell>
          <table:table-cell/>
          <table:table-cell office:value-type="string" calcext:value-type="string">
            <text:p>maître de conférences des universités de médecine générale</text:p>
          </table:table-cell>
          <table:table-cell office:value-type="string" calcext:value-type="string">
            <text:p>création du grade à la demande de la BCP, code fourni par la DGRH</text:p>
          </table:table-cell>
          <table:table-cell table:number-columns-repeated="5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ST </text:p>
          </table:table-cell>
          <table:table-cell office:value-type="string" calcext:value-type="string">
            <text:p>ASTRONOME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tronome</text:p>
          </table:table-cell>
          <table:table-cell/>
          <table:table-cell office:value-type="string" calcext:value-type="string">
            <text:p>astronome</text:p>
          </table:table-cell>
          <table:table-cell table:number-columns-repeated="5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IEN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ien</text:p>
          </table:table-cell>
          <table:table-cell/>
          <table:table-cell office:value-type="string" calcext:value-type="string">
            <text:p>physicien</text:p>
          </table:table-cell>
          <table:table-cell table:number-columns-repeated="5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SAD</text:p>
          </table:table-cell>
          <table:table-cell office:value-type="string" calcext:value-type="string">
            <text:p>ASTRONOME ADJOINT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ronome adjoint</text:p>
          </table:table-cell>
          <table:table-cell/>
          <table:table-cell office:value-type="string" calcext:value-type="string">
            <text:p>astronome adjoint</text:p>
          </table:table-cell>
          <table:table-cell table:number-columns-repeated="5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HAD</text:p>
          </table:table-cell>
          <table:table-cell office:value-type="string" calcext:value-type="string">
            <text:p>PHYSICIEN ADJOINT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sicien adjoint</text:p>
          </table:table-cell>
          <table:table-cell/>
          <table:table-cell office:value-type="string" calcext:value-type="string">
            <text:p>physicien adjoint</text:p>
          </table:table-cell>
          <table:table-cell table:number-columns-repeated="5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STR</text:p>
          </table:table-cell>
          <table:table-cell office:value-type="string" calcext:value-type="string">
            <text:p>ASTRONOME TITULAI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nome titulaire</text:p>
          </table:table-cell>
          <table:table-cell table:style-name="ce1" office:value-type="date" office:date-value="1986-03-12" calcext:value-type="date">
            <text:p>3/12/86</text:p>
          </table:table-cell>
          <table:table-cell office:value-type="string" calcext:value-type="string">
            <text:p>astronome titulaire</text:p>
          </table:table-cell>
          <table:table-cell table:number-columns-repeated="5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PHYSICIEN TITULAI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ien titulaire</text:p>
          </table:table-cell>
          <table:table-cell table:style-name="ce1" office:value-type="date" office:date-value="1986-03-12" calcext:value-type="date">
            <text:p>3/12/86</text:p>
          </table:table-cell>
          <table:table-cell office:value-type="string" calcext:value-type="string">
            <text:p>physicien titulaire</text:p>
          </table:table-cell>
          <table:table-cell table:number-columns-repeated="5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STA</text:p>
          </table:table-cell>
          <table:table-cell office:value-type="string" calcext:value-type="string">
            <text:p>ASTRONOME ADJOINT (DECRET DU 31/07/1936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nome adjoint (décret du 31 juillet 1936)</text:p>
          </table:table-cell>
          <table:table-cell table:style-name="ce1" office:value-type="date" office:date-value="1986-03-12" calcext:value-type="date">
            <text:p>3/12/86</text:p>
          </table:table-cell>
          <table:table-cell office:value-type="string" calcext:value-type="string">
            <text:p>astronome adjoint (décret du 31 juillet 1936)</text:p>
          </table:table-cell>
          <table:table-cell table:number-columns-repeated="5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HYA</text:p>
          </table:table-cell>
          <table:table-cell office:value-type="string" calcext:value-type="string">
            <text:p>PHYSICIEN ADJOINT (DECRET DU 25/12/1936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ien adjoint (décret du 25 décembre 1936)</text:p>
          </table:table-cell>
          <table:table-cell table:style-name="ce1" office:value-type="date" office:date-value="1986-03-12" calcext:value-type="date">
            <text:p>3/12/86</text:p>
          </table:table-cell>
          <table:table-cell office:value-type="string" calcext:value-type="string">
            <text:p>physicien adjoint (décret du 25 décembre 1936)</text:p>
          </table:table-cell>
          <table:table-cell table:number-columns-repeated="5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AST</text:p>
          </table:table-cell>
          <table:table-cell office:value-type="string" calcext:value-type="string">
            <text:p>AIDE-ASTRONO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e-astronome</text:p>
          </table:table-cell>
          <table:table-cell table:style-name="ce1" office:value-type="date" office:date-value="1986-03-12" calcext:value-type="date">
            <text:p>3/12/86</text:p>
          </table:table-cell>
          <table:table-cell office:value-type="string" calcext:value-type="string">
            <text:p>aide-astronome</text:p>
          </table:table-cell>
          <table:table-cell table:number-columns-repeated="5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PHY</text:p>
          </table:table-cell>
          <table:table-cell office:value-type="string" calcext:value-type="string">
            <text:p>AIDE-PHYSICI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e-physicien</text:p>
          </table:table-cell>
          <table:table-cell table:style-name="ce1" office:value-type="date" office:date-value="1986-03-12" calcext:value-type="date">
            <text:p>3/12/86</text:p>
          </table:table-cell>
          <table:table-cell office:value-type="string" calcext:value-type="string">
            <text:p>aide-physicien</text:p>
          </table:table-cell>
          <table:table-cell table:number-columns-repeated="5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SOA</text:p>
          </table:table-cell>
          <table:table-cell office:value-type="string" calcext:value-type="string">
            <text:p>ASSISTANT D'OBSERVATOI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d'observatoire</text:p>
          </table:table-cell>
          <table:table-cell table:style-name="ce1" office:value-type="date" office:date-value="1986-03-12" calcext:value-type="date">
            <text:p>3/12/86</text:p>
          </table:table-cell>
          <table:table-cell office:value-type="string" calcext:value-type="string">
            <text:p>assistant d'observatoire</text:p>
          </table:table-cell>
          <table:table-cell table:number-columns-repeated="5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EC 2 CT</text:p>
          </table:table-cell>
          <table:table-cell office:value-type="string" calcext:value-type="string">
            <text:p>PROFESSEUR DE L'ECOLE CENTRALE 2E CA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e l'Ecole centrale des Arts et manufactures de Paris de deuxième catégorie</text:p>
          </table:table-cell>
          <table:table-cell/>
          <table:table-cell office:value-type="string" calcext:value-type="string">
            <text:p>professeur de l'Ecole centrale des Arts et manufactures de Paris de de</text:p>
          </table:table-cell>
          <table:table-cell table:number-columns-repeated="5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REC 1 CT</text:p>
          </table:table-cell>
          <table:table-cell office:value-type="string" calcext:value-type="string">
            <text:p>PROFESSEUR DE L'ECOLE CENTRALE 1E CA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e l'Ecole centrale des Arts et manufactures de Paris de première catégorie</text:p>
          </table:table-cell>
          <table:table-cell/>
          <table:table-cell office:value-type="string" calcext:value-type="string">
            <text:p>professeur de l'Ecole centrale des Arts et manufactures de Paris de pr</text:p>
          </table:table-cell>
          <table:table-cell table:number-columns-repeated="5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RCF</text:p>
          </table:table-cell>
          <table:table-cell office:value-type="string" calcext:value-type="string">
            <text:p>PROFESSEUR DU COLLEGE DE FR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Collège de France</text:p>
          </table:table-cell>
          <table:table-cell/>
          <table:table-cell office:value-type="string" calcext:value-type="string">
            <text:p>professeur du Collège de France</text:p>
          </table:table-cell>
          <table:table-cell table:number-columns-repeated="5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DCF</text:p>
          </table:table-cell>
          <table:table-cell office:value-type="string" calcext:value-type="string">
            <text:p>SS-DIR DE LABORAT. DU COLLEGE DE FR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s-directeur de laboratoire du Collège de France</text:p>
          </table:table-cell>
          <table:table-cell/>
          <table:table-cell office:value-type="string" calcext:value-type="string">
            <text:p>sous-directeur de laboratoire du Collège de France</text:p>
          </table:table-cell>
          <table:table-cell table:number-columns-repeated="5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SCF</text:p>
          </table:table-cell>
          <table:table-cell office:value-type="string" calcext:value-type="string">
            <text:p>ASSISTANT DU COLLEGE DE FR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du Collège de France</text:p>
          </table:table-cell>
          <table:table-cell/>
          <table:table-cell office:value-type="string" calcext:value-type="string">
            <text:p>assistant du Collège de France</text:p>
          </table:table-cell>
          <table:table-cell table:number-columns-repeated="5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DEN</text:p>
          </table:table-cell>
          <table:table-cell office:value-type="string" calcext:value-type="string">
            <text:p>SOUS-DIRECTEUR DE LABORATOIRE DES E.N.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s-directeur de laboratoire des écoles normales supérieures</text:p>
          </table:table-cell>
          <table:table-cell/>
          <table:table-cell office:value-type="string" calcext:value-type="string">
            <text:p>sous-directeur de laboratoire des écoles normales supérieures</text:p>
          </table:table-cell>
          <table:table-cell table:number-columns-repeated="5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DT-IHC</text:p>
          </table:table-cell>
          <table:table-cell office:value-type="string" calcext:value-type="string">
            <text:p>CHEF DE TRAVAUX DE L'INSTIT.HYDROL.CLIM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f de travaux de l'Institut d'hydrologie et de climatologie</text:p>
          </table:table-cell>
          <table:table-cell/>
          <table:table-cell office:value-type="string" calcext:value-type="string">
            <text:p>chef de travaux de l'Institut d'hydrologie et de climatologie</text:p>
          </table:table-cell>
          <table:table-cell table:number-columns-repeated="5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SHC</text:p>
          </table:table-cell>
          <table:table-cell office:value-type="string" calcext:value-type="string">
            <text:p>ASSISTANT DE L'INSTIT. HYDROL. CLIM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de l'Institut d'hydrologie et de climatologie</text:p>
          </table:table-cell>
          <table:table-cell/>
          <table:table-cell office:value-type="string" calcext:value-type="string">
            <text:p>assistant de l'Institut d'hydrologie et de climatologie</text:p>
          </table:table-cell>
          <table:table-cell table:number-columns-repeated="5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RMU</text:p>
          </table:table-cell>
          <table:table-cell office:value-type="string" calcext:value-type="string">
            <text:p>PROF MUSEUM HISTOIRE NATURELLE</text:p>
          </table:table-cell>
          <table:table-cell table:style-name="ce1" office:value-type="date" office:date-value="1992-11-02" calcext:value-type="date">
            <text:p>11/2/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fesseur du Muséum national d'histoire naturelle</text:p>
          </table:table-cell>
          <table:table-cell/>
          <table:table-cell office:value-type="string" calcext:value-type="string">
            <text:p>professeur du Muséum national d'histoire naturelle</text:p>
          </table:table-cell>
          <table:table-cell table:number-columns-repeated="5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CMU</text:p>
          </table:table-cell>
          <table:table-cell office:value-type="string" calcext:value-type="string">
            <text:p>MAITRE DE CONF MUSEUM HISTOIRE NATURELLE</text:p>
          </table:table-cell>
          <table:table-cell table:style-name="ce1" office:value-type="date" office:date-value="1992-11-02" calcext:value-type="date">
            <text:p>11/2/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ître de conférences du Muséum national d'histoire naturelle</text:p>
          </table:table-cell>
          <table:table-cell/>
          <table:table-cell office:value-type="string" calcext:value-type="string">
            <text:p>maître de conférences du Muséum national d'histoire naturelle</text:p>
          </table:table-cell>
          <table:table-cell table:number-columns-repeated="5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SMU</text:p>
          </table:table-cell>
          <table:table-cell office:value-type="string" calcext:value-type="string">
            <text:p>ASSISTANT MUSEUM HISTOIRE NATURE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du Muséum national d'histoire naturelle</text:p>
          </table:table-cell>
          <table:table-cell/>
          <table:table-cell office:value-type="string" calcext:value-type="string">
            <text:p>assistant du Muséum national d'histoire naturelle</text:p>
          </table:table-cell>
          <table:table-cell table:number-columns-repeated="5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IRH</text:p>
          </table:table-cell>
          <table:table-cell office:value-type="string" calcext:value-type="string">
            <text:p>DIRECTEUR D'ETUDES DE L'EHESS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eur d'’études de l'Ecole des hautes études en sciences sociales</text:p>
          </table:table-cell>
          <table:table-cell/>
          <table:table-cell office:value-type="string" calcext:value-type="string">
            <text:p>directeur d'’études de l'Ecole des hautes études en sciences sociales</text:p>
          </table:table-cell>
          <table:table-cell table:number-columns-repeated="5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CFH</text:p>
          </table:table-cell>
          <table:table-cell office:value-type="string" calcext:value-type="string">
            <text:p>MAITRE DE CONFERENCES DE L' EHESS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ître de conférences de l'Ecole des hautes études en sciences sociales</text:p>
          </table:table-cell>
          <table:table-cell/>
          <table:table-cell office:value-type="string" calcext:value-type="string">
            <text:p>maître de conférences de l'EHESS</text:p>
          </table:table-cell>
          <table:table-cell table:number-columns-repeated="5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IRP</text:p>
          </table:table-cell>
          <table:table-cell office:value-type="string" calcext:value-type="string">
            <text:p>DIR. D'ETUDES EPHE ENC EFEO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eur d'études de l'Ecole pratique des hautes études, de l'Ecole nationale des chartes et de l'Ecole française d'Extreme-Orient</text:p>
          </table:table-cell>
          <table:table-cell/>
          <table:table-cell office:value-type="string" calcext:value-type="string">
            <text:p>directeur d'études de l'EPHE, de l'ENC et de l'EFEO</text:p>
          </table:table-cell>
          <table:table-cell office:value-type="string" calcext:value-type="string">
            <text:p>décret 2002-150 du 7 février 2002 modifiant le décret 89-710 : changement d'intitulé, ajout de l'Ecole française d'Extrême-Orient</text:p>
          </table:table-cell>
          <table:table-cell table:number-columns-repeated="5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CFP</text:p>
          </table:table-cell>
          <table:table-cell office:value-type="string" calcext:value-type="string">
            <text:p>MAITRE DE CONF EPHE ENC EFEO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ître de conférences de l'Ecole pratique des hautes études, de l'Ecole nationale des chartes et de l'Ecole française d'Extrême-Orient</text:p>
          </table:table-cell>
          <table:table-cell/>
          <table:table-cell office:value-type="string" calcext:value-type="string">
            <text:p>maître de conférences de l'EPHE, de l'ENC et de l'EFEO</text:p>
          </table:table-cell>
          <table:table-cell office:value-type="string" calcext:value-type="string">
            <text:p>décret 2002-150 du 7 février 2002 modifiant le décret 89-710 : changement d'intitulé, ajout de l'Ecole française d'Extrême-Orient</text:p>
          </table:table-cell>
          <table:table-cell table:number-columns-repeated="5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TEP LICEN</text:p>
          </table:table-cell>
          <table:table-cell office:value-type="string" calcext:value-type="string">
            <text:p>PREP.-CHEF TRAVAUX LICENCIE EHESS/EP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éparateur et chef de travaux licencié de l'Ecole des hautes études en sciences sociales et de l'Ecole pratique des hautes études</text:p>
          </table:table-cell>
          <table:table-cell/>
          <table:table-cell office:value-type="string" calcext:value-type="string">
            <text:p>préparateur et chef de travaux licencie de l'Ecole des hautes études e</text:p>
          </table:table-cell>
          <table:table-cell table:number-columns-repeated="5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TEP NON L</text:p>
          </table:table-cell>
          <table:table-cell office:value-type="string" calcext:value-type="string">
            <text:p>PREP.-CH.TRAVAUX NON LICENCIE EHESS/EP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éparateur et chef de travaux non licencié de l'Ecole des hautes études en sciences sociales et de l'Ecole pratique des hautes études</text:p>
          </table:table-cell>
          <table:table-cell/>
          <table:table-cell office:value-type="string" calcext:value-type="string">
            <text:p>préparateur et chef de travaux non licencie de l'Ecole des hautes étud</text:p>
          </table:table-cell>
          <table:table-cell table:number-columns-repeated="5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TSP</text:p>
          </table:table-cell>
          <table:table-cell office:value-type="string" calcext:value-type="string">
            <text:p>CONS TECH PEDAGOGIQUE SUPERIEUR</text:p>
          </table:table-cell>
          <table:table-cell table:style-name="ce1" office:value-type="date" office:date-value="2004-06-10" calcext:value-type="date">
            <text:p>6/10/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nseiller technique et pédagogique supérieur</text:p>
          </table:table-cell>
          <table:table-cell/>
          <table:table-cell office:value-type="string" calcext:value-type="string">
            <text:p>conseiller technique et pédagogique supérieur</text:p>
          </table:table-cell>
          <table:table-cell office:value-type="string" calcext:value-type="string">
            <text:p>JES 2021</text:p>
          </table:table-cell>
          <table:table-cell table:number-columns-repeated="5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RCM</text:p>
          </table:table-cell>
          <table:table-cell office:value-type="string" calcext:value-type="string">
            <text:p>PROFESSEUR DU CN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du Conservatoire national des arts et métiers </text:p>
          </table:table-cell>
          <table:table-cell/>
          <table:table-cell office:value-type="string" calcext:value-type="string">
            <text:p>professeur du Conservatoire national des arts et métiers </text:p>
          </table:table-cell>
          <table:table-cell table:number-columns-repeated="5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DCM</text:p>
          </table:table-cell>
          <table:table-cell office:value-type="string" calcext:value-type="string">
            <text:p>SOUS-DIRECTEUR DE LABORATOIRE DU CN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s-directeur de laboratoire du Conservatoire national des arts et métiers </text:p>
          </table:table-cell>
          <table:table-cell/>
          <table:table-cell office:value-type="string" calcext:value-type="string">
            <text:p>sous-directeur de laboratoire du Conservatoire national des arts et mé</text:p>
          </table:table-cell>
          <table:table-cell table:number-columns-repeated="5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DT-CM</text:p>
          </table:table-cell>
          <table:table-cell office:value-type="string" calcext:value-type="string">
            <text:p>CHEF DE TRAVAUX DU CN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f de travaux du Conservatoire national des arts et métiers</text:p>
          </table:table-cell>
          <table:table-cell/>
          <table:table-cell office:value-type="string" calcext:value-type="string">
            <text:p>chef de travaux du Conservatoire national des arts et métiers</text:p>
          </table:table-cell>
          <table:table-cell table:number-columns-repeated="5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SCM</text:p>
          </table:table-cell>
          <table:table-cell office:value-type="string" calcext:value-type="string">
            <text:p>ASSISTANT DU CN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du Conservatoire national des arts et métiers</text:p>
          </table:table-cell>
          <table:table-cell/>
          <table:table-cell office:value-type="string" calcext:value-type="string">
            <text:p>assistant du Conservatoire national des arts et métiers</text:p>
          </table:table-cell>
          <table:table-cell table:number-columns-repeated="5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REN</text:p>
          </table:table-cell>
          <table:table-cell office:value-type="string" calcext:value-type="string">
            <text:p>PROFESSEUR DE L'ENS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fesseur de l'Ecole nationale supérieure d'arts et métiers</text:p>
          </table:table-cell>
          <table:table-cell/>
          <table:table-cell office:value-type="string" calcext:value-type="string">
            <text:p>professeur de l'Ecole nationale supérieure d'arts et métiers</text:p>
          </table:table-cell>
          <table:table-cell table:number-columns-repeated="5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TAE</text:p>
          </table:table-cell>
          <table:table-cell office:value-type="string" calcext:value-type="string">
            <text:p>PROFESSEUR TECHNIQUE ADJOINT DE L'ENS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fesseur technique adjoint de l'Ecole nationale supérieure d'arts et métiers</text:p>
          </table:table-cell>
          <table:table-cell/>
          <table:table-cell office:value-type="string" calcext:value-type="string">
            <text:p>professeur technique adjoint de l'Ecole nationale supérieure d'arts et</text:p>
          </table:table-cell>
          <table:table-cell table:number-columns-repeated="5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TPE</text:p>
          </table:table-cell>
          <table:table-cell office:value-type="string" calcext:value-type="string">
            <text:p>CHEF DE TRAVAUX PRATIQUES DE L'ENS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f de travaux pratiques de l'Ecole nationale supérieure d'arts et métiers</text:p>
          </table:table-cell>
          <table:table-cell/>
          <table:table-cell office:value-type="string" calcext:value-type="string">
            <text:p>chef de travaux pratiques de l'Ecole nationale supérieure d'arts et mé</text:p>
          </table:table-cell>
          <table:table-cell table:number-columns-repeated="5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OF SPORT</text:p>
          </table:table-cell>
          <table:table-cell office:value-type="string" calcext:value-type="string">
            <text:p>PROFESSEUR DE SPORT</text:p>
          </table:table-cell>
          <table:table-cell table:style-name="ce1" office:value-type="date" office:date-value="1985-07-18" calcext:value-type="date">
            <text:p>7/18/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fesseur de sport</text:p>
          </table:table-cell>
          <table:table-cell/>
          <table:table-cell office:value-type="string" calcext:value-type="string">
            <text:p>professeur de sport</text:p>
          </table:table-cell>
          <table:table-cell office:value-type="string" calcext:value-type="string">
            <text:p>JES 2021</text:p>
          </table:table-cell>
          <table:table-cell table:number-columns-repeated="5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EPJ</text:p>
          </table:table-cell>
          <table:table-cell office:value-type="string" calcext:value-type="string">
            <text:p>CONS EDUCATION POPULAIRE ET JEUNESSE</text:p>
          </table:table-cell>
          <table:table-cell table:style-name="ce1" office:value-type="date" office:date-value="1985-07-18" calcext:value-type="date">
            <text:p>7/18/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nseiller d'éducation populaire et de jeunesse</text:p>
          </table:table-cell>
          <table:table-cell/>
          <table:table-cell office:value-type="string" calcext:value-type="string">
            <text:p>conseiller d'éducation populaire et de jeunesse</text:p>
          </table:table-cell>
          <table:table-cell office:value-type="string" calcext:value-type="string">
            <text:p>JES 2021</text:p>
          </table:table-cell>
          <table:table-cell table:number-columns-repeated="5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R AS</text:p>
          </table:table-cell>
          <table:table-cell office:value-type="string" calcext:value-type="string">
            <text:p>PROFESSEUR DES UNIVERSITES ASSOCIE </text:p>
          </table:table-cell>
          <table:table-cell table:style-name="ce1" office:value-type="date" office:date-value="1984-10-01" calcext:value-type="date">
            <text:p>10/1/8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es universités associé </text:p>
          </table:table-cell>
          <table:table-cell/>
          <table:table-cell office:value-type="string" calcext:value-type="string">
            <text:p>professeur des universités associé </text:p>
          </table:table-cell>
          <table:table-cell table:number-columns-repeated="5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CF AS</text:p>
          </table:table-cell>
          <table:table-cell office:value-type="string" calcext:value-type="string">
            <text:p>MAITRE DE CONFERENCES DES UNIV. ASSOCIE</text:p>
          </table:table-cell>
          <table:table-cell table:style-name="ce1" office:value-type="date" office:date-value="1984-10-01" calcext:value-type="date">
            <text:p>10/1/8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associé</text:p>
          </table:table-cell>
          <table:table-cell/>
          <table:table-cell office:value-type="string" calcext:value-type="string">
            <text:p>maître de conférences associé</text:p>
          </table:table-cell>
          <table:table-cell table:number-columns-repeated="5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UPH AS</text:p>
          </table:table-cell>
          <table:table-cell office:value-type="string" calcext:value-type="string">
            <text:p>PROF ASSOCIE DES UNIV. DIS. MED. </text:p>
          </table:table-cell>
          <table:table-cell table:style-name="ce1" office:value-type="date" office:date-value="1991-09-20" calcext:value-type="date">
            <text:p>9/20/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associé des universités des disciplines médicales</text:p>
          </table:table-cell>
          <table:table-cell/>
          <table:table-cell office:value-type="string" calcext:value-type="string">
            <text:p>professeur associé des universités des disciplines médicales</text:p>
          </table:table-cell>
          <table:table-cell table:number-columns-repeated="5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CPH AS</text:p>
          </table:table-cell>
          <table:table-cell office:value-type="string" calcext:value-type="string">
            <text:p>MAITRE DE CF ASSOCIE DES UNIV.DIS.MED. <text:s/></text:p>
          </table:table-cell>
          <table:table-cell table:style-name="ce1" office:value-type="date" office:date-value="1991-09-20" calcext:value-type="date">
            <text:p>9/20/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associé des universités des disciplines médicales </text:p>
          </table:table-cell>
          <table:table-cell/>
          <table:table-cell office:value-type="string" calcext:value-type="string">
            <text:p>maître de conférences associé des universités des disciplines médicale</text:p>
          </table:table-cell>
          <table:table-cell table:number-columns-repeated="5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UPHO AS</text:p>
          </table:table-cell>
          <table:table-cell office:value-type="string" calcext:value-type="string">
            <text:p>PROF ASSOCIE DES UNIV. DIS. ODONTO. </text:p>
          </table:table-cell>
          <table:table-cell table:style-name="ce1" office:value-type="date" office:date-value="1991-09-20" calcext:value-type="date">
            <text:p>9/20/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associé des universités des disciplines odontologiques</text:p>
          </table:table-cell>
          <table:table-cell/>
          <table:table-cell office:value-type="string" calcext:value-type="string">
            <text:p>professeur associé des universités des disciplines odontologiques</text:p>
          </table:table-cell>
          <table:table-cell table:number-columns-repeated="5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CPHO AS</text:p>
          </table:table-cell>
          <table:table-cell office:value-type="string" calcext:value-type="string">
            <text:p>MAITRE DE CF ASSOCIE DES UNIV.DIS.ODONT.</text:p>
          </table:table-cell>
          <table:table-cell table:style-name="ce1" office:value-type="date" office:date-value="1991-09-20" calcext:value-type="date">
            <text:p>9/20/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associé des universités des disciplines odontologiques </text:p>
          </table:table-cell>
          <table:table-cell/>
          <table:table-cell office:value-type="string" calcext:value-type="string">
            <text:p>maître de conférences associé des universités des disciplines odontolo</text:p>
          </table:table-cell>
          <table:table-cell table:number-columns-repeated="5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AST AS </text:p>
          </table:table-cell>
          <table:table-cell office:value-type="string" calcext:value-type="string">
            <text:p>ASTRONOME ASSOCIE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nome associé</text:p>
          </table:table-cell>
          <table:table-cell/>
          <table:table-cell office:value-type="string" calcext:value-type="string">
            <text:p>astronome associé</text:p>
          </table:table-cell>
          <table:table-cell table:number-columns-repeated="5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HY AS</text:p>
          </table:table-cell>
          <table:table-cell office:value-type="string" calcext:value-type="string">
            <text:p>PHYSICIEN ASSOCIE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ien associé</text:p>
          </table:table-cell>
          <table:table-cell/>
          <table:table-cell office:value-type="string" calcext:value-type="string">
            <text:p>physicien associé</text:p>
          </table:table-cell>
          <table:table-cell table:number-columns-repeated="5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SAD AS</text:p>
          </table:table-cell>
          <table:table-cell office:value-type="string" calcext:value-type="string">
            <text:p>ASTRONOME ADJOINT ASSOCIE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nome adjoint associé</text:p>
          </table:table-cell>
          <table:table-cell/>
          <table:table-cell office:value-type="string" calcext:value-type="string">
            <text:p>astronome adjoint associé</text:p>
          </table:table-cell>
          <table:table-cell table:number-columns-repeated="5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PHAD AS</text:p>
          </table:table-cell>
          <table:table-cell office:value-type="string" calcext:value-type="string">
            <text:p>PHYSICIEN ADJOINT ASSOCIE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ien adjoint associé</text:p>
          </table:table-cell>
          <table:table-cell/>
          <table:table-cell office:value-type="string" calcext:value-type="string">
            <text:p>physicien adjoint associé</text:p>
          </table:table-cell>
          <table:table-cell table:number-columns-repeated="5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RCF AS</text:p>
          </table:table-cell>
          <table:table-cell office:value-type="string" calcext:value-type="string">
            <text:p>PROFESSEUR DU COLLEGE DE FRANCE ASSOCIE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Collège de France associé </text:p>
          </table:table-cell>
          <table:table-cell/>
          <table:table-cell office:value-type="string" calcext:value-type="string">
            <text:p>professeur du Collège de France associé </text:p>
          </table:table-cell>
          <table:table-cell table:number-columns-repeated="5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RMU AS</text:p>
          </table:table-cell>
          <table:table-cell office:value-type="string" calcext:value-type="string">
            <text:p>PROF MUSEUM HISTOIRE NATURELLE ASSOCIE </text:p>
          </table:table-cell>
          <table:table-cell table:style-name="ce1" office:value-type="date" office:date-value="1992-11-02" calcext:value-type="date">
            <text:p>11/2/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Muséum national d'histoire naturelle associé </text:p>
          </table:table-cell>
          <table:table-cell/>
          <table:table-cell office:value-type="string" calcext:value-type="string">
            <text:p>professeur du Muséum national d'histoire naturelle associé </text:p>
          </table:table-cell>
          <table:table-cell table:number-columns-repeated="5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CMU AS</text:p>
          </table:table-cell>
          <table:table-cell office:value-type="string" calcext:value-type="string">
            <text:p>MAITRE DE CONF MUSEUM HIST.NAT. ASSOCIE </text:p>
          </table:table-cell>
          <table:table-cell table:style-name="ce1" office:value-type="date" office:date-value="1992-11-02" calcext:value-type="date">
            <text:p>11/2/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du Muséum national d'histoire naturelle associé </text:p>
          </table:table-cell>
          <table:table-cell/>
          <table:table-cell office:value-type="string" calcext:value-type="string">
            <text:p>maître de conférences du Muséum d'histoire naturelle associé</text:p>
          </table:table-cell>
          <table:table-cell table:number-columns-repeated="5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IRH AS</text:p>
          </table:table-cell>
          <table:table-cell office:value-type="string" calcext:value-type="string">
            <text:p>DIRECTEUR D'ETUDES DE L'EHESS ASSOCIE 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'études de l'Ecole des hautes études en sciences sociales associé</text:p>
          </table:table-cell>
          <table:table-cell/>
          <table:table-cell office:value-type="string" calcext:value-type="string">
            <text:p>directeur d'études de l'EHESS associé</text:p>
          </table:table-cell>
          <table:table-cell table:number-columns-repeated="5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CFH AS</text:p>
          </table:table-cell>
          <table:table-cell office:value-type="string" calcext:value-type="string">
            <text:p>MAITRE DE CONF. DE L' EHESS ASSOCIE 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de l'Ecole des hautes études en sciences sociales associé </text:p>
          </table:table-cell>
          <table:table-cell/>
          <table:table-cell office:value-type="string" calcext:value-type="string">
            <text:p>maître de conférences de l'EHESS associé</text:p>
          </table:table-cell>
          <table:table-cell table:number-columns-repeated="5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IRP AS</text:p>
          </table:table-cell>
          <table:table-cell office:value-type="string" calcext:value-type="string">
            <text:p>DIR.D'ETUDES EPHE ENC EFEO ASSOCIE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'études de l'Ecole pratique des hautes études, de l'Ecole nationale des chartes et de l'Ecole française d'Extrême-Orient associé</text:p>
          </table:table-cell>
          <table:table-cell/>
          <table:table-cell office:value-type="string" calcext:value-type="string">
            <text:p>directeur d'études de l'EPHE, de l'ENC et de l'EFEO associé</text:p>
          </table:table-cell>
          <table:table-cell office:value-type="string" calcext:value-type="string">
            <text:p>décret 2002-150 du 7 février 2002 modifiant le décret 89-710 : changement d'intitulé, ajout de l'Ecole française d'Extrême-Orient</text:p>
          </table:table-cell>
          <table:table-cell table:number-columns-repeated="5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MCFP AS</text:p>
          </table:table-cell>
          <table:table-cell office:value-type="string" calcext:value-type="string">
            <text:p>MAITRE DE CONF EPHE ENC EFEO ASSOCIE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de l'Ecole pratique des hautes études, de l'Ecole nationale des chartes et de l'Ecole française d'Extrême-Orient associé</text:p>
          </table:table-cell>
          <table:table-cell/>
          <table:table-cell office:value-type="string" calcext:value-type="string">
            <text:p>maître de conférences de l'EPHE, de l'ENC et de l'EFEO associé</text:p>
          </table:table-cell>
          <table:table-cell office:value-type="string" calcext:value-type="string">
            <text:p>décret 2002-150 du 7 février 2002 modifiant le décret 89-710 : changement d'intitulé, ajout de l'Ecole française d'Extrême-Orient</text:p>
          </table:table-cell>
          <table:table-cell table:number-columns-repeated="5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RCM AS</text:p>
          </table:table-cell>
          <table:table-cell office:value-type="string" calcext:value-type="string">
            <text:p>PROFESSEUR DU CNAM ASSOCIE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Conservatoire national des arts et métiers associé </text:p>
          </table:table-cell>
          <table:table-cell/>
          <table:table-cell office:value-type="string" calcext:value-type="string">
            <text:p>professeur du Conservatoire national des arts et métiers associé </text:p>
          </table:table-cell>
          <table:table-cell table:number-columns-repeated="5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NSTIT</text:p>
          </table:table-cell>
          <table:table-cell office:value-type="string" calcext:value-type="string">
            <text:p>ECR INSTITUTEU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tituteur</text:p>
          </table:table-cell>
          <table:table-cell/>
          <table:table-cell office:value-type="string" calcext:value-type="string">
            <text:p>instituteur</text:p>
          </table:table-cell>
          <table:table-cell table:number-columns-repeated="5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INSTRUCT.</text:p>
          </table:table-cell>
          <table:table-cell office:value-type="string" calcext:value-type="string">
            <text:p>ECR INSTRUCTEU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tructeur</text:p>
          </table:table-cell>
          <table:table-cell/>
          <table:table-cell office:value-type="string" calcext:value-type="string">
            <text:p>instructeur</text:p>
          </table:table-cell>
          <table:table-cell table:number-columns-repeated="5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INST.SUPPL</text:p>
          </table:table-cell>
          <table:table-cell office:value-type="string" calcext:value-type="string">
            <text:p>ECR INSTITUTEUR SUPPLEA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ituteur suppléant </text:p>
          </table:table-cell>
          <table:table-cell/>
          <table:table-cell office:value-type="string" calcext:value-type="string">
            <text:p>instituteur suppléant </text:p>
          </table:table-cell>
          <table:table-cell table:number-columns-repeated="5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ROF.ECOLE</text:p>
          </table:table-cell>
          <table:table-cell office:value-type="string" calcext:value-type="string">
            <text:p>ECR PROFESSEUR DES ECOLES</text:p>
          </table:table-cell>
          <table:table-cell table:style-name="ce1" office:value-type="date" office:date-value="1990-09-01" calcext:value-type="date">
            <text:p>9/1/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des écoles</text:p>
          </table:table-cell>
          <table:table-cell/>
          <table:table-cell office:value-type="string" calcext:value-type="string">
            <text:p>professeur des écoles</text:p>
          </table:table-cell>
          <table:table-cell table:number-columns-repeated="5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ROF.EPS</text:p>
          </table:table-cell>
          <table:table-cell office:value-type="string" calcext:value-type="string">
            <text:p>ECR PROFESSEUR D'E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fesseur d'éducation physique et sportive</text:p>
          </table:table-cell>
          <table:table-cell/>
          <table:table-cell office:value-type="string" calcext:value-type="string">
            <text:p>professeur d'éducation physique et sportive</text:p>
          </table:table-cell>
          <table:table-cell office:value-type="string" calcext:value-type="string">
            <text:p>03/03/2015 : correction apostrophe dans libellés d'édition</text:p>
          </table:table-cell>
          <table:table-cell table:number-columns-repeated="5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H.ENS.EPS</text:p>
          </table:table-cell>
          <table:table-cell office:value-type="string" calcext:value-type="string">
            <text:p>ECR CHARGE D'ENSEIGNEMENT E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é d'enseignement d'éducation physique et sportive</text:p>
          </table:table-cell>
          <table:table-cell/>
          <table:table-cell office:value-type="string" calcext:value-type="string">
            <text:p>chargé d'enseignement d'éducation physique et sportive</text:p>
          </table:table-cell>
          <table:table-cell office:value-type="string" calcext:value-type="string">
            <text:p>03/03/2015 : correction apostrophe dans libellés d'édition</text:p>
          </table:table-cell>
          <table:table-cell table:number-columns-repeated="5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AIRE SUP</text:p>
          </table:table-cell>
          <table:table-cell office:value-type="string" calcext:value-type="string">
            <text:p>ECR CHAIRE SUPERIEU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e chaire supérieure</text:p>
          </table:table-cell>
          <table:table-cell/>
          <table:table-cell office:value-type="string" calcext:value-type="string">
            <text:p>professeur de chaire supérieure</text:p>
          </table:table-cell>
          <table:table-cell table:number-columns-repeated="5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GREGE</text:p>
          </table:table-cell>
          <table:table-cell office:value-type="string" calcext:value-type="string">
            <text:p>ECR AGREG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agrégé</text:p>
          </table:table-cell>
          <table:table-cell/>
          <table:table-cell office:value-type="string" calcext:value-type="string">
            <text:p>professeur agrégé</text:p>
          </table:table-cell>
          <table:table-cell table:number-columns-repeated="5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ERTIFIE</text:p>
          </table:table-cell>
          <table:table-cell office:value-type="string" calcext:value-type="string">
            <text:p>ECR PROFESSEUR CERTIFI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fesseur certifié</text:p>
          </table:table-cell>
          <table:table-cell/>
          <table:table-cell office:value-type="string" calcext:value-type="string">
            <text:p>professeur certifié</text:p>
          </table:table-cell>
          <table:table-cell table:number-columns-repeated="5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EGC</text:p>
          </table:table-cell>
          <table:table-cell office:value-type="string" calcext:value-type="string">
            <text:p>ECR PROFESSEUR D'ENS GENERAL DES COLLEG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d'enseignement général des collèges</text:p>
          </table:table-cell>
          <table:table-cell/>
          <table:table-cell office:value-type="string" calcext:value-type="string">
            <text:p>professeur d'enseignement général des collèges</text:p>
          </table:table-cell>
          <table:table-cell table:number-columns-repeated="5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HARGE ENS</text:p>
          </table:table-cell>
          <table:table-cell office:value-type="string" calcext:value-type="string">
            <text:p>ECR CHARGE D'ENSEIGNEMENT HORS E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é d'enseignement hors éducation physique et sportive</text:p>
          </table:table-cell>
          <table:table-cell/>
          <table:table-cell office:value-type="string" calcext:value-type="string">
            <text:p>chargé d'enseignement hors éducation physique et sportive</text:p>
          </table:table-cell>
          <table:table-cell table:number-columns-repeated="5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.E.</text:p>
          </table:table-cell>
          <table:table-cell office:value-type="string" calcext:value-type="string">
            <text:p>ECR ADJOINT D'ENSEIGNE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oint d'enseignement</text:p>
          </table:table-cell>
          <table:table-cell/>
          <table:table-cell office:value-type="string" calcext:value-type="string">
            <text:p>adjoint d'enseignement</text:p>
          </table:table-cell>
          <table:table-cell table:number-columns-repeated="5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P.L.P.</text:p>
          </table:table-cell>
          <table:table-cell office:value-type="string" calcext:value-type="string">
            <text:p>ECR PROFESSEUR DE LYCEE PRO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fesseur de lycée professionnel </text:p>
          </table:table-cell>
          <table:table-cell/>
          <table:table-cell office:value-type="string" calcext:value-type="string">
            <text:p>professeur de lycée professionnel </text:p>
          </table:table-cell>
          <table:table-cell table:number-columns-repeated="5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BENEFICIAIRE DE L'OBLIGATION D'EMPLO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énéficiaire de l'obligation d'emploi</text:p>
          </table:table-cell>
          <table:table-cell/>
          <table:table-cell office:value-type="string" calcext:value-type="string">
            <text:p>bénéficiaire de l'obligation d'emploi</text:p>
          </table:table-cell>
          <table:table-cell table:number-columns-repeated="5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.A.</text:p>
          </table:table-cell>
          <table:table-cell office:value-type="string" calcext:value-type="string">
            <text:p>ECR MAITRE AUXILIAIR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ître auxiliaire</text:p>
          </table:table-cell>
          <table:table-cell/>
          <table:table-cell office:value-type="string" calcext:value-type="string">
            <text:p>maître auxiliaire</text:p>
          </table:table-cell>
          <table:table-cell table:number-columns-repeated="5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. ORIENT.</text:p>
          </table:table-cell>
          <table:table-cell office:value-type="string" calcext:value-type="string">
            <text:p>PERSONNEL D'ORIENT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sonnel d'orientation</text:p>
          </table:table-cell>
          <table:table-cell/>
          <table:table-cell office:value-type="string" calcext:value-type="string">
            <text:p>personnel d'orientation</text:p>
          </table:table-cell>
          <table:table-cell table:number-columns-repeated="5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PSY.EN</text:p>
          </table:table-cell>
          <table:table-cell office:value-type="string" calcext:value-type="string">
            <text:p>PSYCHOLOGUE EDUCATION NATIONALE</text:p>
          </table:table-cell>
          <table:table-cell table:style-name="ce1" office:value-type="date" office:date-value="2017-09-01" calcext:value-type="date">
            <text:p>9/1/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ologue éducation nationale</text:p>
          </table:table-cell>
          <table:table-cell/>
          <table:table-cell office:value-type="string" calcext:value-type="string">
            <text:p>psychologue éducation nationale</text:p>
          </table:table-cell>
          <table:table-cell office:value-type="string" calcext:value-type="string">
            <text:p>Nouveau corps PsyEN</text:p>
          </table:table-cell>
          <table:table-cell table:number-columns-repeated="5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ROF. EPS</text:p>
          </table:table-cell>
          <table:table-cell office:value-type="string" calcext:value-type="string">
            <text:p>PROFESSEUR D'E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éducation physique et sportive</text:p>
          </table:table-cell>
          <table:table-cell/>
          <table:table-cell office:value-type="string" calcext:value-type="string">
            <text:p>professeur éducation physique et sportive</text:p>
          </table:table-cell>
          <table:table-cell table:number-columns-repeated="5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H.ENS.EPS</text:p>
          </table:table-cell>
          <table:table-cell office:value-type="string" calcext:value-type="string">
            <text:p>CHARGE D'ENSEIGNEMENT E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rgé d'enseignement éducation physique et sportive</text:p>
          </table:table-cell>
          <table:table-cell/>
          <table:table-cell office:value-type="string" calcext:value-type="string">
            <text:p>chargé d'enseignement éducation physique et sportive</text:p>
          </table:table-cell>
          <table:table-cell table:number-columns-repeated="5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HAIRE SUP</text:p>
          </table:table-cell>
          <table:table-cell office:value-type="string" calcext:value-type="string">
            <text:p>PROFESSEUR DE CHAIRE SUPERIE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de chaire supérieure</text:p>
          </table:table-cell>
          <table:table-cell/>
          <table:table-cell office:value-type="string" calcext:value-type="string">
            <text:p>professeur de chaire supérieure</text:p>
          </table:table-cell>
          <table:table-cell table:number-columns-repeated="5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AGREGE</text:p>
          </table:table-cell>
          <table:table-cell office:value-type="string" calcext:value-type="string">
            <text:p>PROFESSEUR AGRE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agrégé</text:p>
          </table:table-cell>
          <table:table-cell/>
          <table:table-cell office:value-type="string" calcext:value-type="string">
            <text:p>professeur agrégé</text:p>
          </table:table-cell>
          <table:table-cell table:number-columns-repeated="5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ERTIFIE</text:p>
          </table:table-cell>
          <table:table-cell office:value-type="string" calcext:value-type="string">
            <text:p>PROFESSEUR CERTIF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certifié</text:p>
          </table:table-cell>
          <table:table-cell/>
          <table:table-cell office:value-type="string" calcext:value-type="string">
            <text:p>professeur certifié</text:p>
          </table:table-cell>
          <table:table-cell table:number-columns-repeated="5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P.T.A.</text:p>
          </table:table-cell>
          <table:table-cell office:value-type="string" calcext:value-type="string">
            <text:p>PROFESSEUR TECHNIQUE ADJOI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technique adjoint</text:p>
          </table:table-cell>
          <table:table-cell/>
          <table:table-cell office:value-type="string" calcext:value-type="string">
            <text:p>professeur technique adjoint</text:p>
          </table:table-cell>
          <table:table-cell table:number-columns-repeated="5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TA ENNA</text:p>
          </table:table-cell>
          <table:table-cell office:value-type="string" calcext:value-type="string">
            <text:p>PROFESSEUR TECHNIQUE ADJOINT D'EN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technique adjoint d'école normale nationale d'apprentissage</text:p>
          </table:table-cell>
          <table:table-cell/>
          <table:table-cell office:value-type="string" calcext:value-type="string">
            <text:p>professeur technique adjoint d'école normale nationale d'apprentissage</text:p>
          </table:table-cell>
          <table:table-cell table:number-columns-repeated="5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H.TR.D.S.</text:p>
          </table:table-cell>
          <table:table-cell office:value-type="string" calcext:value-type="string">
            <text:p>PROFESSEUR CHEF DE TRAVAUX DEGRE SU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chef de travaux degré supérieur</text:p>
          </table:table-cell>
          <table:table-cell/>
          <table:table-cell office:value-type="string" calcext:value-type="string">
            <text:p>professeur chef de travaux degré supérieur</text:p>
          </table:table-cell>
          <table:table-cell table:number-columns-repeated="5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PEGC</text:p>
          </table:table-cell>
          <table:table-cell office:value-type="string" calcext:value-type="string">
            <text:p>PROFESSEUR D'ENS. GENERAL DES COLLEG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d'enseignement général des collèges</text:p>
          </table:table-cell>
          <table:table-cell/>
          <table:table-cell office:value-type="string" calcext:value-type="string">
            <text:p>professeur d'enseignement général des collèges</text:p>
          </table:table-cell>
          <table:table-cell table:number-columns-repeated="5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HARGE ENS</text:p>
          </table:table-cell>
          <table:table-cell office:value-type="string" calcext:value-type="string">
            <text:p>CHARGE D'ENSEIGNEMENT HORS E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rgé d'enseignement hors éducation physique et sportive</text:p>
          </table:table-cell>
          <table:table-cell/>
          <table:table-cell office:value-type="string" calcext:value-type="string">
            <text:p>chargé d'enseignement hors éducation physique et sportive</text:p>
          </table:table-cell>
          <table:table-cell table:number-columns-repeated="5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.P.E.</text:p>
          </table:table-cell>
          <table:table-cell office:value-type="string" calcext:value-type="string">
            <text:p>CONSEILLER PRINCIPAL D'EDU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seiller principal d'éducation</text:p>
          </table:table-cell>
          <table:table-cell/>
          <table:table-cell office:value-type="string" calcext:value-type="string">
            <text:p>conseiller principal d'éducation</text:p>
          </table:table-cell>
          <table:table-cell table:number-columns-repeated="5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.E.</text:p>
          </table:table-cell>
          <table:table-cell office:value-type="string" calcext:value-type="string">
            <text:p>CONSEILLER D'EDU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seiller d'éducation</text:p>
          </table:table-cell>
          <table:table-cell/>
          <table:table-cell office:value-type="string" calcext:value-type="string">
            <text:p>conseiller d'éducation</text:p>
          </table:table-cell>
          <table:table-cell table:number-columns-repeated="5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.E.</text:p>
          </table:table-cell>
          <table:table-cell office:value-type="string" calcext:value-type="string">
            <text:p>ADJOINT D'ENSEIGNE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joint d'enseignement</text:p>
          </table:table-cell>
          <table:table-cell/>
          <table:table-cell office:value-type="string" calcext:value-type="string">
            <text:p>adjoint d'enseignement</text:p>
          </table:table-cell>
          <table:table-cell table:number-columns-repeated="5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P.L.P.</text:p>
          </table:table-cell>
          <table:table-cell office:value-type="string" calcext:value-type="string">
            <text:p>PROFESSEUR DES LYCEES PROFESSIONN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des lycées professionnels</text:p>
          </table:table-cell>
          <table:table-cell/>
          <table:table-cell office:value-type="string" calcext:value-type="string">
            <text:p>professeur des lycées professionnels</text:p>
          </table:table-cell>
          <table:table-cell table:number-columns-repeated="5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ELEVE PROF</text:p>
          </table:table-cell>
          <table:table-cell office:value-type="string" calcext:value-type="string">
            <text:p>ELEVE PROFESSEUR</text:p>
          </table:table-cell>
          <table:table-cell table:style-name="ce1" office:value-type="date" office:date-value="1989-09-01" calcext:value-type="date">
            <text:p>9/1/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élève professeur</text:p>
          </table:table-cell>
          <table:table-cell/>
          <table:table-cell office:value-type="string" calcext:value-type="string">
            <text:p>élève professeur</text:p>
          </table:table-cell>
          <table:table-cell table:number-columns-repeated="5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INSTIT</text:p>
          </table:table-cell>
          <table:table-cell office:value-type="string" calcext:value-type="string">
            <text:p>INSTITUTEUR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nstituteur</text:p>
          </table:table-cell>
          <table:table-cell/>
          <table:table-cell office:value-type="string" calcext:value-type="string">
            <text:p>instituteur</text:p>
          </table:table-cell>
          <table:table-cell table:number-columns-repeated="5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INSTRUCT.</text:p>
          </table:table-cell>
          <table:table-cell office:value-type="string" calcext:value-type="string">
            <text:p>INSTRUCTEUR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nstructeur</text:p>
          </table:table-cell>
          <table:table-cell/>
          <table:table-cell office:value-type="string" calcext:value-type="string">
            <text:p>instructeur</text:p>
          </table:table-cell>
          <table:table-cell table:number-columns-repeated="5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INST.AUXIL</text:p>
          </table:table-cell>
          <table:table-cell office:value-type="string" calcext:value-type="string">
            <text:p>INSTITUTEUR AUXILIAIRE SUPPLEAN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tituteur auxiliaire suppléant</text:p>
          </table:table-cell>
          <table:table-cell/>
          <table:table-cell office:value-type="string" calcext:value-type="string">
            <text:p>instituteur auxiliaire suppléant</text:p>
          </table:table-cell>
          <table:table-cell table:number-columns-repeated="5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ROF.ECOLE</text:p>
          </table:table-cell>
          <table:table-cell office:value-type="string" calcext:value-type="string">
            <text:p>PROFESSEUR DES ECOLES</text:p>
          </table:table-cell>
          <table:table-cell table:style-name="ce1" office:value-type="date" office:date-value="1990-09-01" calcext:value-type="date">
            <text:p>9/1/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fesseur des écoles</text:p>
          </table:table-cell>
          <table:table-cell/>
          <table:table-cell office:value-type="string" calcext:value-type="string">
            <text:p>professeur des écoles</text:p>
          </table:table-cell>
          <table:table-cell table:number-columns-repeated="5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T DIR C1</text:p>
          </table:table-cell>
          <table:table-cell office:value-type="string" calcext:value-type="string">
            <text:p>PERS. DIRECTION 1ERE CATEGORIE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rsonnel de direction de 1ère catégorie - cadre territorial</text:p>
          </table:table-cell>
          <table:table-cell/>
          <table:table-cell office:value-type="string" calcext:value-type="string">
            <text:p>personnel de direction de 1ère catégorie - cadre territorial</text:p>
          </table:table-cell>
          <table:table-cell table:number-columns-repeated="5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T DIR C2</text:p>
          </table:table-cell>
          <table:table-cell office:value-type="string" calcext:value-type="string">
            <text:p>PERS. DIRECTION 2EME CATEGORIE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sonnel de direction de 2ème catégorie - cadre territorial</text:p>
          </table:table-cell>
          <table:table-cell/>
          <table:table-cell office:value-type="string" calcext:value-type="string">
            <text:p>personnel de direction de 2ème catégorie - cadre territorial</text:p>
          </table:table-cell>
          <table:table-cell table:number-columns-repeated="5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T DIR</text:p>
          </table:table-cell>
          <table:table-cell office:value-type="string" calcext:value-type="string">
            <text:p>PERS. DIRECTION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onnel de direction - cadre territorial</text:p>
          </table:table-cell>
          <table:table-cell/>
          <table:table-cell office:value-type="string" calcext:value-type="string">
            <text:p>personnel de direction - cadre territorial</text:p>
          </table:table-cell>
          <table:table-cell table:number-columns-repeated="5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T IEN</text:p>
          </table:table-cell>
          <table:table-cell office:value-type="string" calcext:value-type="string">
            <text:p>INSPECTEUR DE L'EN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specteur de l'éducation nationale - cadre territorial</text:p>
          </table:table-cell>
          <table:table-cell/>
          <table:table-cell office:value-type="string" calcext:value-type="string">
            <text:p>inspecteur de l'éducation nationale - cadre territorial</text:p>
          </table:table-cell>
          <table:table-cell table:number-columns-repeated="5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T P.ORI</text:p>
          </table:table-cell>
          <table:table-cell office:value-type="string" calcext:value-type="string">
            <text:p>PERSONNEL D'ORIENTATION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onnel d'orientation - cadre territorial</text:p>
          </table:table-cell>
          <table:table-cell/>
          <table:table-cell office:value-type="string" calcext:value-type="string">
            <text:p>personnel d'orientation - cadre territorial</text:p>
          </table:table-cell>
          <table:table-cell table:number-columns-repeated="5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T P EPS</text:p>
          </table:table-cell>
          <table:table-cell office:value-type="string" calcext:value-type="string">
            <text:p>PROF D'EPS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d'EPS - cadre territorial</text:p>
          </table:table-cell>
          <table:table-cell/>
          <table:table-cell office:value-type="string" calcext:value-type="string">
            <text:p>professeur d'EPS - cadre territorial</text:p>
          </table:table-cell>
          <table:table-cell table:number-columns-repeated="5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T CH EPS</text:p>
          </table:table-cell>
          <table:table-cell office:value-type="string" calcext:value-type="string">
            <text:p>CHARGE ENS EPS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é d'enseignement d'EPS - cadre territorial</text:p>
          </table:table-cell>
          <table:table-cell/>
          <table:table-cell office:value-type="string" calcext:value-type="string">
            <text:p>chargé d'enseignement d'EPS - cadre territorial</text:p>
          </table:table-cell>
          <table:table-cell table:number-columns-repeated="5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T CH SUP</text:p>
          </table:table-cell>
          <table:table-cell office:value-type="string" calcext:value-type="string">
            <text:p>PROFESSEUR DE CHAIRE SUPERIEURE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e chaire supérieure - cadre territorial</text:p>
          </table:table-cell>
          <table:table-cell/>
          <table:table-cell office:value-type="string" calcext:value-type="string">
            <text:p>professeur de chaire supérieure - cadre territorial</text:p>
          </table:table-cell>
          <table:table-cell table:number-columns-repeated="5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T AGREGE</text:p>
          </table:table-cell>
          <table:table-cell office:value-type="string" calcext:value-type="string">
            <text:p>PROFESSEUR AGREGE (CT) <text:s/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fesseur agregé - cadre territorial</text:p>
          </table:table-cell>
          <table:table-cell/>
          <table:table-cell office:value-type="string" calcext:value-type="string">
            <text:p>professeur agregé - cadre territorial</text:p>
          </table:table-cell>
          <table:table-cell table:number-columns-repeated="5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T CERT</text:p>
          </table:table-cell>
          <table:table-cell office:value-type="string" calcext:value-type="string">
            <text:p>PROFESSEUR CERTIFIE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certifié - cadre territorial</text:p>
          </table:table-cell>
          <table:table-cell/>
          <table:table-cell office:value-type="string" calcext:value-type="string">
            <text:p>professeur certifié - cadre territorial</text:p>
          </table:table-cell>
          <table:table-cell table:number-columns-repeated="5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T PEGC</text:p>
          </table:table-cell>
          <table:table-cell office:value-type="string" calcext:value-type="string">
            <text:p>PROF.D'ENS GEN DE COLLEGE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d'enseignement général de collège - cadre territorial</text:p>
          </table:table-cell>
          <table:table-cell/>
          <table:table-cell office:value-type="string" calcext:value-type="string">
            <text:p>professeur d'enseignement général de collège - cadre territorial</text:p>
          </table:table-cell>
          <table:table-cell table:number-columns-repeated="5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T CPE</text:p>
          </table:table-cell>
          <table:table-cell office:value-type="string" calcext:value-type="string">
            <text:p>CONSEILLER PRINCIPAL D'EDUCATION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iller principal d'éducation - cadre territorial</text:p>
          </table:table-cell>
          <table:table-cell/>
          <table:table-cell office:value-type="string" calcext:value-type="string">
            <text:p>conseiller principal d'éducation - cadre territorial</text:p>
          </table:table-cell>
          <table:table-cell table:number-columns-repeated="5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T CE</text:p>
          </table:table-cell>
          <table:table-cell office:value-type="string" calcext:value-type="string">
            <text:p>CONSEILLER D'EDUCATION <text:s/>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d'éducation - cadre territorial</text:p>
          </table:table-cell>
          <table:table-cell/>
          <table:table-cell office:value-type="string" calcext:value-type="string">
            <text:p>conseiller d'éducation - cadre territorial</text:p>
          </table:table-cell>
          <table:table-cell table:number-columns-repeated="5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T AE</text:p>
          </table:table-cell>
          <table:table-cell office:value-type="string" calcext:value-type="string">
            <text:p>ADJOINT D'ENSEIGNEMENT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oint d'enseignement - cadre territorial</text:p>
          </table:table-cell>
          <table:table-cell/>
          <table:table-cell office:value-type="string" calcext:value-type="string">
            <text:p>adjoint d'enseignement - cadre territorial</text:p>
          </table:table-cell>
          <table:table-cell table:number-columns-repeated="5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T PLP</text:p>
          </table:table-cell>
          <table:table-cell office:value-type="string" calcext:value-type="string">
            <text:p>PROF LYCEES PROFESSIONNELS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lycées professionnels - cadre territorial</text:p>
          </table:table-cell>
          <table:table-cell/>
          <table:table-cell office:value-type="string" calcext:value-type="string">
            <text:p>professeur lycées professionnels - cadre territorial</text:p>
          </table:table-cell>
          <table:table-cell table:number-columns-repeated="5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T INSTIT</text:p>
          </table:table-cell>
          <table:table-cell office:value-type="string" calcext:value-type="string">
            <text:p>INSTITUTEUR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ituteur - cadre territorial</text:p>
          </table:table-cell>
          <table:table-cell/>
          <table:table-cell office:value-type="string" calcext:value-type="string">
            <text:p>instituteur - cadre territorial</text:p>
          </table:table-cell>
          <table:table-cell table:number-columns-repeated="5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T PE</text:p>
          </table:table-cell>
          <table:table-cell office:value-type="string" calcext:value-type="string">
            <text:p>PROFESSEUR DES ECOLES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fesseur des écoles - cadre territorial</text:p>
          </table:table-cell>
          <table:table-cell/>
          <table:table-cell office:value-type="string" calcext:value-type="string">
            <text:p>professeur des écoles - cadre territorial</text:p>
          </table:table-cell>
          <table:table-cell table:number-columns-repeated="5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TSUR</text:p>
          </table:table-cell>
          <table:table-cell office:value-type="string" calcext:value-type="string">
            <text:p>SURVEILLANT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ître d'internat - cadre territorial</text:p>
          </table:table-cell>
          <table:table-cell/>
          <table:table-cell office:value-type="string" calcext:value-type="string">
            <text:p>maître d'internat - cadre territorial</text:p>
          </table:table-cell>
          <table:table-cell table:number-columns-repeated="5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T ADJ ED.</text:p>
          </table:table-cell>
          <table:table-cell office:value-type="string" calcext:value-type="string">
            <text:p>ADJOINT D'EDUCATION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rveillant d'externat <text:s/>- cadre territorial</text:p>
          </table:table-cell>
          <table:table-cell/>
          <table:table-cell office:value-type="string" calcext:value-type="string">
            <text:p>surveillant d'externat <text:s/>- cadre territorial</text:p>
          </table:table-cell>
          <table:table-cell table:number-columns-repeated="5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INST (CTM)</text:p>
          </table:table-cell>
          <table:table-cell office:value-type="string" calcext:value-type="string">
            <text:p>INSTITUTEUR C.T. MAYOTTE</text:p>
          </table:table-cell>
          <table:table-cell table:style-name="ce1" office:value-type="date" office:date-value="2006-09-06" calcext:value-type="date">
            <text:p>9/6/0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ituteur de la collectivité territoriale de Mayotte</text:p>
          </table:table-cell>
          <table:table-cell/>
          <table:table-cell office:value-type="string" calcext:value-type="string">
            <text:p>instituteur de la collectivité territoriale de Mayotte</text:p>
          </table:table-cell>
          <table:table-cell table:number-columns-repeated="5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INST ETAT</text:p>
          </table:table-cell>
          <table:table-cell office:value-type="string" calcext:value-type="string">
            <text:p>INSTITUTEUR D'ETAT RECRUTE A MAYOTTE</text:p>
          </table:table-cell>
          <table:table-cell table:style-name="ce1" office:value-type="date" office:date-value="2005-02-15" calcext:value-type="date">
            <text:p>2/15/0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nstituteur d'état recruté à Mayotte</text:p>
          </table:table-cell>
          <table:table-cell/>
          <table:table-cell office:value-type="string" calcext:value-type="string">
            <text:p>instituteur d'état recruté à Mayotte</text:p>
          </table:table-cell>
          <table:table-cell table:number-columns-repeated="5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AAAM</text:p>
          </table:table-cell>
          <table:table-cell office:value-type="string" calcext:value-type="string">
            <text:p>AGENT ADMINISTRATIF DE MAYOT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t administratif d'administration d'état à mayotte</text:p>
          </table:table-cell>
          <table:table-cell/>
          <table:table-cell office:value-type="string" calcext:value-type="string">
            <text:p>agent administratif d'administration d'état à mayotte</text:p>
          </table:table-cell>
          <table:table-cell office:value-type="string" calcext:value-type="string">
            <text:p>Décret N° 2005-138 du 17 février 2005 version consolidée du 9 novembre 2009</text:p>
          </table:table-cell>
          <table:table-cell table:number-columns-repeated="5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TAM</text:p>
          </table:table-cell>
          <table:table-cell office:value-type="string" calcext:value-type="string">
            <text:p>AGENT TECHNIQUE DES ADMINISTRA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t technique des administrations d'état à Mayotte</text:p>
          </table:table-cell>
          <table:table-cell/>
          <table:table-cell office:value-type="string" calcext:value-type="string">
            <text:p>agent technique des administrations d'état à Mayotte</text:p>
          </table:table-cell>
          <table:table-cell office:value-type="string" calcext:value-type="string">
            <text:p>Décret N° 2005-139 du 17 février 2005 version consolidée du 9 novembre 2009</text:p>
          </table:table-cell>
          <table:table-cell table:number-columns-repeated="5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T PSY.EN</text:p>
          </table:table-cell>
          <table:table-cell office:value-type="string" calcext:value-type="string">
            <text:p>PSYCHOLOGUE EDUCATION NATIONALE (CT)</text:p>
          </table:table-cell>
          <table:table-cell table:style-name="ce1" office:value-type="date" office:date-value="2019-01-01" calcext:value-type="date">
            <text:p>1/1/19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ologue éducation nationale - cadre territorial</text:p>
          </table:table-cell>
          <table:table-cell/>
          <table:table-cell office:value-type="string" calcext:value-type="string">
            <text:p>psychologue éducation nationale - cadre territorial</text:p>
          </table:table-cell>
          <table:table-cell table:number-columns-repeated="5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ICEG</text:p>
          </table:table-cell>
          <table:table-cell office:value-type="string" calcext:value-type="string">
            <text:p>INSTIT. CHARGE ENSEIGNEMENT EN COLLEGE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tituteur chargé d'enseignement en collège</text:p>
          </table:table-cell>
          <table:table-cell/>
          <table:table-cell office:value-type="string" calcext:value-type="string">
            <text:p>instituteur chargé d'enseignement en collège</text:p>
          </table:table-cell>
          <table:table-cell table:number-columns-repeated="5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ONI</text:p>
          </table:table-cell>
          <table:table-cell office:value-type="string" calcext:value-type="string">
            <text:p>MONITEUR (DIPLOME D'UN CEP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iteur (diplomé <text:s/>d'un CEP)</text:p>
          </table:table-cell>
          <table:table-cell/>
          <table:table-cell office:value-type="string" calcext:value-type="string">
            <text:p>moniteur (diplomé <text:s/>d'un CEP)</text:p>
          </table:table-cell>
          <table:table-cell table:number-columns-repeated="5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INSBR</text:p>
          </table:table-cell>
          <table:table-cell office:value-type="string" calcext:value-type="string">
            <text:p>INSTITUTEUR BREVETE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tituteur breveté</text:p>
          </table:table-cell>
          <table:table-cell/>
          <table:table-cell office:value-type="string" calcext:value-type="string">
            <text:p>instituteur breveté</text:p>
          </table:table-cell>
          <table:table-cell table:number-columns-repeated="5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INSPE</text:p>
          </table:table-cell>
          <table:table-cell office:value-type="string" calcext:value-type="string">
            <text:p>INSTITUTEUR PERENNISE (NIVEAU CEP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tituteur perennisé (niveau CEP)</text:p>
          </table:table-cell>
          <table:table-cell/>
          <table:table-cell office:value-type="string" calcext:value-type="string">
            <text:p>instuteur perennisé (niveau CEP)</text:p>
          </table:table-cell>
          <table:table-cell table:number-columns-repeated="5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EAPF INST</text:p>
          </table:table-cell>
          <table:table-cell office:value-type="string" calcext:value-type="string">
            <text:p>INSTITUTEUR (PF)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nstituteur en Polynésie française</text:p>
          </table:table-cell>
          <table:table-cell/>
          <table:table-cell office:value-type="string" calcext:value-type="string">
            <text:p>Instituteur en Polynésie française</text:p>
          </table:table-cell>
          <table:table-cell office:value-type="string" calcext:value-type="string">
            <text:p>Demande de la DGRH B1-2</text:p>
          </table:table-cell>
          <table:table-cell table:number-columns-repeated="5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EAPF PE</text:p>
          </table:table-cell>
          <table:table-cell office:value-type="string" calcext:value-type="string">
            <text:p>PROFESSEUR DES ECOLES (PF)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fesseur des écoles (polynésie française)</text:p>
          </table:table-cell>
          <table:table-cell/>
          <table:table-cell office:value-type="string" calcext:value-type="string">
            <text:p>professeur des écoles (polynésie française)</text:p>
          </table:table-cell>
          <table:table-cell table:number-columns-repeated="5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TEN PF A</text:p>
          </table:table-cell>
          <table:table-cell office:value-type="string" calcext:value-type="string">
            <text:p>CONTRACTUEL PF1D CAT 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ractuel Polynésie Française 1er degré Niveau A</text:p>
          </table:table-cell>
          <table:table-cell/>
          <table:table-cell office:value-type="string" calcext:value-type="string">
            <text:p>Contractuel Polynésie Française 1er degré Niveau A</text:p>
          </table:table-cell>
          <table:table-cell office:value-type="string" calcext:value-type="string">
            <text:p>Demande de la DGRH B1-2</text:p>
          </table:table-cell>
          <table:table-cell table:number-columns-repeated="5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TEN PF B</text:p>
          </table:table-cell>
          <table:table-cell office:value-type="string" calcext:value-type="string">
            <text:p>CONTRACTUEL PF1D CAT B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ractuel Polynésie Française 1er degré Niveau B</text:p>
          </table:table-cell>
          <table:table-cell/>
          <table:table-cell office:value-type="string" calcext:value-type="string">
            <text:p>Contractuel Polynésie Française 1er degré Niveau B</text:p>
          </table:table-cell>
          <table:table-cell table:number-columns-repeated="5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T CADRE2</text:p>
          </table:table-cell>
          <table:table-cell office:value-type="string" calcext:value-type="string">
            <text:p>CADRE2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dre 2 - cadre territorial</text:p>
          </table:table-cell>
          <table:table-cell/>
          <table:table-cell office:value-type="string" calcext:value-type="string">
            <text:p>cadre2 <text:s/>- cadre territorial</text:p>
          </table:table-cell>
          <table:table-cell table:number-columns-repeated="5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T CADRE1</text:p>
          </table:table-cell>
          <table:table-cell office:value-type="string" calcext:value-type="string">
            <text:p>CADRE1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dre1 - cadre territorial</text:p>
          </table:table-cell>
          <table:table-cell/>
          <table:table-cell office:value-type="string" calcext:value-type="string">
            <text:p>cadre1 - cadre territorial</text:p>
          </table:table-cell>
          <table:table-cell table:number-columns-repeated="5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T BAC</text:p>
          </table:table-cell>
          <table:table-cell office:value-type="string" calcext:value-type="string">
            <text:p>CADRE DES BACHELIERS (CT)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dre des bacheliers - cadre territorial</text:p>
          </table:table-cell>
          <table:table-cell/>
          <table:table-cell office:value-type="string" calcext:value-type="string">
            <text:p>cadre des bacheliers - cadre territorial</text:p>
          </table:table-cell>
          <table:table-cell table:number-columns-repeated="5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T CONTRA</text:p>
          </table:table-cell>
          <table:table-cell office:value-type="string" calcext:value-type="string">
            <text:p>CONTRACTUEL (C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ractuel - cadre territorial</text:p>
          </table:table-cell>
          <table:table-cell/>
          <table:table-cell office:value-type="string" calcext:value-type="string">
            <text:p>contractuel - cadre territorial</text:p>
          </table:table-cell>
          <table:table-cell table:number-columns-repeated="5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T CONT GE</text:p>
          </table:table-cell>
          <table:table-cell office:value-type="string" calcext:value-type="string">
            <text:p>CONTRACTUEL CT GARANTI D'EMPLOI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ractuel ct garanti d'emploi</text:p>
          </table:table-cell>
          <table:table-cell/>
          <table:table-cell office:value-type="string" calcext:value-type="string">
            <text:p>contractuel CT garanti d'emploi</text:p>
          </table:table-cell>
          <table:table-cell table:number-columns-repeated="5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PR ASMT</text:p>
          </table:table-cell>
          <table:table-cell office:value-type="string" calcext:value-type="string">
            <text:p>PROFESSEUR DES UNIVERSITES ASSOCIE-MT </text:p>
          </table:table-cell>
          <table:table-cell table:style-name="ce1" office:value-type="date" office:date-value="1984-10-01" calcext:value-type="date">
            <text:p>10/1/84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es universités associé à mi-temps</text:p>
          </table:table-cell>
          <table:table-cell/>
          <table:table-cell office:value-type="string" calcext:value-type="string">
            <text:p>professeur des universités associé à mi-temps</text:p>
          </table:table-cell>
          <table:table-cell table:number-columns-repeated="5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CF ASMT</text:p>
          </table:table-cell>
          <table:table-cell office:value-type="string" calcext:value-type="string">
            <text:p>MAITRE DE CONF. DES UNIV. ASSOCIE-MT </text:p>
          </table:table-cell>
          <table:table-cell table:style-name="ce1" office:value-type="date" office:date-value="1984-10-01" calcext:value-type="date">
            <text:p>10/1/84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associé à mi-temps</text:p>
          </table:table-cell>
          <table:table-cell/>
          <table:table-cell office:value-type="string" calcext:value-type="string">
            <text:p>maître de conférences associé à mi-temps</text:p>
          </table:table-cell>
          <table:table-cell table:number-columns-repeated="5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PRMG AS</text:p>
          </table:table-cell>
          <table:table-cell office:value-type="string" calcext:value-type="string">
            <text:p>PROF. ASS. DES UNIV. DE MEDECINE GENER.</text:p>
          </table:table-cell>
          <table:table-cell table:style-name="ce1" office:value-type="date" office:date-value="1990-01-24" calcext:value-type="date">
            <text:p>1/24/90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associé des universités de médecine générale </text:p>
          </table:table-cell>
          <table:table-cell/>
          <table:table-cell office:value-type="string" calcext:value-type="string">
            <text:p>professeur associé des universités de médecine générale </text:p>
          </table:table-cell>
          <table:table-cell table:number-columns-repeated="5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MCMG AS</text:p>
          </table:table-cell>
          <table:table-cell office:value-type="string" calcext:value-type="string">
            <text:p>M. DE CONF. ASS. UNIV. MEDECINE GENER.</text:p>
          </table:table-cell>
          <table:table-cell table:style-name="ce1" office:value-type="date" office:date-value="1990-01-24" calcext:value-type="date">
            <text:p>1/24/90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associé des universités de médecine générale </text:p>
          </table:table-cell>
          <table:table-cell/>
          <table:table-cell office:value-type="string" calcext:value-type="string">
            <text:p>maître de conférences associé des universités de médecine générale </text:p>
          </table:table-cell>
          <table:table-cell table:number-columns-repeated="5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ST ASMT </text:p>
          </table:table-cell>
          <table:table-cell office:value-type="string" calcext:value-type="string">
            <text:p>ASTRONOME ASSOCIE-MT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nome associé à mi-temps</text:p>
          </table:table-cell>
          <table:table-cell/>
          <table:table-cell office:value-type="string" calcext:value-type="string">
            <text:p>astronome associé à mi-temps</text:p>
          </table:table-cell>
          <table:table-cell table:number-columns-repeated="5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HY ASMT</text:p>
          </table:table-cell>
          <table:table-cell office:value-type="string" calcext:value-type="string">
            <text:p>PHYSICIEN ASSOCIE-MT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ien associé à mi-temps</text:p>
          </table:table-cell>
          <table:table-cell/>
          <table:table-cell office:value-type="string" calcext:value-type="string">
            <text:p>physicien associé à mi-temps</text:p>
          </table:table-cell>
          <table:table-cell table:number-columns-repeated="5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ASAD ASMT</text:p>
          </table:table-cell>
          <table:table-cell office:value-type="string" calcext:value-type="string">
            <text:p>ASTRONOME ADJOINT ASSOCIE-MT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nome adjoint associé à mi-temps</text:p>
          </table:table-cell>
          <table:table-cell/>
          <table:table-cell office:value-type="string" calcext:value-type="string">
            <text:p>astronome adjoint associé à mi-temps</text:p>
          </table:table-cell>
          <table:table-cell table:number-columns-repeated="5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HAD ASMT</text:p>
          </table:table-cell>
          <table:table-cell office:value-type="string" calcext:value-type="string">
            <text:p>PHYSICIEN ADJOINT ASSOCIE-MT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ien adjoint associé à mi-temps</text:p>
          </table:table-cell>
          <table:table-cell/>
          <table:table-cell office:value-type="string" calcext:value-type="string">
            <text:p>physicien adjoint associé à mi-temps</text:p>
          </table:table-cell>
          <table:table-cell table:number-columns-repeated="5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RCF ASMT</text:p>
          </table:table-cell>
          <table:table-cell office:value-type="string" calcext:value-type="string">
            <text:p>PROFESSEUR DU COLLEGE DE FRANCE ASS-MT 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Collège de France associé à mi-temps</text:p>
          </table:table-cell>
          <table:table-cell/>
          <table:table-cell office:value-type="string" calcext:value-type="string">
            <text:p>professeur du Collège de France associé à mi-temps</text:p>
          </table:table-cell>
          <table:table-cell table:number-columns-repeated="5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PRMU ASMT</text:p>
          </table:table-cell>
          <table:table-cell office:value-type="string" calcext:value-type="string">
            <text:p>PROF MUSEUM HISTOIRE NATURELLE ASS-MT </text:p>
          </table:table-cell>
          <table:table-cell table:style-name="ce1" office:value-type="date" office:date-value="1992-11-02" calcext:value-type="date">
            <text:p>11/2/92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Muséum national d'histoire naturelle associé à mi-temps</text:p>
          </table:table-cell>
          <table:table-cell/>
          <table:table-cell office:value-type="string" calcext:value-type="string">
            <text:p>professeur du Muséum national d'histoire naturelle associé à mi-temps</text:p>
          </table:table-cell>
          <table:table-cell table:number-columns-repeated="5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MCMU ASMT</text:p>
          </table:table-cell>
          <table:table-cell office:value-type="string" calcext:value-type="string">
            <text:p>MAITRE DE CONF MUSEUM HIST.NAT. ASS-MT </text:p>
          </table:table-cell>
          <table:table-cell table:style-name="ce1" office:value-type="date" office:date-value="1992-11-02" calcext:value-type="date">
            <text:p>11/2/92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du Muséum national d'histoire naturelle associé à mi-temps</text:p>
          </table:table-cell>
          <table:table-cell/>
          <table:table-cell office:value-type="string" calcext:value-type="string">
            <text:p>maître de conférences du Muséum d'histoire naturelle associé mi-temps</text:p>
          </table:table-cell>
          <table:table-cell table:number-columns-repeated="5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IRH ASMT</text:p>
          </table:table-cell>
          <table:table-cell office:value-type="string" calcext:value-type="string">
            <text:p>DIRECTEUR D'ETUDES DE L'EHESS ASS-MT 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'études de l'Ecole des hautes études en sciences sociales associé à mi-temps</text:p>
          </table:table-cell>
          <table:table-cell/>
          <table:table-cell office:value-type="string" calcext:value-type="string">
            <text:p>directeur d'études de l'EHESS associé à mi-temps</text:p>
          </table:table-cell>
          <table:table-cell table:number-columns-repeated="5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MCFH ASMT</text:p>
          </table:table-cell>
          <table:table-cell office:value-type="string" calcext:value-type="string">
            <text:p>MAITRE DE CONF. DE L' EHESS ASSOCIE-MT 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de l'Ecole des hautes études en sciences sociales associé à mi-temps</text:p>
          </table:table-cell>
          <table:table-cell/>
          <table:table-cell office:value-type="string" calcext:value-type="string">
            <text:p>maître de conférences de l'EHESS associé à mi-temps</text:p>
          </table:table-cell>
          <table:table-cell table:number-columns-repeated="5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DIRP ASMT</text:p>
          </table:table-cell>
          <table:table-cell office:value-type="string" calcext:value-type="string">
            <text:p>DIR.D'ETUDES EPHE ENC EFEO ASS-MT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'études de l'Ecole pratique des hautes études, de l'Ecole nationale des chartes et de l'Ecole française d'Extrême-Orient associé à mi-temps</text:p>
          </table:table-cell>
          <table:table-cell/>
          <table:table-cell office:value-type="string" calcext:value-type="string">
            <text:p>directeur d'études de l'EPHE, de l'ENC et de l'EFEO associé mi-temps</text:p>
          </table:table-cell>
          <table:table-cell office:value-type="string" calcext:value-type="string">
            <text:p>décret 2002-150 du 7 février 2002 modifiant le décret 89-710 : changement d'intitulé, ajout de l'Ecole française d'Extrême-Orient</text:p>
          </table:table-cell>
          <table:table-cell table:number-columns-repeated="5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CFP ASMT</text:p>
          </table:table-cell>
          <table:table-cell office:value-type="string" calcext:value-type="string">
            <text:p>MAITRE DE CONF EPHE ENC EFEO ASS-MT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de l'Ecole pratique des hautes études, de l'Ecole nationale des chartes et de l'Ecole française d'Extrême-Orient associé à mi-temps</text:p>
          </table:table-cell>
          <table:table-cell/>
          <table:table-cell office:value-type="string" calcext:value-type="string">
            <text:p>maître de conférences de l'EPHE, l'ENC et l'EFEO associé mi-temps</text:p>
          </table:table-cell>
          <table:table-cell office:value-type="string" calcext:value-type="string">
            <text:p>décret 2002-150 du 7 février 2002 modifiant le décret 89-710 : changement d'intitulé, ajout de l'Ecole française d'Extrême-Orient</text:p>
          </table:table-cell>
          <table:table-cell table:number-columns-repeated="5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PRCM ASMT</text:p>
          </table:table-cell>
          <table:table-cell office:value-type="string" calcext:value-type="string">
            <text:p>PROFESSEUR DU CNAM ASSOCIE-MT 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Conservatoire national des arts et métiers associé à mi-temps </text:p>
          </table:table-cell>
          <table:table-cell/>
          <table:table-cell office:value-type="string" calcext:value-type="string">
            <text:p>professeur du Conservatoire national des arts et métiers associé à mi-</text:p>
          </table:table-cell>
          <table:table-cell table:number-columns-repeated="5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PR INV</text:p>
          </table:table-cell>
          <table:table-cell office:value-type="string" calcext:value-type="string">
            <text:p>PROFESSEUR DES UNIVERSITES INVITE</text:p>
          </table:table-cell>
          <table:table-cell table:style-name="ce1" office:value-type="date" office:date-value="1984-10-01" calcext:value-type="date">
            <text:p>10/1/8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es universités invité</text:p>
          </table:table-cell>
          <table:table-cell/>
          <table:table-cell office:value-type="string" calcext:value-type="string">
            <text:p>professeur des universités invité</text:p>
          </table:table-cell>
          <table:table-cell table:number-columns-repeated="5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CF INV</text:p>
          </table:table-cell>
          <table:table-cell office:value-type="string" calcext:value-type="string">
            <text:p>MAITRE DE CONFERENCES DES UNIV. INVITE</text:p>
          </table:table-cell>
          <table:table-cell table:style-name="ce1" office:value-type="date" office:date-value="1984-10-01" calcext:value-type="date">
            <text:p>10/1/8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invité</text:p>
          </table:table-cell>
          <table:table-cell/>
          <table:table-cell office:value-type="string" calcext:value-type="string">
            <text:p>maître de conférences invité</text:p>
          </table:table-cell>
          <table:table-cell table:number-columns-repeated="5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UPH INV</text:p>
          </table:table-cell>
          <table:table-cell office:value-type="string" calcext:value-type="string">
            <text:p>PROFESSEUR INVITE DISC. MED.</text:p>
          </table:table-cell>
          <table:table-cell table:style-name="ce1" office:value-type="date" office:date-value="1993-01-27" calcext:value-type="date">
            <text:p>1/27/9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invité des disciplines médicales</text:p>
          </table:table-cell>
          <table:table-cell/>
          <table:table-cell office:value-type="string" calcext:value-type="string">
            <text:p>professeur invité des disciplines médicales</text:p>
          </table:table-cell>
          <table:table-cell table:number-columns-repeated="5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MCPH INV</text:p>
          </table:table-cell>
          <table:table-cell office:value-type="string" calcext:value-type="string">
            <text:p>MAITRE DE CONF. INVITE DISC. MED.</text:p>
          </table:table-cell>
          <table:table-cell table:style-name="ce1" office:value-type="date" office:date-value="1993-01-27" calcext:value-type="date">
            <text:p>1/27/9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invité des disciplines médicales</text:p>
          </table:table-cell>
          <table:table-cell/>
          <table:table-cell office:value-type="string" calcext:value-type="string">
            <text:p>maître de conférences invité des disciplines médicales</text:p>
          </table:table-cell>
          <table:table-cell table:number-columns-repeated="5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PUPHO INV</text:p>
          </table:table-cell>
          <table:table-cell office:value-type="string" calcext:value-type="string">
            <text:p>PROF INVITE DISC. ODONTO.</text:p>
          </table:table-cell>
          <table:table-cell table:style-name="ce1" office:value-type="date" office:date-value="1993-01-27" calcext:value-type="date">
            <text:p>1/27/9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invité des disciplines odontologiques</text:p>
          </table:table-cell>
          <table:table-cell/>
          <table:table-cell office:value-type="string" calcext:value-type="string">
            <text:p>professeur invité des disciplines odontologiques</text:p>
          </table:table-cell>
          <table:table-cell table:number-columns-repeated="5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CPHO INV</text:p>
          </table:table-cell>
          <table:table-cell office:value-type="string" calcext:value-type="string">
            <text:p>MAITRE DE CONF INVITE DISC. ODONTO.</text:p>
          </table:table-cell>
          <table:table-cell table:style-name="ce1" office:value-type="date" office:date-value="1993-01-27" calcext:value-type="date">
            <text:p>1/27/9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invité des disciplines odontologiques</text:p>
          </table:table-cell>
          <table:table-cell/>
          <table:table-cell office:value-type="string" calcext:value-type="string">
            <text:p>maître de conférences invité des disciplines odontologiques</text:p>
          </table:table-cell>
          <table:table-cell table:number-columns-repeated="5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AST INV </text:p>
          </table:table-cell>
          <table:table-cell office:value-type="string" calcext:value-type="string">
            <text:p>ASTRONOME INVITE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nome invité</text:p>
          </table:table-cell>
          <table:table-cell/>
          <table:table-cell office:value-type="string" calcext:value-type="string">
            <text:p>astronome invité</text:p>
          </table:table-cell>
          <table:table-cell table:number-columns-repeated="5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PHY INV</text:p>
          </table:table-cell>
          <table:table-cell office:value-type="string" calcext:value-type="string">
            <text:p>PHYSICIEN INVITE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ien invité</text:p>
          </table:table-cell>
          <table:table-cell/>
          <table:table-cell office:value-type="string" calcext:value-type="string">
            <text:p>physicien invité</text:p>
          </table:table-cell>
          <table:table-cell table:number-columns-repeated="5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ASAD INV</text:p>
          </table:table-cell>
          <table:table-cell office:value-type="string" calcext:value-type="string">
            <text:p>ASTRONOME ADJOINT INVITE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nome adjoint invité</text:p>
          </table:table-cell>
          <table:table-cell/>
          <table:table-cell office:value-type="string" calcext:value-type="string">
            <text:p>astronome adjoint invité</text:p>
          </table:table-cell>
          <table:table-cell table:number-columns-repeated="5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HAD INV</text:p>
          </table:table-cell>
          <table:table-cell office:value-type="string" calcext:value-type="string">
            <text:p>PHYSICIEN ADJOINT INVITE</text:p>
          </table:table-cell>
          <table:table-cell table:style-name="ce1" office:value-type="date" office:date-value="1986-03-12" calcext:value-type="date">
            <text:p>3/12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ien adjoint invité</text:p>
          </table:table-cell>
          <table:table-cell/>
          <table:table-cell office:value-type="string" calcext:value-type="string">
            <text:p>physicien adjoint invité</text:p>
          </table:table-cell>
          <table:table-cell table:number-columns-repeated="5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RCF INV</text:p>
          </table:table-cell>
          <table:table-cell office:value-type="string" calcext:value-type="string">
            <text:p>PROFESSEUR DU COLLEGE DE FRANCE INVI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Collège de France invité</text:p>
          </table:table-cell>
          <table:table-cell/>
          <table:table-cell office:value-type="string" calcext:value-type="string">
            <text:p>professeur du Collège de France invité</text:p>
          </table:table-cell>
          <table:table-cell table:number-columns-repeated="5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PRMU INV</text:p>
          </table:table-cell>
          <table:table-cell office:value-type="string" calcext:value-type="string">
            <text:p>PROF MUSEUM HISTOIRE NATURELLE INVITE</text:p>
          </table:table-cell>
          <table:table-cell table:style-name="ce1" office:value-type="date" office:date-value="1992-11-04" calcext:value-type="date">
            <text:p>11/4/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Muséum national d'histoire naturelle invité</text:p>
          </table:table-cell>
          <table:table-cell/>
          <table:table-cell office:value-type="string" calcext:value-type="string">
            <text:p>professeur du Muséum national d'histoire naturelle invité</text:p>
          </table:table-cell>
          <table:table-cell table:number-columns-repeated="5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CMU INV</text:p>
          </table:table-cell>
          <table:table-cell office:value-type="string" calcext:value-type="string">
            <text:p>MAITRE DE CONF MUSEUM HIST. NAT. INVITE</text:p>
          </table:table-cell>
          <table:table-cell table:style-name="ce1" office:value-type="date" office:date-value="1992-11-04" calcext:value-type="date">
            <text:p>11/4/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du Muséum national d'histoire naturelle invité</text:p>
          </table:table-cell>
          <table:table-cell/>
          <table:table-cell office:value-type="string" calcext:value-type="string">
            <text:p>maître de conférences du Muséum national d'histoire naturelle invité</text:p>
          </table:table-cell>
          <table:table-cell table:number-columns-repeated="5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DIRH INV</text:p>
          </table:table-cell>
          <table:table-cell office:value-type="string" calcext:value-type="string">
            <text:p>DIRECTEUR D'ETUDES DE L'EHESS INVITE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'études de l'Ecole des hautes études en sciences sociales invité</text:p>
          </table:table-cell>
          <table:table-cell/>
          <table:table-cell office:value-type="string" calcext:value-type="string">
            <text:p>directeur d'études de l'Ecole des hautes études en sciences sociales i</text:p>
          </table:table-cell>
          <table:table-cell table:number-columns-repeated="5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CFH INV</text:p>
          </table:table-cell>
          <table:table-cell office:value-type="string" calcext:value-type="string">
            <text:p>MAITRE DE CONFERENCES DE L' EHESS INVITE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de l'Ecole des hautes études en sciences sociales invité</text:p>
          </table:table-cell>
          <table:table-cell/>
          <table:table-cell office:value-type="string" calcext:value-type="string">
            <text:p>maître de conférences de l'EHESS invité</text:p>
          </table:table-cell>
          <table:table-cell table:number-columns-repeated="5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DIRP INV</text:p>
          </table:table-cell>
          <table:table-cell office:value-type="string" calcext:value-type="string">
            <text:p>DIR.D'ETUDES EPHE ENC EFEO INVITE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ur d'études de l'Ecole pratique des hautes études, de l'Ecole nationale des chartes et de l'Ecole française d'Extrême-Orient invité</text:p>
          </table:table-cell>
          <table:table-cell/>
          <table:table-cell office:value-type="string" calcext:value-type="string">
            <text:p>directeur d'études de l'EPHE, de l'ENC et de l'EFEO invité</text:p>
          </table:table-cell>
          <table:table-cell office:value-type="string" calcext:value-type="string">
            <text:p>décret 2002-150 du 7 février 2002 modifiant le décret 89-710 : changement d'intitulé, ajout de l'Ecole française d'Extrême-Orient</text:p>
          </table:table-cell>
          <table:table-cell table:number-columns-repeated="5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CFP INV</text:p>
          </table:table-cell>
          <table:table-cell office:value-type="string" calcext:value-type="string">
            <text:p>MAITRE DE CONF EPHE ENC EFEO INVITE</text:p>
          </table:table-cell>
          <table:table-cell table:style-name="ce1" office:value-type="date" office:date-value="1989-09-28" calcext:value-type="date">
            <text:p>9/28/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conférences de l'Ecole pratique des hautes études, de l'Ecole nationale des chartes et de l'Ecoel française d'Extrême-Orient invité</text:p>
          </table:table-cell>
          <table:table-cell/>
          <table:table-cell office:value-type="string" calcext:value-type="string">
            <text:p>maître de conférences de l'EPHE, de l'ENC et de l'EFEO invité</text:p>
          </table:table-cell>
          <table:table-cell office:value-type="string" calcext:value-type="string">
            <text:p>décret 2002-150 du 7 février 2002 modifiant le décret 89-710 : changement d'intitulé, ajout de l'Ecole française d'Extrême-Orient</text:p>
          </table:table-cell>
          <table:table-cell table:number-columns-repeated="5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PRCM INV</text:p>
          </table:table-cell>
          <table:table-cell office:value-type="string" calcext:value-type="string">
            <text:p>PROFESSEUR DU CNAM INVI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du Conservatoire national des arts et métiers invité </text:p>
          </table:table-cell>
          <table:table-cell/>
          <table:table-cell office:value-type="string" calcext:value-type="string">
            <text:p>professeur du Conservatoire national des arts et métiers invité </text:p>
          </table:table-cell>
          <table:table-cell table:number-columns-repeated="5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AHUO</text:p>
          </table:table-cell>
          <table:table-cell office:value-type="string" calcext:value-type="string">
            <text:p>ASSISTANT HOSPITALIER UNIV. CSERD</text:p>
          </table:table-cell>
          <table:table-cell table:style-name="ce1" office:value-type="date" office:date-value="1990-01-24" calcext:value-type="date">
            <text:p>1/24/90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hospitalier universitaire des centres de soins, d'enseignement et de recherche dentaires</text:p>
          </table:table-cell>
          <table:table-cell/>
          <table:table-cell office:value-type="string" calcext:value-type="string">
            <text:p>assistant hospitalier universitaire des centres de soins, d'enseigneme</text:p>
          </table:table-cell>
          <table:table-cell table:number-columns-repeated="5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PHU</text:p>
          </table:table-cell>
          <table:table-cell office:value-type="string" calcext:value-type="string">
            <text:p>PRATICIEN HOSPITALIER UNIVERSITAIRE</text:p>
          </table:table-cell>
          <table:table-cell table:style-name="ce1" office:value-type="date" office:date-value="1984-02-24" calcext:value-type="date">
            <text:p>2/24/8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ticien hospitalier universitaire</text:p>
          </table:table-cell>
          <table:table-cell/>
          <table:table-cell office:value-type="string" calcext:value-type="string">
            <text:p>praticien hospitalier universitaire</text:p>
          </table:table-cell>
          <table:table-cell table:number-columns-repeated="5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AHU</text:p>
          </table:table-cell>
          <table:table-cell office:value-type="string" calcext:value-type="string">
            <text:p>ASSISTANT HOSPITALIER UNIVERSITAIRE</text:p>
          </table:table-cell>
          <table:table-cell table:style-name="ce1" office:value-type="date" office:date-value="1984-02-24" calcext:value-type="date">
            <text:p>2/24/8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hospitalier universitaire</text:p>
          </table:table-cell>
          <table:table-cell/>
          <table:table-cell office:value-type="string" calcext:value-type="string">
            <text:p>assistant hospitalier universitaire</text:p>
          </table:table-cell>
          <table:table-cell table:number-columns-repeated="5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HEF CLINIQUE UNIV. ASSISTANT HOPITAUX</text:p>
          </table:table-cell>
          <table:table-cell table:style-name="ce1" office:value-type="date" office:date-value="1984-02-24" calcext:value-type="date">
            <text:p>2/24/8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f de clinique des universités assistant des hôpitaux</text:p>
          </table:table-cell>
          <table:table-cell/>
          <table:table-cell office:value-type="string" calcext:value-type="string">
            <text:p>chef de clinique des universités assistant des hôpitaux</text:p>
          </table:table-cell>
          <table:table-cell table:number-columns-repeated="5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AHUO ASO</text:p>
          </table:table-cell>
          <table:table-cell office:value-type="string" calcext:value-type="string">
            <text:p>ASSISTANT ASSOCIE DES UNIV. DIS. ODONTO.</text:p>
          </table:table-cell>
          <table:table-cell table:style-name="ce1" office:value-type="date" office:date-value="1991-09-20" calcext:value-type="date">
            <text:p>9/20/91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associé des universités des disciplines odontologiques</text:p>
          </table:table-cell>
          <table:table-cell/>
          <table:table-cell office:value-type="string" calcext:value-type="string">
            <text:p>assistant associé des universités des disciplines odontologiques</text:p>
          </table:table-cell>
          <table:table-cell table:number-columns-repeated="5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HUCCA ASO</text:p>
          </table:table-cell>
          <table:table-cell office:value-type="string" calcext:value-type="string">
            <text:p>ASSIS.CHEF CLINIQUE ASSOCIE UNIV.DIS.MED</text:p>
          </table:table-cell>
          <table:table-cell table:style-name="ce1" office:value-type="date" office:date-value="1991-09-20" calcext:value-type="date">
            <text:p>9/20/91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/ chef de clinique associé des universités des disciplines médicales</text:p>
          </table:table-cell>
          <table:table-cell/>
          <table:table-cell office:value-type="string" calcext:value-type="string">
            <text:p>assistant / chef de clinique associé des universités des disciplines m</text:p>
          </table:table-cell>
          <table:table-cell table:number-columns-repeated="5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HUP</text:p>
          </table:table-cell>
          <table:table-cell office:value-type="string" calcext:value-type="string">
            <text:p>ASSISTANT HOSPITALIER UNIV PHARMACIE</text:p>
          </table:table-cell>
          <table:table-cell table:style-name="ce1" office:value-type="date" office:date-value="2006-05-23" calcext:value-type="date">
            <text:p>5/23/06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hospitalier universitaire pharmacie</text:p>
          </table:table-cell>
          <table:table-cell/>
          <table:table-cell office:value-type="string" calcext:value-type="string">
            <text:p>assistant hospitalier universitaire pharmacie</text:p>
          </table:table-cell>
          <table:table-cell table:number-columns-repeated="5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AITRE LG</text:p>
          </table:table-cell>
          <table:table-cell office:value-type="string" calcext:value-type="string">
            <text:p>MAITRE DE LANGU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ître de langue</text:p>
          </table:table-cell>
          <table:table-cell/>
          <table:table-cell office:value-type="string" calcext:value-type="string">
            <text:p>maître de langue</text:p>
          </table:table-cell>
          <table:table-cell table:number-columns-repeated="53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LECTEU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teur</text:p>
          </table:table-cell>
          <table:table-cell/>
          <table:table-cell office:value-type="string" calcext:value-type="string">
            <text:p>lecteur</text:p>
          </table:table-cell>
          <table:table-cell table:number-columns-repeated="5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REP.INALCO</text:p>
          </table:table-cell>
          <table:table-cell office:value-type="string" calcext:value-type="string">
            <text:p>REPETITEUR DE L'INALC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pétiteur de l'Institut national des langues et civilisations orientales</text:p>
          </table:table-cell>
          <table:table-cell/>
          <table:table-cell office:value-type="string" calcext:value-type="string">
            <text:p>répétiteur de l'Institut national des langues et civilisations orienta</text:p>
          </table:table-cell>
          <table:table-cell table:number-columns-repeated="5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A.T.E.R.</text:p>
          </table:table-cell>
          <table:table-cell office:value-type="string" calcext:value-type="string">
            <text:p>ATTACHE TEMPORAIRE ENSEIGN. ET RECHERCH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hé temporaire d'enseignement et de recherche</text:p>
          </table:table-cell>
          <table:table-cell/>
          <table:table-cell office:value-type="string" calcext:value-type="string">
            <text:p>attaché temporaire d'enseignement et de recherche</text:p>
          </table:table-cell>
          <table:table-cell table:number-columns-repeated="5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.M.N.</text:p>
          </table:table-cell>
          <table:table-cell office:value-type="string" calcext:value-type="string">
            <text:p>ALLOCATAIRE MONITEUR NORMALI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cataire moniteur normalien</text:p>
          </table:table-cell>
          <table:table-cell/>
          <table:table-cell office:value-type="string" calcext:value-type="string">
            <text:p>allocataire moniteur normalien</text:p>
          </table:table-cell>
          <table:table-cell table:number-columns-repeated="5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NITEUR</text:p>
          </table:table-cell>
          <table:table-cell office:value-type="string" calcext:value-type="string">
            <text:p>MONITEUR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iteur</text:p>
          </table:table-cell>
          <table:table-cell/>
          <table:table-cell office:value-type="string" calcext:value-type="string">
            <text:p>moniteur</text:p>
          </table:table-cell>
          <table:table-cell table:number-columns-repeated="5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ONIT.PHAR</text:p>
          </table:table-cell>
          <table:table-cell office:value-type="string" calcext:value-type="string">
            <text:p>MONITEUR EN PHARMACI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iteur en pharmacie</text:p>
          </table:table-cell>
          <table:table-cell/>
          <table:table-cell office:value-type="string" calcext:value-type="string">
            <text:p>moniteur en pharmacie</text:p>
          </table:table-cell>
          <table:table-cell table:number-columns-repeated="5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TR D-92</text:p>
          </table:table-cell>
          <table:table-cell office:value-type="string" calcext:value-type="string">
            <text:p>CONTRACTUEL DECRET 19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tuel décret 92</text:p>
          </table:table-cell>
          <table:table-cell/>
          <table:table-cell office:value-type="string" calcext:value-type="string">
            <text:p>contractuel décret 92</text:p>
          </table:table-cell>
          <table:table-cell table:number-columns-repeated="5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HARGE ENS</text:p>
          </table:table-cell>
          <table:table-cell office:value-type="string" calcext:value-type="string">
            <text:p>CHARGE D'ENSEIGNEMENT VACATAI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é d'enseignement vacataire</text:p>
          </table:table-cell>
          <table:table-cell/>
          <table:table-cell office:value-type="string" calcext:value-type="string">
            <text:p>chargé d'enseignement vacataire</text:p>
          </table:table-cell>
          <table:table-cell table:number-columns-repeated="5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AGT TEMP.</text:p>
          </table:table-cell>
          <table:table-cell office:value-type="string" calcext:value-type="string">
            <text:p>AGENT TEMPORAIRE VACATAI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t temporaire vacataire</text:p>
          </table:table-cell>
          <table:table-cell/>
          <table:table-cell office:value-type="string" calcext:value-type="string">
            <text:p>agent temporaire vacataire</text:p>
          </table:table-cell>
          <table:table-cell table:number-columns-repeated="5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INT LV 1D</text:p>
          </table:table-cell>
          <table:table-cell office:value-type="string" calcext:value-type="string">
            <text:p>INTERVENANT LANGUE PRIMAIRE</text:p>
          </table:table-cell>
          <table:table-cell table:style-name="ce1" office:value-type="date" office:date-value="2001-09-01" calcext:value-type="date">
            <text:p>9/1/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venant langue primaire</text:p>
          </table:table-cell>
          <table:table-cell/>
          <table:table-cell office:value-type="string" calcext:value-type="string">
            <text:p>intervenant langue primaire</text:p>
          </table:table-cell>
          <table:table-cell table:number-columns-repeated="5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SS LV </text:p>
          </table:table-cell>
          <table:table-cell office:value-type="string" calcext:value-type="string">
            <text:p>ASSISTANT LANGUE VIVAN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sistant de langue vivante recruté localement</text:p>
          </table:table-cell>
          <table:table-cell/>
          <table:table-cell office:value-type="string" calcext:value-type="string">
            <text:p>Assistant de langue vivante recruté localement</text:p>
          </table:table-cell>
          <table:table-cell table:number-columns-repeated="5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OP.INTERI</text:p>
          </table:table-cell>
          <table:table-cell office:value-type="string" calcext:value-type="string">
            <text:p>CONSEILLER D'ORIENTATION INTERIMAIR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nseiller d'orientation intérimaire</text:p>
          </table:table-cell>
          <table:table-cell/>
          <table:table-cell office:value-type="string" calcext:value-type="string">
            <text:p>conseiller d'orientation intérimaire</text:p>
          </table:table-cell>
          <table:table-cell table:number-columns-repeated="5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M.A.</text:p>
          </table:table-cell>
          <table:table-cell office:value-type="string" calcext:value-type="string">
            <text:p>MAITRE AUXILIAIR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ître auxiliaire</text:p>
          </table:table-cell>
          <table:table-cell/>
          <table:table-cell office:value-type="string" calcext:value-type="string">
            <text:p>maître auxiliaire</text:p>
          </table:table-cell>
          <table:table-cell table:number-columns-repeated="5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 ASS ETRA</text:p>
          </table:table-cell>
          <table:table-cell office:value-type="string" calcext:value-type="string">
            <text:p>CORPS DES ASSISTANTS ETRANGER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ps des assistants étrangers</text:p>
          </table:table-cell>
          <table:table-cell/>
          <table:table-cell office:value-type="string" calcext:value-type="string">
            <text:p>corps des assistants étrangers</text:p>
          </table:table-cell>
          <table:table-cell table:number-columns-repeated="5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R.ASSOCIE</text:p>
          </table:table-cell>
          <table:table-cell office:value-type="string" calcext:value-type="string">
            <text:p>PROFESSEUR ASSOCIE</text:p>
          </table:table-cell>
          <table:table-cell table:style-name="ce1" office:value-type="date" office:date-value="1994-09-01" calcext:value-type="date">
            <text:p>9/1/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associé</text:p>
          </table:table-cell>
          <table:table-cell/>
          <table:table-cell office:value-type="string" calcext:value-type="string">
            <text:p>professeur associé</text:p>
          </table:table-cell>
          <table:table-cell table:number-columns-repeated="5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PROF.CONTR</text:p>
          </table:table-cell>
          <table:table-cell office:value-type="string" calcext:value-type="string">
            <text:p>PROFESSEUR CONTRACTU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eur contractuel</text:p>
          </table:table-cell>
          <table:table-cell/>
          <table:table-cell office:value-type="string" calcext:value-type="string">
            <text:p>professeur contractuel</text:p>
          </table:table-cell>
          <table:table-cell table:number-columns-repeated="5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AC1D</text:p>
          </table:table-cell>
          <table:table-cell office:value-type="string" calcext:value-type="string">
            <text:p>AGENT CONTRACTUEL 1ER DEGRE</text:p>
          </table:table-cell>
          <table:table-cell table:style-name="ce1" office:value-type="date" office:date-value="2016-09-01" calcext:value-type="date">
            <text:p>9/1/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nt contractuel premier degré</text:p>
          </table:table-cell>
          <table:table-cell/>
          <table:table-cell office:value-type="string" calcext:value-type="string">
            <text:p>agent contracuel premier degré</text:p>
          </table:table-cell>
          <table:table-cell office:value-type="string" calcext:value-type="string">
            <text:p>gestion des contractuels 2016</text:p>
          </table:table-cell>
          <table:table-cell table:number-columns-repeated="5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C2D</text:p>
          </table:table-cell>
          <table:table-cell office:value-type="string" calcext:value-type="string">
            <text:p>AGENT CONTRACTUEL 2ND DEGRE</text:p>
          </table:table-cell>
          <table:table-cell table:style-name="ce1" office:value-type="date" office:date-value="2016-09-01" calcext:value-type="date">
            <text:p>9/1/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gent contractuel second degré</text:p>
          </table:table-cell>
          <table:table-cell/>
          <table:table-cell office:value-type="string" calcext:value-type="string">
            <text:p>agent contracuel second degré</text:p>
          </table:table-cell>
          <table:table-cell office:value-type="string" calcext:value-type="string">
            <text:p>gestion des contractuels 2016</text:p>
          </table:table-cell>
          <table:table-cell table:number-columns-repeated="5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M.INTERNAT</text:p>
          </table:table-cell>
          <table:table-cell office:value-type="string" calcext:value-type="string">
            <text:p>MAITRE D'INTERNA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ître d'internat</text:p>
          </table:table-cell>
          <table:table-cell/>
          <table:table-cell office:value-type="string" calcext:value-type="string">
            <text:p>maître d'internat</text:p>
          </table:table-cell>
          <table:table-cell table:number-columns-repeated="5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.EXTERNAT</text:p>
          </table:table-cell>
          <table:table-cell office:value-type="string" calcext:value-type="string">
            <text:p>SURVEILLANT D'EXTERNA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rveillant d'externat</text:p>
          </table:table-cell>
          <table:table-cell/>
          <table:table-cell office:value-type="string" calcext:value-type="string">
            <text:p>surveillant d'externat</text:p>
          </table:table-cell>
          <table:table-cell table:number-columns-repeated="5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ESH</text:p>
          </table:table-cell>
          <table:table-cell office:value-type="string" calcext:value-type="string">
            <text:p>ACCOMPAGNANT EN SITUATION DE HANDICAP</text:p>
          </table:table-cell>
          <table:table-cell table:style-name="ce1" office:value-type="date" office:date-value="2014-07-01" calcext:value-type="date">
            <text:p>7/1/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mpagnant des élèves en situation de handicap</text:p>
          </table:table-cell>
          <table:table-cell/>
          <table:table-cell office:value-type="string" calcext:value-type="string">
            <text:p>Accompagnant des élèves en situation de handicap</text:p>
          </table:table-cell>
          <table:table-cell table:number-columns-repeated="5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SS-ED</text:p>
          </table:table-cell>
          <table:table-cell office:value-type="string" calcext:value-type="string">
            <text:p>ASSISTANT D'EDUCATION</text:p>
          </table:table-cell>
          <table:table-cell table:style-name="ce1" office:value-type="date" office:date-value="2003-09-01" calcext:value-type="date">
            <text:p>9/1/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d'éducation</text:p>
          </table:table-cell>
          <table:table-cell/>
          <table:table-cell office:value-type="string" calcext:value-type="string">
            <text:p>assistant d'éducation</text:p>
          </table:table-cell>
          <table:table-cell table:number-columns-repeated="5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DCT 1D</text:p>
          </table:table-cell>
          <table:table-cell office:value-type="string" calcext:value-type="string">
            <text:p>ADMISSIBLE CONTRACTUEL 1D EXCEPT 20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missible contractuel 1er degré session exceptionnelle 2014</text:p>
          </table:table-cell>
          <table:table-cell/>
          <table:table-cell office:value-type="string" calcext:value-type="string">
            <text:p>admissible contractuel 1er degré session exceptionnelle 2014</text:p>
          </table:table-cell>
          <table:table-cell table:number-columns-repeated="5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DCT 2D</text:p>
          </table:table-cell>
          <table:table-cell office:value-type="string" calcext:value-type="string">
            <text:p>ADMISSIBLE CONTRACTUEL 2D EXCEPT 20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ssible contractuel 2nd degré session exceptionnelle 2014</text:p>
          </table:table-cell>
          <table:table-cell/>
          <table:table-cell office:value-type="string" calcext:value-type="string">
            <text:p>admissible contractuel 2nd degré session exceptionnelle 2014</text:p>
          </table:table-cell>
          <table:table-cell table:number-columns-repeated="5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PCAL 1D</text:p>
          </table:table-cell>
          <table:table-cell office:value-type="string" calcext:value-type="string">
            <text:p>PROFESSEUR CONTRACTUEL ALTERNANT 1D</text:p>
          </table:table-cell>
          <table:table-cell table:style-name="ce1" office:value-type="date" office:date-value="2015-09-01" calcext:value-type="date">
            <text:p>9/1/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fesseur contractuel alternant premier degré</text:p>
          </table:table-cell>
          <table:table-cell/>
          <table:table-cell office:value-type="string" calcext:value-type="string">
            <text:p>professeur contractuel alternant premier degré</text:p>
          </table:table-cell>
          <table:table-cell table:number-columns-repeated="5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PCAL 2D</text:p>
          </table:table-cell>
          <table:table-cell office:value-type="string" calcext:value-type="string">
            <text:p>PROFESSEUR CONTRACTUEL ALTERNANT 2D</text:p>
          </table:table-cell>
          <table:table-cell table:style-name="ce1" office:value-type="date" office:date-value="2015-09-01" calcext:value-type="date">
            <text:p>9/1/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eur contractuel alternant second degré</text:p>
          </table:table-cell>
          <table:table-cell/>
          <table:table-cell office:value-type="string" calcext:value-type="string">
            <text:p>professeur contractuel alternant second degré</text:p>
          </table:table-cell>
          <table:table-cell table:number-columns-repeated="5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TAL 1D</text:p>
          </table:table-cell>
          <table:table-cell office:value-type="string" calcext:value-type="string">
            <text:p>ENSEIGNANT CONTRACTUEL ALTERNANT 1D</text:p>
          </table:table-cell>
          <table:table-cell table:style-name="ce1" office:value-type="date" office:date-value="2021-01-01" calcext:value-type="date">
            <text:p>1/1/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seignant contractuel alternant premier degré</text:p>
          </table:table-cell>
          <table:table-cell/>
          <table:table-cell office:value-type="string" calcext:value-type="string">
            <text:p>Enseignant contractuel alternant premier degré</text:p>
          </table:table-cell>
          <table:table-cell table:number-columns-repeated="5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TAL 2D</text:p>
          </table:table-cell>
          <table:table-cell office:value-type="string" calcext:value-type="string">
            <text:p>ENSEIGNANT CONTRACTUEL ALTERNANT 2D</text:p>
          </table:table-cell>
          <table:table-cell table:style-name="ce1" office:value-type="date" office:date-value="2021-01-01" calcext:value-type="date">
            <text:p>1/1/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eignant contractuel alternant second degré</text:p>
          </table:table-cell>
          <table:table-cell/>
          <table:table-cell office:value-type="string" calcext:value-type="string">
            <text:p>enseignant contractuel alternant du second degré</text:p>
          </table:table-cell>
          <table:table-cell table:number-columns-repeated="5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TAL ED</text:p>
          </table:table-cell>
          <table:table-cell office:value-type="string" calcext:value-type="string">
            <text:p>CPE CONTRACTUEL ALTERNANT</text:p>
          </table:table-cell>
          <table:table-cell table:style-name="ce1" office:value-type="date" office:date-value="2021-01-01" calcext:value-type="date">
            <text:p>1/1/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E contractuel alternant</text:p>
          </table:table-cell>
          <table:table-cell/>
          <table:table-cell office:value-type="string" calcext:value-type="string">
            <text:p>Conseiller principal d'éducation contractuel alternant</text:p>
          </table:table-cell>
          <table:table-cell table:number-columns-repeated="5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.G. BIB.</text:p>
          </table:table-cell>
          <table:table-cell office:value-type="string" calcext:value-type="string">
            <text:p>CONSERVATEUR GENERAL DES BIBLIOTHEQUES</text:p>
          </table:table-cell>
          <table:table-cell table:style-name="ce1" office:value-type="date" office:date-value="1991-01-01" calcext:value-type="date">
            <text:p>1/1/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eur général des bibliothèques</text:p>
          </table:table-cell>
          <table:table-cell/>
          <table:table-cell office:value-type="string" calcext:value-type="string">
            <text:p>conservateur général des bibliothèques</text:p>
          </table:table-cell>
          <table:table-cell table:number-columns-repeated="5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. BIB.-92</text:p>
          </table:table-cell>
          <table:table-cell office:value-type="string" calcext:value-type="string">
            <text:p>CONSERVATEUR DES BIBLIOTHEQUES (1992)</text:p>
          </table:table-cell>
          <table:table-cell table:style-name="ce1" office:value-type="date" office:date-value="1991-01-01" calcext:value-type="date">
            <text:p>1/1/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ervateur des bibliothèques</text:p>
          </table:table-cell>
          <table:table-cell/>
          <table:table-cell office:value-type="string" calcext:value-type="string">
            <text:p>conservateur des bibliothèques</text:p>
          </table:table-cell>
          <table:table-cell table:number-columns-repeated="5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.MUS.-92</text:p>
          </table:table-cell>
          <table:table-cell office:value-type="string" calcext:value-type="string">
            <text:p>CONSERVATEUR DES MUSEES (1992)</text:p>
          </table:table-cell>
          <table:table-cell table:style-name="ce1" office:value-type="date" office:date-value="1991-01-01" calcext:value-type="date">
            <text:p>1/1/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eur des musées</text:p>
          </table:table-cell>
          <table:table-cell/>
          <table:table-cell office:value-type="string" calcext:value-type="string">
            <text:p>conservateur des musées</text:p>
          </table:table-cell>
          <table:table-cell table:number-columns-repeated="5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.STAG.ELV</text:p>
          </table:table-cell>
          <table:table-cell office:value-type="string" calcext:value-type="string">
            <text:p>CONSERVATEUR STAGIAIRE ELEVE ENSSI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eur stagiaire élève de l'ENSSIB</text:p>
          </table:table-cell>
          <table:table-cell/>
          <table:table-cell office:value-type="string" calcext:value-type="string">
            <text:p>conservateur stagiaire élève de l'ENSSIB</text:p>
          </table:table-cell>
          <table:table-cell table:number-columns-repeated="5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BIBLIOTHECAIRE</text:p>
          </table:table-cell>
          <table:table-cell table:style-name="ce1" office:value-type="date" office:date-value="1992-01-12" calcext:value-type="date">
            <text:p>1/12/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bliothécaire</text:p>
          </table:table-cell>
          <table:table-cell/>
          <table:table-cell office:value-type="string" calcext:value-type="string">
            <text:p>bibliothécaire</text:p>
          </table:table-cell>
          <table:table-cell table:number-columns-repeated="5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BA (A.S.)</text:p>
          </table:table-cell>
          <table:table-cell office:value-type="string" calcext:value-type="string">
            <text:p>BIBLIOTHECAIRE ADJOINT ANC. STATUT 19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liothécaire adjoint (statut 1950)</text:p>
          </table:table-cell>
          <table:table-cell/>
          <table:table-cell office:value-type="string" calcext:value-type="string">
            <text:p>bibliothécaire adjoint (statut 1950)</text:p>
          </table:table-cell>
          <table:table-cell table:number-columns-repeated="5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BA (NV S)</text:p>
          </table:table-cell>
          <table:table-cell office:value-type="string" calcext:value-type="string">
            <text:p>BIBLIOTHECAIRE ADJOINT (NV.STATUT 1995)</text:p>
          </table:table-cell>
          <table:table-cell table:style-name="ce1" office:value-type="date" office:date-value="1994-08-01" calcext:value-type="date">
            <text:p>8/1/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liothécaire adjoint</text:p>
          </table:table-cell>
          <table:table-cell/>
          <table:table-cell office:value-type="string" calcext:value-type="string">
            <text:p>bibliothécaire adjoint</text:p>
          </table:table-cell>
          <table:table-cell table:number-columns-repeated="5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BIBLIOTHECAIRE ADJOINT SPECIALISE</text:p>
          </table:table-cell>
          <table:table-cell table:style-name="ce1" office:value-type="date" office:date-value="1992-01-12" calcext:value-type="date">
            <text:p>1/12/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liothécaire adjoint spécialisé</text:p>
          </table:table-cell>
          <table:table-cell/>
          <table:table-cell office:value-type="string" calcext:value-type="string">
            <text:p>bibliothécaire adjoint spécialisé</text:p>
          </table:table-cell>
          <table:table-cell table:number-columns-repeated="5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BIBAS</text:p>
          </table:table-cell>
          <table:table-cell office:value-type="string" calcext:value-type="string">
            <text:p>BIBLIOTHECAIRE ASSISTANT SPECIALISE</text:p>
          </table:table-cell>
          <table:table-cell table:style-name="ce1" office:value-type="date" office:date-value="2011-10-01" calcext:value-type="date">
            <text:p>10/1/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liothécaire assistant spécialisé</text:p>
          </table:table-cell>
          <table:table-cell/>
          <table:table-cell office:value-type="string" calcext:value-type="string">
            <text:p>bibliothécaire assistant spécialisé</text:p>
          </table:table-cell>
          <table:table-cell office:value-type="string" calcext:value-type="string">
            <text:p>Décret N° 2011-1140 du 21 septembre 2011</text:p>
          </table:table-cell>
          <table:table-cell table:number-columns-repeated="5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MEC.</text:p>
          </table:table-cell>
          <table:table-cell office:value-type="string" calcext:value-type="string">
            <text:p>MAGASINIER EN CHEF</text:p>
          </table:table-cell>
          <table:table-cell table:style-name="ce1" office:value-type="date" office:date-value="1988-01-01" calcext:value-type="date">
            <text:p>1/1/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asinier en chef</text:p>
          </table:table-cell>
          <table:table-cell/>
          <table:table-cell office:value-type="string" calcext:value-type="string">
            <text:p>magasinier en chef</text:p>
          </table:table-cell>
          <table:table-cell table:number-columns-repeated="5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SINIER SPECIALISE</text:p>
          </table:table-cell>
          <table:table-cell table:style-name="ce1" office:value-type="date" office:date-value="1988-01-01" calcext:value-type="date">
            <text:p>1/1/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asinier spécialisé</text:p>
          </table:table-cell>
          <table:table-cell/>
          <table:table-cell office:value-type="string" calcext:value-type="string">
            <text:p>magasinier spécialisé</text:p>
          </table:table-cell>
          <table:table-cell table:number-columns-repeated="5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IMAG</text:p>
          </table:table-cell>
          <table:table-cell office:value-type="string" calcext:value-type="string">
            <text:p>INSPECTEUR DE MAGASIN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pecteur de magasinage</text:p>
          </table:table-cell>
          <table:table-cell/>
          <table:table-cell office:value-type="string" calcext:value-type="string">
            <text:p>inspecteur de magasinage</text:p>
          </table:table-cell>
          <table:table-cell table:number-columns-repeated="5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GARD.BIB.</text:p>
          </table:table-cell>
          <table:table-cell office:value-type="string" calcext:value-type="string">
            <text:p>GARDIEN DE BIBLIOTHEQ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dien de bibliothèque</text:p>
          </table:table-cell>
          <table:table-cell/>
          <table:table-cell office:value-type="string" calcext:value-type="string">
            <text:p>gardien de bibliothèque</text:p>
          </table:table-cell>
          <table:table-cell table:number-columns-repeated="5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ASS. BIB</text:p>
          </table:table-cell>
          <table:table-cell office:value-type="string" calcext:value-type="string">
            <text:p>ASSISTANT DES BIBLIOTHEQU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 des bibliothèques</text:p>
          </table:table-cell>
          <table:table-cell/>
          <table:table-cell office:value-type="string" calcext:value-type="string">
            <text:p>assistant des bibliothèques</text:p>
          </table:table-cell>
          <table:table-cell table:number-columns-repeated="5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MAGASINIER</text:p>
          </table:table-cell>
          <table:table-cell office:value-type="string" calcext:value-type="string">
            <text:p>MAGASINIER DES BIBLIOTHEQUES</text:p>
          </table:table-cell>
          <table:table-cell table:style-name="ce1" office:value-type="date" office:date-value="2007-05-04" calcext:value-type="date">
            <text:p>5/4/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asinier des bibliothèques</text:p>
          </table:table-cell>
          <table:table-cell/>
          <table:table-cell office:value-type="string" calcext:value-type="string">
            <text:p>magasinier des bibliothèques</text:p>
          </table:table-cell>
          <table:table-cell table:number-columns-repeated="5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ATARF</text:p>
          </table:table-cell>
          <table:table-cell office:value-type="string" calcext:value-type="string">
            <text:p>ATTACHE D'ADMINISTR. RECH.ET FORM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taché d'administration de recherche et de formation</text:p>
          </table:table-cell>
          <table:table-cell/>
          <table:table-cell office:value-type="string" calcext:value-type="string">
            <text:p>attaché d'administration de recherche et de formation</text:p>
          </table:table-cell>
          <table:table-cell table:number-columns-repeated="5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HARF</text:p>
          </table:table-cell>
          <table:table-cell office:value-type="string" calcext:value-type="string">
            <text:p>CHARGE D'ADMINISTR. RECH.ET FORM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rgé d'administration de recherche et de formation</text:p>
          </table:table-cell>
          <table:table-cell/>
          <table:table-cell office:value-type="string" calcext:value-type="string">
            <text:p>chargé d'administration de recherche et de formation</text:p>
          </table:table-cell>
          <table:table-cell table:number-columns-repeated="5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ECH RF</text:p>
          </table:table-cell>
          <table:table-cell office:value-type="string" calcext:value-type="string">
            <text:p>TECHNICIEN DE RECHERCHE &amp; FORMATION(NES)</text:p>
          </table:table-cell>
          <table:table-cell table:style-name="ce1" office:value-type="date" office:date-value="2011-09-01" calcext:value-type="date">
            <text:p>9/1/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ien de recherche et formation</text:p>
          </table:table-cell>
          <table:table-cell/>
          <table:table-cell office:value-type="string" calcext:value-type="string">
            <text:p>technicien de recherche et formation</text:p>
          </table:table-cell>
          <table:table-cell table:number-columns-repeated="5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AITRF</text:p>
          </table:table-cell>
          <table:table-cell office:value-type="string" calcext:value-type="string">
            <text:p>AIDE TECHNIQUE DE RECH.ET DE FORM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ide technique de recherche et de formation</text:p>
          </table:table-cell>
          <table:table-cell/>
          <table:table-cell office:value-type="string" calcext:value-type="string">
            <text:p>aide technique de recherche et de formation</text:p>
          </table:table-cell>
          <table:table-cell table:number-columns-repeated="5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IGE</text:p>
          </table:table-cell>
          <table:table-cell office:value-type="string" calcext:value-type="string">
            <text:p>INGENIEUR D'ETUDES (RECH ET FOR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énieur d'études</text:p>
          </table:table-cell>
          <table:table-cell/>
          <table:table-cell office:value-type="string" calcext:value-type="string">
            <text:p>ingénieur d'études</text:p>
          </table:table-cell>
          <table:table-cell office:value-type="string" calcext:value-type="string">
            <text:p>PPCR BIATSS 2</text:p>
          </table:table-cell>
          <table:table-cell table:number-columns-repeated="5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SSISTANT INGENIEUR (RECH ET FOR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ssistant ingénieur</text:p>
          </table:table-cell>
          <table:table-cell/>
          <table:table-cell office:value-type="string" calcext:value-type="string">
            <text:p>assistant ingénieur</text:p>
          </table:table-cell>
          <table:table-cell table:number-columns-repeated="5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IGE</text:p>
          </table:table-cell>
          <table:table-cell office:value-type="string" calcext:value-type="string">
            <text:p>INGENIEUR D'ETUDES (RECH ET FOR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génieur d'études</text:p>
          </table:table-cell>
          <table:table-cell/>
          <table:table-cell office:value-type="string" calcext:value-type="string">
            <text:p>ingénieur d'études</text:p>
          </table:table-cell>
          <table:table-cell table:number-columns-repeated="5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IGR</text:p>
          </table:table-cell>
          <table:table-cell office:value-type="string" calcext:value-type="string">
            <text:p>INGENIEUR DE RECHERCHE (RECH ET FOR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génieur de recherche</text:p>
          </table:table-cell>
          <table:table-cell/>
          <table:table-cell office:value-type="string" calcext:value-type="string">
            <text:p>ingénieur de recherche</text:p>
          </table:table-cell>
          <table:table-cell table:number-columns-repeated="5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TCHRF</text:p>
          </table:table-cell>
          <table:table-cell office:value-type="string" calcext:value-type="string">
            <text:p>TECHNICIEN DE RECH.ET FORM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chnicien de recherche et de formation</text:p>
          </table:table-cell>
          <table:table-cell/>
          <table:table-cell office:value-type="string" calcext:value-type="string">
            <text:p>technicien de recherche et de formation</text:p>
          </table:table-cell>
          <table:table-cell table:number-columns-repeated="5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ATRF</text:p>
          </table:table-cell>
          <table:table-cell office:value-type="string" calcext:value-type="string">
            <text:p>ADJOINT TECHNIQUE-RECHERCHE &amp; FORMATION</text:p>
          </table:table-cell>
          <table:table-cell table:style-name="ce1" office:value-type="date" office:date-value="2007-05-04" calcext:value-type="date">
            <text:p>5/4/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joint technique de recherche et de formation</text:p>
          </table:table-cell>
          <table:table-cell/>
          <table:table-cell office:value-type="string" calcext:value-type="string">
            <text:p>adjoint technique de recherche et de formation</text:p>
          </table:table-cell>
          <table:table-cell table:number-columns-repeated="5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ING CNRS</text:p>
          </table:table-cell>
          <table:table-cell office:value-type="string" calcext:value-type="string">
            <text:p>INGENIEUR CONTRACTUEL CN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génieur contractuel du C.N.R.S.</text:p>
          </table:table-cell>
          <table:table-cell/>
          <table:table-cell office:value-type="string" calcext:value-type="string">
            <text:p>ingénieur contractuel du C.N.R.S.</text:p>
          </table:table-cell>
          <table:table-cell office:value-type="string" calcext:value-type="string">
            <text:p>Depuis juillet 2015 fdans Daisy ingénieur contractuel des EPST</text:p>
          </table:table-cell>
          <table:table-cell table:number-columns-repeated="5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TC CNRS</text:p>
          </table:table-cell>
          <table:table-cell office:value-type="string" calcext:value-type="string">
            <text:p>TECHNIQUE CONTRACTUEL CN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ractuel technique du C.N.R.S.</text:p>
          </table:table-cell>
          <table:table-cell/>
          <table:table-cell office:value-type="string" calcext:value-type="string">
            <text:p>contractuel technique du C.N.R.S.</text:p>
          </table:table-cell>
          <table:table-cell office:value-type="string" calcext:value-type="string">
            <text:p>Depuis juillet 2015 dans Daisy contractuel technique des EPST</text:p>
          </table:table-cell>
          <table:table-cell table:number-columns-repeated="5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D CNRS</text:p>
          </table:table-cell>
          <table:table-cell office:value-type="string" calcext:value-type="string">
            <text:p>ADMINISTRATIF CONTRACTUEL CN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ministratif contractuel du C.N.R.S.</text:p>
          </table:table-cell>
          <table:table-cell/>
          <table:table-cell office:value-type="string" calcext:value-type="string">
            <text:p>administratif contractuel du C.N.R.S.</text:p>
          </table:table-cell>
          <table:table-cell office:value-type="string" calcext:value-type="string">
            <text:p>Depuis juillet 2015 dans Daisy administratif contractuel des EPST</text:p>
          </table:table-cell>
          <table:table-cell table:number-columns-repeated="5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. HC (86)</text:p>
          </table:table-cell>
          <table:table-cell office:value-type="string" calcext:value-type="string">
            <text:p>CONTRACT. D.DETERM. ENS.SUP (&gt;86) CAT A</text:p>
          </table:table-cell>
          <table:table-cell table:style-name="ce1" office:value-type="date" office:date-value="1986-01-01" calcext:value-type="date">
            <text:p>1/1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ntractuel à durée déterminée de l'enseignement supérieur après 1986 et de catégorie A</text:p>
          </table:table-cell>
          <table:table-cell/>
          <table:table-cell office:value-type="string" calcext:value-type="string">
            <text:p>contractuel à durée déterminée de l'ens. sup. après 1986 et de cat. A</text:p>
          </table:table-cell>
          <table:table-cell table:number-columns-repeated="5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. 1B (86)</text:p>
          </table:table-cell>
          <table:table-cell office:value-type="string" calcext:value-type="string">
            <text:p>CONTRACT. D.DETERM. ENS.SUP. (&gt;86) CAT B</text:p>
          </table:table-cell>
          <table:table-cell table:style-name="ce1" office:value-type="date" office:date-value="1986-01-01" calcext:value-type="date">
            <text:p>1/1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ntractuel à durée déterminée de l'enseignement supérieur après 1986 et de catégorie B</text:p>
          </table:table-cell>
          <table:table-cell/>
          <table:table-cell office:value-type="string" calcext:value-type="string">
            <text:p>contractuel à durée déterminée de l'ens. sup. après 1986 et de cat. B</text:p>
          </table:table-cell>
          <table:table-cell table:number-columns-repeated="5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.1D2 (86)</text:p>
          </table:table-cell>
          <table:table-cell office:value-type="string" calcext:value-type="string">
            <text:p>CONTRACT. D.DETERM. ENS.SUP. (&gt;86) CAT D</text:p>
          </table:table-cell>
          <table:table-cell table:style-name="ce1" office:value-type="date" office:date-value="1986-01-01" calcext:value-type="date">
            <text:p>1/1/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ntractuel à durée déterminée de l'enseignement supérieur après 1986 et de catégorie D</text:p>
          </table:table-cell>
          <table:table-cell/>
          <table:table-cell office:value-type="string" calcext:value-type="string">
            <text:p>contractuel à durée déterminée de l'ens. sup. après 1986 et de cat. D</text:p>
          </table:table-cell>
          <table:table-cell table:number-columns-repeated="5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. TEMPOR.</text:p>
          </table:table-cell>
          <table:table-cell office:value-type="string" calcext:value-type="string">
            <text:p>CONTRACTUEL TEMPORAIRE ENS. SUPERIEUR</text:p>
          </table:table-cell>
          <table:table-cell table:style-name="ce1" office:value-type="date" office:date-value="1990-04-01" calcext:value-type="date">
            <text:p>4/1/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ntractuel temporaire de l'enseignement supérieur</text:p>
          </table:table-cell>
          <table:table-cell/>
          <table:table-cell office:value-type="string" calcext:value-type="string">
            <text:p>contractuel temporaire de l'enseignement supérieur</text:p>
          </table:table-cell>
          <table:table-cell table:number-columns-repeated="5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ONTRO.CT.</text:p>
          </table:table-cell>
          <table:table-cell office:value-type="string" calcext:value-type="string">
            <text:p>CONTROLEUR CONTRACTUEL DE L'ADM. CENTR.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ontrôleur contractuel de l'administration centrale</text:p>
          </table:table-cell>
          <table:table-cell/>
          <table:table-cell office:value-type="string" calcext:value-type="string">
            <text:p>contrôleur contractuel de l'administration centrale</text:p>
          </table:table-cell>
          <table:table-cell table:number-columns-repeated="5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PRE-RECRUT</text:p>
          </table:table-cell>
          <table:table-cell office:value-type="string" calcext:value-type="string">
            <text:p>CONTRACTUEL PRE-RECRUTEMENT</text:p>
          </table:table-cell>
          <table:table-cell table:style-name="ce1" office:value-type="date" office:date-value="2017-09-01" calcext:value-type="date">
            <text:p>9/1/1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actuel pré-recrutement</text:p>
          </table:table-cell>
          <table:table-cell/>
          <table:table-cell office:value-type="string" calcext:value-type="string">
            <text:p>contractuel pré-recrutement</text:p>
          </table:table-cell>
          <table:table-cell table:number-columns-repeated="5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.ADM.</text:p>
          </table:table-cell>
          <table:table-cell office:value-type="string" calcext:value-type="string">
            <text:p>AGENT CONTRACTUEL ADMINISTRATIF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gent contractuel administratif</text:p>
          </table:table-cell>
          <table:table-cell/>
          <table:table-cell office:value-type="string" calcext:value-type="string">
            <text:p>agent contractuel administratif</text:p>
          </table:table-cell>
          <table:table-cell table:number-columns-repeated="5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.VIG.</text:p>
          </table:table-cell>
          <table:table-cell office:value-type="string" calcext:value-type="string">
            <text:p>CONTRACTUEL VIGILE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ontractuel vigile</text:p>
          </table:table-cell>
          <table:table-cell/>
          <table:table-cell office:value-type="string" calcext:value-type="string">
            <text:p>contractuel vigile</text:p>
          </table:table-cell>
          <table:table-cell table:number-columns-repeated="5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.TECH.</text:p>
          </table:table-cell>
          <table:table-cell office:value-type="string" calcext:value-type="string">
            <text:p>AGENT CONTRACTUEL TECHNIQUE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gent contractuel technique</text:p>
          </table:table-cell>
          <table:table-cell/>
          <table:table-cell office:value-type="string" calcext:value-type="string">
            <text:p>agent contractuel technique</text:p>
          </table:table-cell>
          <table:table-cell table:number-columns-repeated="5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ONT F.C.</text:p>
          </table:table-cell>
          <table:table-cell office:value-type="string" calcext:value-type="string">
            <text:p>AGENT CONTRACTUEL FORMATION CONTINU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.UGAP</text:p>
          </table:table-cell>
          <table:table-cell office:value-type="string" calcext:value-type="string">
            <text:p>CONTRACTUEL EX-UGAP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ontractuel ex-UGAP</text:p>
          </table:table-cell>
          <table:table-cell/>
          <table:table-cell office:value-type="string" calcext:value-type="string">
            <text:p>contractuel ex-UGAP</text:p>
          </table:table-cell>
          <table:table-cell table:number-columns-repeated="5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MED. INT.</text:p>
          </table:table-cell>
          <table:table-cell office:value-type="string" calcext:value-type="string">
            <text:p>MEDECIN CONTRACTUEL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édecin contractuel</text:p>
          </table:table-cell>
          <table:table-cell/>
          <table:table-cell office:value-type="string" calcext:value-type="string">
            <text:p>médecin contractuel</text:p>
          </table:table-cell>
          <table:table-cell table:number-columns-repeated="5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MED.CONTR.</text:p>
          </table:table-cell>
          <table:table-cell office:value-type="string" calcext:value-type="string">
            <text:p>MEDECIN CONTRACTUEL SANTE SCOLAIRE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édecin contractuel santé scolaire</text:p>
          </table:table-cell>
          <table:table-cell/>
          <table:table-cell office:value-type="string" calcext:value-type="string">
            <text:p>médecin contractuel santé scolaire</text:p>
          </table:table-cell>
          <table:table-cell table:number-columns-repeated="5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INFIR.AUX.</text:p>
          </table:table-cell>
          <table:table-cell office:value-type="string" calcext:value-type="string">
            <text:p>INFIRMIERE AUXILIAI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firmière auxiliaire</text:p>
          </table:table-cell>
          <table:table-cell/>
          <table:table-cell office:value-type="string" calcext:value-type="string">
            <text:p>infirmière auxiliaire</text:p>
          </table:table-cell>
          <table:table-cell table:number-columns-repeated="5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INFIR.CONT</text:p>
          </table:table-cell>
          <table:table-cell office:value-type="string" calcext:value-type="string">
            <text:p>INFIRMIERE CONTRACTUEL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firmière contractuelle</text:p>
          </table:table-cell>
          <table:table-cell/>
          <table:table-cell office:value-type="string" calcext:value-type="string">
            <text:p>infirmière contractuelle</text:p>
          </table:table-cell>
          <table:table-cell table:number-columns-repeated="5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A.SOC.CONT</text:p>
          </table:table-cell>
          <table:table-cell office:value-type="string" calcext:value-type="string">
            <text:p>ASSISTANTE SOCIALE CONTRACTUEL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sistante sociale contractuelle</text:p>
          </table:table-cell>
          <table:table-cell/>
          <table:table-cell office:value-type="string" calcext:value-type="string">
            <text:p>assistante sociale contractuelle</text:p>
          </table:table-cell>
          <table:table-cell table:number-columns-repeated="5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UX.BUREAU</text:p>
          </table:table-cell>
          <table:table-cell office:value-type="string" calcext:value-type="string">
            <text:p>AUXILIAIRE DE BUREA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uxiliaire de bureau</text:p>
          </table:table-cell>
          <table:table-cell/>
          <table:table-cell office:value-type="string" calcext:value-type="string">
            <text:p>auxiliaire de bureau</text:p>
          </table:table-cell>
          <table:table-cell table:number-columns-repeated="5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AUX.SERV.</text:p>
          </table:table-cell>
          <table:table-cell office:value-type="string" calcext:value-type="string">
            <text:p>AUXILIAIRE DE SERVI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uxiliaire de service</text:p>
          </table:table-cell>
          <table:table-cell/>
          <table:table-cell office:value-type="string" calcext:value-type="string">
            <text:p>auxiliaire de service</text:p>
          </table:table-cell>
          <table:table-cell table:number-columns-repeated="5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ONT.CM</text:p>
          </table:table-cell>
          <table:table-cell office:value-type="string" calcext:value-type="string">
            <text:p>CONTRACTUEL RECHERCHE CHARGE DE MISSION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ontractuel chargé de mission</text:p>
          </table:table-cell>
          <table:table-cell/>
          <table:table-cell office:value-type="string" calcext:value-type="string">
            <text:p>contractuel chargé de mission</text:p>
          </table:table-cell>
          <table:table-cell table:number-columns-repeated="5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AGT.CONT</text:p>
          </table:table-cell>
          <table:table-cell office:value-type="string" calcext:value-type="string">
            <text:p>AGENT CONTRACTUEL RECHERCHE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gent contractuel</text:p>
          </table:table-cell>
          <table:table-cell/>
          <table:table-cell office:value-type="string" calcext:value-type="string">
            <text:p>agent contractuel</text:p>
          </table:table-cell>
          <table:table-cell table:number-columns-repeated="5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ONT.DC.62</text:p>
          </table:table-cell>
          <table:table-cell office:value-type="string" calcext:value-type="string">
            <text:p>CONTRACTUEL DECRET 6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ontractuel décret 62</text:p>
          </table:table-cell>
          <table:table-cell/>
          <table:table-cell office:value-type="string" calcext:value-type="string">
            <text:p>contractuel décret 62</text:p>
          </table:table-cell>
          <table:table-cell table:number-columns-repeated="5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ONTRACT.</text:p>
          </table:table-cell>
          <table:table-cell office:value-type="string" calcext:value-type="string">
            <text:p>CONTRACTUEL A DUREE DETERMINE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tractuel dix mois</text:p>
          </table:table-cell>
          <table:table-cell/>
          <table:table-cell office:value-type="string" calcext:value-type="string">
            <text:p>contractuel dix mois</text:p>
          </table:table-cell>
          <table:table-cell table:number-columns-repeated="5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ONTR.IND.</text:p>
          </table:table-cell>
          <table:table-cell office:value-type="string" calcext:value-type="string">
            <text:p>CONTRACTUEL INDIVIDUEL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ontractuel individuel</text:p>
          </table:table-cell>
          <table:table-cell/>
          <table:table-cell office:value-type="string" calcext:value-type="string">
            <text:p>contractuel individuel</text:p>
          </table:table-cell>
          <table:table-cell table:number-columns-repeated="5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ONT.CABI.</text:p>
          </table:table-cell>
          <table:table-cell office:value-type="string" calcext:value-type="string">
            <text:p>CONTRACTUEL CABINET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ontractuel cabinet</text:p>
          </table:table-cell>
          <table:table-cell/>
          <table:table-cell office:value-type="string" calcext:value-type="string">
            <text:p>contractuel cabinet</text:p>
          </table:table-cell>
          <table:table-cell table:number-columns-repeated="5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TR. HAND.</text:p>
          </table:table-cell>
          <table:table-cell office:value-type="string" calcext:value-type="string">
            <text:p>TRAVAILLEUR HANDICAPE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ravailleur handicapé sous contrat</text:p>
          </table:table-cell>
          <table:table-cell/>
          <table:table-cell office:value-type="string" calcext:value-type="string">
            <text:p>Travailleur handicapé sous contrat</text:p>
          </table:table-cell>
          <table:table-cell table:number-columns-repeated="5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AG.CONT.BI</text:p>
          </table:table-cell>
          <table:table-cell office:value-type="string" calcext:value-type="string">
            <text:p>AGENT CONTRACTUEL DE BIBLIOTHEQU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nt contractuel de bibliothèques</text:p>
          </table:table-cell>
          <table:table-cell/>
          <table:table-cell office:value-type="string" calcext:value-type="string">
            <text:p>agent contractuel de bibliothèques</text:p>
          </table:table-cell>
          <table:table-cell table:number-columns-repeated="5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AG.BI.CONT</text:p>
          </table:table-cell>
          <table:table-cell office:value-type="string" calcext:value-type="string">
            <text:p>AGENT SUR CONTRAT DES BIBLIOTHEQU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nt sur contrat des bibliothèques</text:p>
          </table:table-cell>
          <table:table-cell/>
          <table:table-cell office:value-type="string" calcext:value-type="string">
            <text:p>agent sur contrat des bibliothèques</text:p>
          </table:table-cell>
          <table:table-cell table:number-columns-repeated="5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ARCH.CONT.</text:p>
          </table:table-cell>
          <table:table-cell office:value-type="string" calcext:value-type="string">
            <text:p>ARCHITECTE CONTRACTUEL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rchitecte contractuel</text:p>
          </table:table-cell>
          <table:table-cell/>
          <table:table-cell office:value-type="string" calcext:value-type="string">
            <text:p>architecte contractuel</text:p>
          </table:table-cell>
          <table:table-cell table:number-columns-repeated="5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INFOR. H.N</text:p>
          </table:table-cell>
          <table:table-cell office:value-type="string" calcext:value-type="string">
            <text:p>INFORMATICIEN DE HAUT NIVEAU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informaticien de haut niveau</text:p>
          </table:table-cell>
          <table:table-cell/>
          <table:table-cell office:value-type="string" calcext:value-type="string">
            <text:p>informaticien de haut niveau</text:p>
          </table:table-cell>
          <table:table-cell table:number-columns-repeated="5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PACTE</text:p>
          </table:table-cell>
          <table:table-cell office:value-type="string" calcext:value-type="string">
            <text:p>PARCOURS D'ACCES A L' EMPLOI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ours d'accès à l'emploi</text:p>
          </table:table-cell>
          <table:table-cell/>
          <table:table-cell office:value-type="string" calcext:value-type="string">
            <text:p>parcours d'accès à l'emploi</text:p>
          </table:table-cell>
          <table:table-cell table:number-columns-repeated="5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ONTR BOE</text:p>
          </table:table-cell>
          <table:table-cell office:value-type="string" calcext:value-type="string">
            <text:p>CONTRACTUEL BOE - DECRET DE 1995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ractuel bénéficiaire de l'obligation d'emploi</text:p>
          </table:table-cell>
          <table:table-cell/>
          <table:table-cell office:value-type="string" calcext:value-type="string">
            <text:p>Contractuel bénéficiaire de l'obligation d'emploi</text:p>
          </table:table-cell>
          <table:table-cell table:number-columns-repeated="5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AD ENT.</text:p>
          </table:table-cell>
          <table:table-cell office:value-type="string" calcext:value-type="string">
            <text:p>MAD ENTRANT AUTRE ADMINISTRATION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 entrant autre administration</text:p>
          </table:table-cell>
          <table:table-cell/>
          <table:table-cell office:value-type="string" calcext:value-type="string">
            <text:p>MAD entrant autre administration</text:p>
          </table:table-cell>
          <table:table-cell table:number-columns-repeated="5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APPRENTI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enti</text:p>
          </table:table-cell>
          <table:table-cell/>
          <table:table-cell office:value-type="string" calcext:value-type="string">
            <text:p>apprenti</text:p>
          </table:table-cell>
          <table:table-cell table:number-columns-repeated="5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string" calcext:value-type="string">
            <text:p>VACATAIRE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cataire</text:p>
          </table:table-cell>
          <table:table-cell/>
          <table:table-cell office:value-type="string" calcext:value-type="string">
            <text:p>vacataire</text:p>
          </table:table-cell>
          <table:table-cell table:number-columns-repeated="5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INDEMNITAI</text:p>
          </table:table-cell>
          <table:table-cell office:value-type="string" calcext:value-type="string">
            <text:p>INDEMNITAIR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demnitaire</text:p>
          </table:table-cell>
          <table:table-cell/>
          <table:table-cell office:value-type="string" calcext:value-type="string">
            <text:p>indemnitaire</text:p>
          </table:table-cell>
          <table:table-cell table:number-columns-repeated="5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OMMIS S.E</text:p>
          </table:table-cell>
          <table:table-cell office:value-type="string" calcext:value-type="string">
            <text:p>COMMIS DES SERVICES EXTERIEU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mis des services extérieurs</text:p>
          </table:table-cell>
          <table:table-cell/>
          <table:table-cell office:value-type="string" calcext:value-type="string">
            <text:p>commis des services extérieurs</text:p>
          </table:table-cell>
          <table:table-cell table:number-columns-repeated="5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AG.ADM S.E</text:p>
          </table:table-cell>
          <table:table-cell office:value-type="string" calcext:value-type="string">
            <text:p>AGENT ADMINISTRATIF DES SERV. EXT.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administratif des services extérieurs</text:p>
          </table:table-cell>
          <table:table-cell/>
          <table:table-cell office:value-type="string" calcext:value-type="string">
            <text:p>agent administratif des services extérieurs</text:p>
          </table:table-cell>
          <table:table-cell table:number-columns-repeated="5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AD.AM. S.E</text:p>
          </table:table-cell>
          <table:table-cell office:value-type="string" calcext:value-type="string">
            <text:p>ADJOINT ADMINISTRATIF DES SERV. EXT.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joint administratif des services extérieurs</text:p>
          </table:table-cell>
          <table:table-cell/>
          <table:table-cell office:value-type="string" calcext:value-type="string">
            <text:p>adjoint administratif des services extérieurs</text:p>
          </table:table-cell>
          <table:table-cell table:number-columns-repeated="5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AASD</text:p>
          </table:table-cell>
          <table:table-cell office:value-type="string" calcext:value-type="string">
            <text:p>ADJOINT AMINISTRATIF DES SER. DEC.</text:p>
          </table:table-cell>
          <table:table-cell table:style-name="ce1" office:value-type="date" office:date-value="2007-01-01" calcext:value-type="date">
            <text:p>1/1/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joint administratif des services déconcentrés</text:p>
          </table:table-cell>
          <table:table-cell/>
          <table:table-cell office:value-type="string" calcext:value-type="string">
            <text:p>adjoint administratif des services déconcentrés</text:p>
          </table:table-cell>
          <table:table-cell table:number-columns-repeated="5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ENO SE</text:p>
          </table:table-cell>
          <table:table-cell office:value-type="string" calcext:value-type="string">
            <text:p>STENODACTYLOGRAPHE DES SERV. EX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énodactylographe des services extérieurs</text:p>
          </table:table-cell>
          <table:table-cell/>
          <table:table-cell office:value-type="string" calcext:value-type="string">
            <text:p>sténodactylographe des services extérieurs</text:p>
          </table:table-cell>
          <table:table-cell table:number-columns-repeated="5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DJ.SANTE</text:p>
          </table:table-cell>
          <table:table-cell office:value-type="string" calcext:value-type="string">
            <text:p>ADJOINTE DU SERV. DE SANTE SCOL. ET UNI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jointe du service de santé scolaire et universitaire</text:p>
          </table:table-cell>
          <table:table-cell/>
          <table:table-cell office:value-type="string" calcext:value-type="string">
            <text:p>adjointe du service de santé scolaire et universitaire</text:p>
          </table:table-cell>
          <table:table-cell table:number-columns-repeated="5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A.B SE</text:p>
          </table:table-cell>
          <table:table-cell office:value-type="string" calcext:value-type="string">
            <text:p>AGENT DE BUREAU DES SERV. EX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de bureau des services extérieurs</text:p>
          </table:table-cell>
          <table:table-cell/>
          <table:table-cell office:value-type="string" calcext:value-type="string">
            <text:p>agent de bureau des services extérieurs</text:p>
          </table:table-cell>
          <table:table-cell table:number-columns-repeated="5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A.T.B. SE</text:p>
          </table:table-cell>
          <table:table-cell office:value-type="string" calcext:value-type="string">
            <text:p>AGENT TECHNIQUE DE BUREAU DES SERV. EX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technique de bureau des services extérieurs</text:p>
          </table:table-cell>
          <table:table-cell/>
          <table:table-cell office:value-type="string" calcext:value-type="string">
            <text:p>agent technique de bureau des services extérieurs</text:p>
          </table:table-cell>
          <table:table-cell table:number-columns-repeated="5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ATRF</text:p>
          </table:table-cell>
          <table:table-cell office:value-type="string" calcext:value-type="string">
            <text:p>ADJ TECHNIQUE DE RECHERCHE ET FORMATION</text:p>
          </table:table-cell>
          <table:table-cell table:style-name="ce1" office:value-type="date" office:date-value="2017-01-01" calcext:value-type="date">
            <text:p>1/1/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oint technique de recherche et de formation</text:p>
          </table:table-cell>
          <table:table-cell/>
          <table:table-cell office:value-type="string" calcext:value-type="string">
            <text:p>adjoint technique de recherche et de formation</text:p>
          </table:table-cell>
          <table:table-cell office:value-type="string" calcext:value-type="string">
            <text:p>décret n°2016-1084 du 03 août 2016 cat C-Type (PPCR)</text:p>
          </table:table-cell>
          <table:table-cell table:number-columns-repeated="5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SINIER DES BIBLIOTHEQUES</text:p>
          </table:table-cell>
          <table:table-cell table:style-name="ce1" office:value-type="date" office:date-value="2017-01-01" calcext:value-type="date">
            <text:p>1/1/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asinier des bibliothèques</text:p>
          </table:table-cell>
          <table:table-cell/>
          <table:table-cell office:value-type="string" calcext:value-type="string">
            <text:p>magasinier des bibliothèques</text:p>
          </table:table-cell>
          <table:table-cell office:value-type="string" calcext:value-type="string">
            <text:p>décret n°2016-1084 du 03 août 2016 cat C-Type (PPCR)</text:p>
          </table:table-cell>
          <table:table-cell table:number-columns-repeated="5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ATEC</text:p>
          </table:table-cell>
          <table:table-cell office:value-type="string" calcext:value-type="string">
            <text:p>ADJOINT TECHNIQUE DES ETAB.ENS.</text:p>
          </table:table-cell>
          <table:table-cell table:style-name="ce1" office:value-type="date" office:date-value="2017-01-01" calcext:value-type="date">
            <text:p>1/1/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joint technique des établissements d'enseignement</text:p>
          </table:table-cell>
          <table:table-cell/>
          <table:table-cell office:value-type="string" calcext:value-type="string">
            <text:p>adjoint technique des établissements d'enseignement</text:p>
          </table:table-cell>
          <table:table-cell office:value-type="string" calcext:value-type="string">
            <text:p>décret n°2016-1084 du 03 août 2016 cat C-Type (PPCR)</text:p>
          </table:table-cell>
          <table:table-cell table:number-columns-repeated="5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DI SS COR</text:p>
          </table:table-cell>
          <table:table-cell office:value-type="string" calcext:value-type="string">
            <text:p>CDI SS CORPS TITULAIRE ART.4 ALIN.1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tuel en l'absence de corps de fonctionnaire en CDI</text:p>
          </table:table-cell>
          <table:table-cell/>
          <table:table-cell office:value-type="string" calcext:value-type="string">
            <text:p>Contractuel en l'absence de corps de fonctionnaire en CDI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DD SS COR</text:p>
          </table:table-cell>
          <table:table-cell office:value-type="string" calcext:value-type="string">
            <text:p>CDD SS CORPS TITULAIRE ART.4 ALIN.1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tuel en l'absence de corps de fonctionnaire en CDD</text:p>
          </table:table-cell>
          <table:table-cell/>
          <table:table-cell office:value-type="string" calcext:value-type="string">
            <text:p>Contractuel en l'absence de corps de fonctionnaire en CDD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DI B.PART</text:p>
          </table:table-cell>
          <table:table-cell office:value-type="string" calcext:value-type="string">
            <text:p>CDI BESOINS PARTICULIERS ART.4 ALIN.2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tuel recruté lorsque la nature des fonctions ou les besoins des services le justifient en CDI</text:p>
          </table:table-cell>
          <table:table-cell/>
          <table:table-cell office:value-type="string" calcext:value-type="string">
            <text:p>Contractuel avec nature fonct. ou besoins services justifiant un CDI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DD B.PART</text:p>
          </table:table-cell>
          <table:table-cell office:value-type="string" calcext:value-type="string">
            <text:p>CDD BESOINS PARTICULIERS ART.4 ALIN.2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tuel recruté lorsque la nature des fonctions ou les besoins des services le justifient en CDD</text:p>
          </table:table-cell>
          <table:table-cell/>
          <table:table-cell office:value-type="string" calcext:value-type="string">
            <text:p>Contractuel avec nature fonct. ou besoins services justifiant un CDD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DI SS FS</text:p>
          </table:table-cell>
          <table:table-cell office:value-type="string" calcext:value-type="string">
            <text:p>CDI SANS FORM. STATUTAIRE ART.4 ALIN.3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tuel recruté lorsque l'emploi ne nécessite pas une formation statutaire donnant lieu à la titularisation dans un corps de fonctionnaire (CDI)</text:p>
          </table:table-cell>
          <table:table-cell/>
          <table:table-cell office:value-type="string" calcext:value-type="string">
            <text:p>CDI emploi sans form.statutaire amenant titul. ds corps fonctionnaire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DD SS FS</text:p>
          </table:table-cell>
          <table:table-cell office:value-type="string" calcext:value-type="string">
            <text:p>CDD SANS FORM. STATUTAIRE ART.4 ALIN.3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tuel recruté lorsque l'emploi ne nécessite pas une formation statutaire donnant lieu à la titularisation dans un corps de fonctionnaire (CDD)</text:p>
          </table:table-cell>
          <table:table-cell/>
          <table:table-cell office:value-type="string" calcext:value-type="string">
            <text:p>CDD emploi sans form.statutaire amenant titul. ds corps fonctionnaire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O.P S.E</text:p>
          </table:table-cell>
          <table:table-cell office:value-type="string" calcext:value-type="string">
            <text:p>OUVRIER PROFESSIONNEL DES SERV. EX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vrier professionnel des services extérieurs</text:p>
          </table:table-cell>
          <table:table-cell/>
          <table:table-cell office:value-type="string" calcext:value-type="string">
            <text:p>ouvrier professionnel des services extérieurs</text:p>
          </table:table-cell>
          <table:table-cell table:number-columns-repeated="5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ONTREMAIT</text:p>
          </table:table-cell>
          <table:table-cell office:value-type="string" calcext:value-type="string">
            <text:p>CONTREMAITRE DES SERV. EXT.</text:p>
          </table:table-cell>
          <table:table-cell table:style-name="ce1" office:value-type="date" office:date-value="1989-01-01" calcext:value-type="date">
            <text:p>1/1/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tremaître des services extérieurs</text:p>
          </table:table-cell>
          <table:table-cell/>
          <table:table-cell office:value-type="string" calcext:value-type="string">
            <text:p>contremaître des services extérieurs</text:p>
          </table:table-cell>
          <table:table-cell table:number-columns-repeated="5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O.P</text:p>
          </table:table-cell>
          <table:table-cell office:value-type="string" calcext:value-type="string">
            <text:p>OUVRIER PROFESSIONNEL DES ETABS D'ENS.</text:p>
          </table:table-cell>
          <table:table-cell table:style-name="ce1" office:value-type="date" office:date-value="1990-01-01" calcext:value-type="date">
            <text:p>1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vrier professionnel des établissements d'enseignement</text:p>
          </table:table-cell>
          <table:table-cell/>
          <table:table-cell office:value-type="string" calcext:value-type="string">
            <text:p>ouvrier professionnel des établissements d'enseignement</text:p>
          </table:table-cell>
          <table:table-cell table:number-columns-repeated="5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M.O</text:p>
          </table:table-cell>
          <table:table-cell office:value-type="string" calcext:value-type="string">
            <text:p>MAITRE OUVRIER DES ETABS D'ENSEIGNEMENT</text:p>
          </table:table-cell>
          <table:table-cell table:style-name="ce1" office:value-type="date" office:date-value="1990-01-01" calcext:value-type="date">
            <text:p>1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ître ouvrier des établissements d'enseignement</text:p>
          </table:table-cell>
          <table:table-cell/>
          <table:table-cell office:value-type="string" calcext:value-type="string">
            <text:p>maître ouvrier des établissements d'enseignement</text:p>
          </table:table-cell>
          <table:table-cell table:number-columns-repeated="5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TECH.</text:p>
          </table:table-cell>
          <table:table-cell office:value-type="string" calcext:value-type="string">
            <text:p>TECHNICIEN DE L'EDUCATION NATIONALE</text:p>
          </table:table-cell>
          <table:table-cell table:style-name="ce1" office:value-type="date" office:date-value="1990-01-01" calcext:value-type="date">
            <text:p>1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chnicien de l'éducation nationale</text:p>
          </table:table-cell>
          <table:table-cell/>
          <table:table-cell office:value-type="string" calcext:value-type="string">
            <text:p>technicien de l'éducation nationale</text:p>
          </table:table-cell>
          <table:table-cell table:number-columns-repeated="5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ATEC</text:p>
          </table:table-cell>
          <table:table-cell office:value-type="string" calcext:value-type="string">
            <text:p>ADJOINT TECHNIQUE DES ETAB.ENS.</text:p>
          </table:table-cell>
          <table:table-cell table:style-name="ce1" office:value-type="date" office:date-value="2007-05-04" calcext:value-type="date">
            <text:p>5/4/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joint technique des établissements d'enseignement</text:p>
          </table:table-cell>
          <table:table-cell/>
          <table:table-cell office:value-type="string" calcext:value-type="string">
            <text:p>adjoint technique des établissements d'enseignement</text:p>
          </table:table-cell>
          <table:table-cell table:number-columns-repeated="5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A.S. S.EXT</text:p>
          </table:table-cell>
          <table:table-cell office:value-type="string" calcext:value-type="string">
            <text:p>AGENT DE SERVICE DES SERV. EX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de service des services extérieurs</text:p>
          </table:table-cell>
          <table:table-cell/>
          <table:table-cell office:value-type="string" calcext:value-type="string">
            <text:p>agent de service des services extérieurs</text:p>
          </table:table-cell>
          <table:table-cell table:number-columns-repeated="5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A.S.T. S.E</text:p>
          </table:table-cell>
          <table:table-cell office:value-type="string" calcext:value-type="string">
            <text:p>AGENT DES SERV.TECHNIQUES DES SERV.EXT.</text:p>
          </table:table-cell>
          <table:table-cell table:style-name="ce1" office:value-type="date" office:date-value="1990-08-01" calcext:value-type="date">
            <text:p>8/1/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ent des services techniques des services extérieurs</text:p>
          </table:table-cell>
          <table:table-cell/>
          <table:table-cell office:value-type="string" calcext:value-type="string">
            <text:p>agent des services techniques des services extérieurs</text:p>
          </table:table-cell>
          <table:table-cell table:number-columns-repeated="5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DD SUPPL</text:p>
          </table:table-cell>
          <table:table-cell office:value-type="string" calcext:value-type="string">
            <text:p>CDD SUPPL ART.6 QUATER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tuel recruté en remplacement momentané d'un fonctionnaire</text:p>
          </table:table-cell>
          <table:table-cell/>
          <table:table-cell office:value-type="string" calcext:value-type="string">
            <text:p>Contractuel recruté en remplacement momentané d'un fonctionnaire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DD REMPL</text:p>
          </table:table-cell>
          <table:table-cell office:value-type="string" calcext:value-type="string">
            <text:p>CDD REMPL ART.6 QUINQUIES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tuel recruté pour pourvoir temporairement un emploi vacant</text:p>
          </table:table-cell>
          <table:table-cell/>
          <table:table-cell office:value-type="string" calcext:value-type="string">
            <text:p>Contractuel recruté pour pourvoir temporairement un emploi vacant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DD OCC</text:p>
          </table:table-cell>
          <table:table-cell office:value-type="string" calcext:value-type="string">
            <text:p>CDD BESOIN OCCASIONNEL ART.6 SEXIES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t non titualire : besoin occasionnel</text:p>
          </table:table-cell>
          <table:table-cell/>
          <table:table-cell office:value-type="string" calcext:value-type="string">
            <text:p>Agent non titualire : besoin occasionnel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DD SAIS</text:p>
          </table:table-cell>
          <table:table-cell office:value-type="string" calcext:value-type="string">
            <text:p>CDD BESOIN SAISONNIER ART.6 SEXIES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t non titualire : besoin saisonnier</text:p>
          </table:table-cell>
          <table:table-cell/>
          <table:table-cell office:value-type="string" calcext:value-type="string">
            <text:p>Agent non titualire : besoin saisonnier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DI TP INC</text:p>
          </table:table-cell>
          <table:table-cell office:value-type="string" calcext:value-type="string">
            <text:p>CDI TEMPS INCOMPLET ART.6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actuel à temps incomplet en CDI</text:p>
          </table:table-cell>
          <table:table-cell/>
          <table:table-cell office:value-type="string" calcext:value-type="string">
            <text:p>Contractuel à temps incomplet en CDI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DD TP INC</text:p>
          </table:table-cell>
          <table:table-cell office:value-type="string" calcext:value-type="string">
            <text:p>CDD TEMPS INCOMPLET ART.6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actuel à temps incomplet en CDD</text:p>
          </table:table-cell>
          <table:table-cell/>
          <table:table-cell office:value-type="string" calcext:value-type="string">
            <text:p>Contractuel à temps incomplet en CDD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OND.AUTO</text:p>
          </table:table-cell>
          <table:table-cell office:value-type="string" calcext:value-type="string">
            <text:p>CONDUCTEUR AUTO DES ADM. DE L'ET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ducteur d'automobiles des administrations de l'Etat</text:p>
          </table:table-cell>
          <table:table-cell/>
          <table:table-cell office:value-type="string" calcext:value-type="string">
            <text:p>conducteur d'automobiles des administrations de l'Etat</text:p>
          </table:table-cell>
          <table:table-cell table:number-columns-repeated="5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DD PROJ</text:p>
          </table:table-cell>
          <table:table-cell office:value-type="string" calcext:value-type="string">
            <text:p>CONTRACTUEL CDD CONTRAT PROJET ART.7BIS</text:p>
          </table:table-cell>
          <table:table-cell table:style-name="ce1" office:value-type="date" office:date-value="1899-12-31" calcext:value-type="date">
            <text:p>12/31/9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t de projet</text:p>
          </table:table-cell>
          <table:table-cell/>
          <table:table-cell office:value-type="string" calcext:value-type="string">
            <text:p>contrat de projet</text:p>
          </table:table-cell>
          <table:table-cell office:value-type="string" calcext:value-type="string">
            <text:p>Loi 84-16</text:p>
          </table:table-cell>
          <table:table-cell table:number-columns-repeated="5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HEF GARAG</text:p>
          </table:table-cell>
          <table:table-cell office:value-type="string" calcext:value-type="string">
            <text:p>CHEF DE GARAGE DES ADM. DE L'ET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f de garage des administrations de l'Etat</text:p>
          </table:table-cell>
          <table:table-cell/>
          <table:table-cell office:value-type="string" calcext:value-type="string">
            <text:p>chef de garage des administrations de l'Etat</text:p>
          </table:table-cell>
          <table:table-cell table:number-columns-repeated="5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TELEPH.</text:p>
          </table:table-cell>
          <table:table-cell office:value-type="string" calcext:value-type="string">
            <text:p>TELEPHONISTE DES ADM. DE L'ET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éléphoniste des administrations de l'Etat</text:p>
          </table:table-cell>
          <table:table-cell/>
          <table:table-cell office:value-type="string" calcext:value-type="string">
            <text:p>téléphoniste des administrations de l'Etat</text:p>
          </table:table-cell>
          <table:table-cell table:number-columns-repeated="5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E DOC CUL</text:p>
          </table:table-cell>
          <table:table-cell office:value-type="string" calcext:value-type="string">
            <text:p>CHARGE D'ETUDES DOCUMENTAIRES (CULTURE)</text:p>
          </table:table-cell>
          <table:table-cell table:style-name="ce1" office:value-type="date" office:date-value="2017-01-01" calcext:value-type="date">
            <text:p>1/1/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argé d'études documentaires (culture)</text:p>
          </table:table-cell>
          <table:table-cell/>
          <table:table-cell office:value-type="string" calcext:value-type="string">
            <text:p>chargé d'études documentaires (culture)</text:p>
          </table:table-cell>
          <table:table-cell table:number-columns-repeated="5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ASSAE A</text:p>
          </table:table-cell>
          <table:table-cell office:value-type="string" calcext:value-type="string">
            <text:p>ASSISTANT SERVICE SOCIAL AE CAT A</text:p>
          </table:table-cell>
          <table:table-cell table:style-name="ce1" office:value-type="date" office:date-value="2019-02-01" calcext:value-type="date">
            <text:p>2/1/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ssistant service social AE de CAT A</text:p>
          </table:table-cell>
          <table:table-cell table:number-columns-repeated="2"/>
          <table:table-cell office:value-type="string" calcext:value-type="string">
            <text:p>PPCR LOT3 01/02/2019</text:p>
          </table:table-cell>
          <table:table-cell table:number-columns-repeated="5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TSS AE</text:p>
          </table:table-cell>
          <table:table-cell office:value-type="string" calcext:value-type="string">
            <text:p>CONSEILLER TECHNIQUE SERVICE SOCIAL AE</text:p>
          </table:table-cell>
          <table:table-cell table:style-name="ce1" office:value-type="date" office:date-value="2019-02-01" calcext:value-type="date">
            <text:p>2/1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iller technique de service social AE</text:p>
          </table:table-cell>
          <table:table-cell/>
          <table:table-cell office:value-type="string" calcext:value-type="string">
            <text:p>conseiller technique de service social AE</text:p>
          </table:table-cell>
          <table:table-cell office:value-type="string" calcext:value-type="string">
            <text:p>PPCR LOT 3 01/02/2019</text:p>
          </table:table-cell>
          <table:table-cell table:number-columns-repeated="5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SAE</text:p>
          </table:table-cell>
          <table:table-cell office:value-type="string" calcext:value-type="string">
            <text:p>CONSEILLER POUR L'ACTION SOCI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pour l'action sociale</text:p>
          </table:table-cell>
          <table:table-cell/>
          <table:table-cell office:value-type="string" calcext:value-type="string">
            <text:p>conseiller pour l'action sociale</text:p>
          </table:table-cell>
          <table:table-cell table:number-columns-repeated="5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EC.DOC-NS</text:p>
          </table:table-cell>
          <table:table-cell office:value-type="string" calcext:value-type="string">
            <text:p>SECRETAIRE DE DOCUMENTATION NOUV.STAT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étaire de documentation</text:p>
          </table:table-cell>
          <table:table-cell/>
          <table:table-cell office:value-type="string" calcext:value-type="string">
            <text:p>secrétaire de documentation</text:p>
          </table:table-cell>
          <table:table-cell table:number-columns-repeated="5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INF ENES</text:p>
          </table:table-cell>
          <table:table-cell office:value-type="string" calcext:value-type="string">
            <text:p>INFIRMIERS ENES CATEGORIE A</text:p>
          </table:table-cell>
          <table:table-cell table:style-name="ce1" office:value-type="date" office:date-value="2012-06-01" calcext:value-type="date">
            <text:p>6/1/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firmiers de l'éducation nationale et de l'enseignement supérieur catégorie A</text:p>
          </table:table-cell>
          <table:table-cell/>
          <table:table-cell office:value-type="string" calcext:value-type="string">
            <text:p>Infirmiers de l'éducation nationale et de l'enseignement supérieur</text:p>
          </table:table-cell>
          <table:table-cell table:number-columns-repeated="5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ASSAE</text:p>
          </table:table-cell>
          <table:table-cell office:value-type="string" calcext:value-type="string">
            <text:p>ASSISTANT SERVICE SOCIAL ADMIN DE L'ETAT</text:p>
          </table:table-cell>
          <table:table-cell table:style-name="ce1" office:value-type="date" office:date-value="2012-10-01" calcext:value-type="date">
            <text:p>10/1/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ant service social des administrations de l'état</text:p>
          </table:table-cell>
          <table:table-cell/>
          <table:table-cell office:value-type="string" calcext:value-type="string">
            <text:p>assistant service social des administrations de l'état</text:p>
          </table:table-cell>
          <table:table-cell table:number-columns-repeated="5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TSSAE</text:p>
          </table:table-cell>
          <table:table-cell office:value-type="string" calcext:value-type="string">
            <text:p>CONS TECH DE SERV SOC AE</text:p>
          </table:table-cell>
          <table:table-cell table:style-name="ce1" office:value-type="date" office:date-value="2012-10-01" calcext:value-type="date">
            <text:p>10/1/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iller technique de service social des administrations de l'état</text:p>
          </table:table-cell>
          <table:table-cell/>
          <table:table-cell office:value-type="string" calcext:value-type="string">
            <text:p>Conseiller technique de service social des administrations de l'état</text:p>
          </table:table-cell>
          <table:table-cell office:value-type="string" calcext:value-type="string">
            <text:p>Decret N¿2012-1099 de seprembre 2012</text:p>
          </table:table-cell>
          <table:table-cell table:number-columns-repeated="5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INFIRM.-NS</text:p>
          </table:table-cell>
          <table:table-cell office:value-type="string" calcext:value-type="string">
            <text:p>INFIRMIERE OU INFIRMIER (NOUVEAU STATUT)</text:p>
          </table:table-cell>
          <table:table-cell table:style-name="ce1" office:value-type="date" office:date-value="1994-08-01" calcext:value-type="date">
            <text:p>8/1/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firmière ou infirmier</text:p>
          </table:table-cell>
          <table:table-cell/>
          <table:table-cell office:value-type="string" calcext:value-type="string">
            <text:p>infirmière ou infirmier</text:p>
          </table:table-cell>
          <table:table-cell table:number-columns-repeated="5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ASS.SOCIAL</text:p>
          </table:table-cell>
          <table:table-cell office:value-type="string" calcext:value-type="string">
            <text:p>ASSISTANT DE SERVICE SO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sistant de service social</text:p>
          </table:table-cell>
          <table:table-cell/>
          <table:table-cell office:value-type="string" calcext:value-type="string">
            <text:p>assistant de service social</text:p>
          </table:table-cell>
          <table:table-cell table:number-columns-repeated="5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EC.DOC-AS</text:p>
          </table:table-cell>
          <table:table-cell office:value-type="string" calcext:value-type="string">
            <text:p>SECRETAIRE DE DOCUMENTATION (ANC.STAT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crétaire de documentation (ancien statut)</text:p>
          </table:table-cell>
          <table:table-cell/>
          <table:table-cell office:value-type="string" calcext:value-type="string">
            <text:p>secrétaire de documentation (ancien statut)</text:p>
          </table:table-cell>
          <table:table-cell table:number-columns-repeated="5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OCUM.</text:p>
          </table:table-cell>
          <table:table-cell office:value-type="string" calcext:value-type="string">
            <text:p>DOCUMENTALIS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aliste</text:p>
          </table:table-cell>
          <table:table-cell/>
          <table:table-cell office:value-type="string" calcext:value-type="string">
            <text:p>documentaliste</text:p>
          </table:table-cell>
          <table:table-cell table:number-columns-repeated="5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H.ET.DOC</text:p>
          </table:table-cell>
          <table:table-cell office:value-type="string" calcext:value-type="string">
            <text:p>CHEF D'ETUDES DOCUMENTAIR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f d'études documentaires</text:p>
          </table:table-cell>
          <table:table-cell/>
          <table:table-cell office:value-type="string" calcext:value-type="string">
            <text:p>chef d'études documentaires</text:p>
          </table:table-cell>
          <table:table-cell table:number-columns-repeated="5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H.ET.DOC</text:p>
          </table:table-cell>
          <table:table-cell office:value-type="string" calcext:value-type="string">
            <text:p>CHARGE D ETUDES DOCUMENTAIR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rgé d'études documentaires</text:p>
          </table:table-cell>
          <table:table-cell/>
          <table:table-cell office:value-type="string" calcext:value-type="string">
            <text:p>chargé d'études documentaires</text:p>
          </table:table-cell>
          <table:table-cell table:number-columns-repeated="5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.TC.S.SOC</text:p>
          </table:table-cell>
          <table:table-cell office:value-type="string" calcext:value-type="string">
            <text:p>CONSEILLER TECHNIQUE DE SERVICE SOCIAL</text:p>
          </table:table-cell>
          <table:table-cell table:style-name="ce1" office:value-type="date" office:date-value="1991-08-01" calcext:value-type="date">
            <text:p>8/1/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seiller technique de service social</text:p>
          </table:table-cell>
          <table:table-cell/>
          <table:table-cell office:value-type="string" calcext:value-type="string">
            <text:p>conseiller technique de service social</text:p>
          </table:table-cell>
          <table:table-cell table:number-columns-repeated="5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ED.EN.</text:p>
          </table:table-cell>
          <table:table-cell office:value-type="string" calcext:value-type="string">
            <text:p>MEDECIN DE L'EDUCATION NATIONALE</text:p>
          </table:table-cell>
          <table:table-cell table:style-name="ce1" office:value-type="date" office:date-value="1991-11-27" calcext:value-type="date">
            <text:p>11/27/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decin de l'éducation nationale</text:p>
          </table:table-cell>
          <table:table-cell/>
          <table:table-cell office:value-type="string" calcext:value-type="string">
            <text:p>médecin de l'éducation nationale</text:p>
          </table:table-cell>
          <table:table-cell table:number-columns-repeated="5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MED.CONS.T</text:p>
          </table:table-cell>
          <table:table-cell office:value-type="string" calcext:value-type="string">
            <text:p>MEDECIN DE L'E.N.- CONSEILLER TECHNIQUE</text:p>
          </table:table-cell>
          <table:table-cell table:style-name="ce1" office:value-type="date" office:date-value="1991-11-27" calcext:value-type="date">
            <text:p>11/27/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decin de l'éducation nationale - conseiller technique</text:p>
          </table:table-cell>
          <table:table-cell/>
          <table:table-cell office:value-type="string" calcext:value-type="string">
            <text:p>médecin de l'éducation nationale - conseiller technique</text:p>
          </table:table-cell>
          <table:table-cell table:number-columns-repeated="5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ANS CORRE</text:p>
          </table:table-cell>
          <table:table-cell office:value-type="string" calcext:value-type="string">
            <text:p>SANS CORRESPONDANCE CORPS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gent comptable centre régional des oeuvres universitaires &amp; scolaire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**</text:p>
          </table:table-cell>
          <table:table-cell office:value-type="string" calcext:value-type="string">
            <text:p>CONV. *</text:p>
          </table:table-cell>
          <table:table-cell office:value-type="string" calcext:value-type="string">
            <text:p>CONVENTION ETOILE, DECLINAISON TOUT CODE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06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n_corps_" table:base-cell-address="$Feuil1.$A$1" table:cell-range-address="$Feuil1.$A$1:.$L$513"/>
          <table:named-range table:name="_xlnm._FilterDatabase" table:base-cell-address="$Feuil1.$A$1" table:cell-range-address="$Feuil1.$A$1:.$W$513"/>
        </table:named-expressions>
      </table:table>
      <table:named-expressions/>
      <table:database-ranges>
        <table:database-range table:name="__Anonymous_Sheet_DB__0" table:target-range-address="Feuil1.A1:Feuil1.W5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24:56.616842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ion centrale</meta:initial-creator>
    <dc:creator>Administration centrale</dc:creator>
    <meta:creation-date>2021-05-04T14:22:17</meta:creation-date>
    <dc:date>2021-05-04T14:30:06</dc:date>
    <meta:generator>LibreOffice/7.1.1.2$Linux_X86_64 LibreOffice_project/10$Build-2</meta:generator>
    <meta:document-statistic meta:table-count="1" meta:cell-count="4288" meta:object-count="0"/>
    <meta:user-defined meta:name="AppVersion">16.0300</meta:user-defined>
    <meta:user-defined meta:name="Company">Ministere de l'Education Nationale</meta:user-defined>
  </office:meta>
</office:document-meta>
</file>